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3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5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3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3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1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47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Default" style:data-style-name="N48">
      <style:table-cell-properties style:vertical-align="middle"/>
    </style:style>
    <style:style style:name="ce59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Default" style:data-style-name="N48">
      <style:text-properties style:font-name="細明體" style:font-name-asian="細明體" style:font-name-complex="細明體"/>
    </style:style>
    <style:style style:name="ce6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9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6895__22577__34920_" style:data-style-name="N61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4" style:family="table-cell" style:parent-style-name="_19968__33324___36895__22577__34920_" style:data-style-name="N6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_21315__20998__20301__91_0_93_" style:data-style-name="N6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9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19968__33324___36895__22577__34920_" style:data-style-name="N6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7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61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Default" style:data-style-name="N48">
      <style:text-properties fo:font-weight="bold" style:font-weight-asian="bold" style:font-weight-complex="bold"/>
    </style:style>
    <style:style style:name="ce100" style:family="table-cell" style:parent-style-name="_19968__33324___36895__22577__34920_" style:data-style-name="N61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5" style:family="table-cell" style:parent-style-name="_19968__33324___36895__22577__34920_" style:data-style-name="N67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8" style:family="table-cell" style:parent-style-name="_30334__20998__27604_" style:data-style-name="N68"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4" style:family="table-cell" style:parent-style-name="_19968__33324__Book3" style:data-style-name="N69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19968__33324__Book3" style:data-style-name="N69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92.10_22806__31821__33287__22823__38520__37197__20598__35657__20214__21029__21450__22283__31821__21029_" style:data-style-name="N7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Book3" style:data-style-name="N6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Book3" style:data-style-name="N69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0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9" style:family="table-cell" style:parent-style-name="_19968__33324__Book3" style:data-style-name="N69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Book3" style:data-style-name="N69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0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5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6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9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1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2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4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15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6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1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9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0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1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3.8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4.4pt" style:use-optimal-row-height="false" fo:break-before="auto"/>
    </style:style>
    <style:style style:name="ro10" style:family="table-row">
      <style:table-row-properties style:row-height="17.5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8.5pt" style:use-optimal-row-height="false" fo:break-before="auto"/>
    </style:style>
    <style:style style:name="ro14" style:family="table-row">
      <style:table-row-properties style:row-height="27pt" style:use-optimal-row-height="fals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95pt" style:use-optimal-row-height="false" fo:break-before="auto"/>
    </style:style>
    <style:style style:name="ro27" style:family="table-row">
      <style:table-row-properties style:row-height="24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18.6pt" style:use-optimal-row-height="false" fo:break-before="auto"/>
    </style:style>
    <style:style style:name="ro32" style:family="table-row">
      <style:table-row-properties style:row-height="16.95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8.25pt" style:use-optimal-row-height="false" fo:break-before="auto"/>
    </style:style>
    <style:style style:name="ro35" style:family="table-row">
      <style:table-row-properties style:row-height="22.2pt" style:use-optimal-row-height="false" fo:break-before="auto"/>
    </style:style>
    <style:style style:name="ro36" style:family="table-row">
      <style:table-row-properties style:row-height="25.2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17.4pt" style:use-optimal-row-height="false" fo:break-before="auto"/>
    </style:style>
    <style:style style:name="ro42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88">
            <text:p>民 國 105 年 12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9">
            <text:p>年月別</text:p>
          </table:table-cell>
          <table:covered-table-cell/>
          <table:table-cell table:style-name="ce77"/>
          <table:table-cell office:value-type="string" table:style-name="ce76">
            <text:p>人</text:p>
          </table:table-cell>
          <table:table-cell office:value-type="string" table:style-name="ce76">
            <text:p>口</text:p>
          </table:table-cell>
          <table:table-cell office:value-type="string" table:style-name="ce76">
            <text:p>數</text:p>
          </table:table-cell>
          <table:table-cell office:value-type="string" table:style-name="ce75">
            <text:p>出 <text:s text:c="5"/>　 <text:s/>　生</text:p>
          </table:table-cell>
          <table:table-cell table:number-columns-repeated="3" table:style-name="ce74"/>
          <table:table-cell office:value-type="string" table:style-name="ce75">
            <text:p>死　 <text:s text:c="6"/>　亡</text:p>
          </table:table-cell>
          <table:table-cell table:number-columns-repeated="3" table:style-name="ce74"/>
          <table:table-cell office:value-type="string" table:number-columns-spanned="2" table:number-rows-spanned="1" table:style-name="ce252">
            <text:p>自 然 增 加</text:p>
          </table:table-cell>
          <table:covered-table-cell/>
          <table:table-cell office:value-type="string" table:number-columns-spanned="2" table:number-rows-spanned="1" table:style-name="ce25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2">
            <text:p>離 <text:s text:c="3"/>　婚</text:p>
          </table:table-cell>
          <table:covered-table-cell/>
          <table:table-cell office:value-type="string" table:number-columns-spanned="1" table:number-rows-spanned="4" table:style-name="ce248">
            <text:p>遷入</text:p>
            <text:p>人數</text:p>
          </table:table-cell>
          <table:table-cell office:value-type="string" table:number-columns-spanned="1" table:number-rows-spanned="4" table:style-name="ce248">
            <text:p>遷出</text:p>
            <text:p>人數</text:p>
          </table:table-cell>
          <table:table-cell office:value-type="string" table:number-columns-spanned="1" table:number-rows-spanned="4" table:style-name="ce251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7">
            <text:p>戶　數</text:p>
          </table:table-cell>
          <table:table-cell table:number-columns-repeated="3" table:style-name="ce70"/>
          <table:table-cell office:value-type="string" table:number-columns-spanned="1" table:number-rows-spanned="3" table:style-name="ce247">
            <text:p>計</text:p>
          </table:table-cell>
          <table:table-cell office:value-type="string" table:number-columns-spanned="1" table:number-rows-spanned="3" table:style-name="ce247">
            <text:p>男</text:p>
          </table:table-cell>
          <table:table-cell office:value-type="string" table:number-columns-spanned="1" table:number-rows-spanned="3" table:style-name="ce247">
            <text:p>女</text:p>
          </table:table-cell>
          <table:table-cell office:value-type="string" table:style-name="ce73">
            <text:p>折合年</text:p>
          </table:table-cell>
          <table:table-cell office:value-type="string" table:number-columns-spanned="1" table:number-rows-spanned="3" table:style-name="ce247">
            <text:p>計</text:p>
          </table:table-cell>
          <table:table-cell office:value-type="string" table:number-columns-spanned="1" table:number-rows-spanned="3" table:style-name="ce247">
            <text:p>男</text:p>
          </table:table-cell>
          <table:table-cell office:value-type="string" table:number-columns-spanned="1" table:number-rows-spanned="3" table:style-name="ce247">
            <text:p>女</text:p>
          </table:table-cell>
          <table:table-cell office:value-type="string" table:style-name="ce71">
            <text:p>折合年</text:p>
          </table:table-cell>
          <table:table-cell office:value-type="string" table:style-name="ce70">
            <text:p><text:s/></text:p>
          </table:table-cell>
          <table:table-cell office:value-type="string" table:style-name="ce69">
            <text:p>折合年自</text:p>
          </table:table-cell>
          <table:table-cell office:value-type="string" table:style-name="ce72">
            <text:p><text:s/></text:p>
          </table:table-cell>
          <table:table-cell office:value-type="string" table:style-name="ce71">
            <text:p>折合年</text:p>
          </table:table-cell>
          <table:table-cell table:style-name="ce70"/>
          <table:table-cell office:value-type="string" table:style-name="ce70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68">
            <text:p>計</text:p>
          </table:table-cell>
          <table:table-cell office:value-type="string" table:style-name="ce68">
            <text:p>男</text:p>
          </table:table-cell>
          <table:table-cell office:value-type="string" table:style-name="ce68">
            <text:p>女</text:p>
          </table:table-cell>
          <table:covered-table-cell/>
          <table:covered-table-cell/>
          <table:covered-table-cell/>
          <table:table-cell office:value-type="string" table:style-name="ce67">
            <text:p>粗出生率</text:p>
          </table:table-cell>
          <table:covered-table-cell/>
          <table:covered-table-cell/>
          <table:covered-table-cell/>
          <table:table-cell office:value-type="string" table:style-name="ce67">
            <text:p>粗死亡率</text:p>
          </table:table-cell>
          <table:table-cell office:value-type="string" table:style-name="ce68">
            <text:p>人數</text:p>
          </table:table-cell>
          <table:table-cell office:value-type="string" table:style-name="ce69">
            <text:p>然增加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結婚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6"/>
          <table:table-cell table:style-name="ce65"/>
          <table:table-cell table:number-columns-repeated="2" table:style-name="ce64"/>
          <table:covered-table-cell/>
          <table:covered-table-cell/>
          <table:covered-table-cell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2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50">
            <text:p>40 年</text:p>
          </table:table-cell>
          <table:covered-table-cell/>
          <table:table-cell office:value-type="float" office:value="1440787" table:style-name="ce52">
            <text:p>1,440,787</text:p>
          </table:table-cell>
          <table:table-cell office:value-type="float" office:value="7869247" table:style-name="ce49">
            <text:p>7,869,247</text:p>
          </table:table-cell>
          <table:table-cell office:value-type="float" office:value="4016708" table:style-name="ce49">
            <text:p>4,016,708</text:p>
          </table:table-cell>
          <table:table-cell office:value-type="float" office:value="3852539" table:style-name="ce49">
            <text:p>3,852,539</text:p>
          </table:table-cell>
          <table:table-cell office:value-type="float" office:value="385383" table:style-name="ce49">
            <text:p>385,383</text:p>
          </table:table-cell>
          <table:table-cell office:value-type="float" office:value="197297" table:style-name="ce49">
            <text:p>197,297</text:p>
          </table:table-cell>
          <table:table-cell office:value-type="float" office:value="188086" table:style-name="ce49">
            <text:p>188,086</text:p>
          </table:table-cell>
          <table:table-cell office:value-type="float" office:value="49.97" table:style-name="ce53">
            <text:p>49.97</text:p>
          </table:table-cell>
          <table:table-cell office:value-type="float" office:value="89259" table:style-name="ce49">
            <text:p>89,259</text:p>
          </table:table-cell>
          <table:table-cell office:value-type="float" office:value="46225" table:style-name="ce49">
            <text:p>46,225</text:p>
          </table:table-cell>
          <table:table-cell office:value-type="float" office:value="43034" table:style-name="ce49">
            <text:p>43,034</text:p>
          </table:table-cell>
          <table:table-cell office:value-type="float" office:value="11.57" table:style-name="ce53">
            <text:p>11.57</text:p>
          </table:table-cell>
          <table:table-cell office:value-type="float" office:value="296124" table:style-name="ce56">
            <text:p>296,124</text:p>
          </table:table-cell>
          <table:table-cell office:value-type="float" office:value="38.4" table:style-name="ce53">
            <text:p>38.40</text:p>
          </table:table-cell>
          <table:table-cell office:value-type="float" office:value="73676" table:style-name="ce49">
            <text:p>73,676</text:p>
          </table:table-cell>
          <table:table-cell office:value-type="float" office:value="9.5500000000000007" table:style-name="ce53">
            <text:p>9.55</text:p>
          </table:table-cell>
          <table:table-cell office:value-type="float" office:value="3858" table:style-name="ce49">
            <text:p>3,858</text:p>
          </table:table-cell>
          <table:table-cell office:value-type="float" office:value="0.5" table:style-name="ce53">
            <text:p>0.50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170729" table:style-name="ce60">
            <text:p>170,729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43">
            <text:p>50 年</text:p>
          </table:table-cell>
          <table:covered-table-cell/>
          <table:table-cell office:value-type="float" office:value="2002493" table:style-name="ce52">
            <text:p>2,002,493</text:p>
          </table:table-cell>
          <table:table-cell office:value-type="float" office:value="11149139" table:style-name="ce49">
            <text:p>11,149,139</text:p>
          </table:table-cell>
          <table:table-cell office:value-type="float" office:value="5715463" table:style-name="ce49">
            <text:p>5,715,463</text:p>
          </table:table-cell>
          <table:table-cell office:value-type="float" office:value="5433676" table:style-name="ce49">
            <text:p>5,433,676</text:p>
          </table:table-cell>
          <table:table-cell office:value-type="float" office:value="420254" table:style-name="ce49">
            <text:p>420,254</text:p>
          </table:table-cell>
          <table:table-cell office:value-type="float" office:value="216728" table:style-name="ce49">
            <text:p>216,728</text:p>
          </table:table-cell>
          <table:table-cell office:value-type="float" office:value="203526" table:style-name="ce49">
            <text:p>203,526</text:p>
          </table:table-cell>
          <table:table-cell office:value-type="float" office:value="38.31" table:style-name="ce53">
            <text:p>38.31</text:p>
          </table:table-cell>
          <table:table-cell office:value-type="float" office:value="73823" table:style-name="ce49">
            <text:p>73,823</text:p>
          </table:table-cell>
          <table:table-cell office:value-type="float" office:value="40570" table:style-name="ce49">
            <text:p>40,570</text:p>
          </table:table-cell>
          <table:table-cell office:value-type="float" office:value="33253" table:style-name="ce49">
            <text:p>33,253</text:p>
          </table:table-cell>
          <table:table-cell office:value-type="float" office:value="6.73" table:style-name="ce53">
            <text:p>6.73</text:p>
          </table:table-cell>
          <table:table-cell office:value-type="float" office:value="346431" table:style-name="ce56">
            <text:p>346,431</text:p>
          </table:table-cell>
          <table:table-cell office:value-type="float" office:value="31.58" table:style-name="ce53">
            <text:p>31.58</text:p>
          </table:table-cell>
          <table:table-cell office:value-type="float" office:value="83797" table:style-name="ce49">
            <text:p>83,797</text:p>
          </table:table-cell>
          <table:table-cell office:value-type="float" office:value="7.51" table:style-name="ce53">
            <text:p>7.51</text:p>
          </table:table-cell>
          <table:table-cell office:value-type="float" office:value="4487" table:style-name="ce49">
            <text:p>4,487</text:p>
          </table:table-cell>
          <table:table-cell office:value-type="float" office:value="0.4" table:style-name="ce53">
            <text:p>0.40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18098" table:style-name="ce59">
            <text:p>218,098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43">
            <text:p>60 年</text:p>
          </table:table-cell>
          <table:covered-table-cell/>
          <table:table-cell office:value-type="float" office:value="2702792" table:style-name="ce52">
            <text:p>2,702,792</text:p>
          </table:table-cell>
          <table:table-cell office:value-type="float" office:value="14994823" table:style-name="ce49">
            <text:p>14,994,823</text:p>
          </table:table-cell>
          <table:table-cell office:value-type="float" office:value="7895140" table:style-name="ce49">
            <text:p>7,895,140</text:p>
          </table:table-cell>
          <table:table-cell office:value-type="float" office:value="7099683" table:style-name="ce49">
            <text:p>7,099,683</text:p>
          </table:table-cell>
          <table:table-cell office:value-type="float" office:value="380424" table:style-name="ce49">
            <text:p>380,424</text:p>
          </table:table-cell>
          <table:table-cell office:value-type="float" office:value="195938" table:style-name="ce49">
            <text:p>195,938</text:p>
          </table:table-cell>
          <table:table-cell office:value-type="float" office:value="184486" table:style-name="ce49">
            <text:p>184,486</text:p>
          </table:table-cell>
          <table:table-cell office:value-type="float" office:value="25.64" table:style-name="ce53">
            <text:p>25.64</text:p>
          </table:table-cell>
          <table:table-cell office:value-type="float" office:value="70954" table:style-name="ce49">
            <text:p>70,954</text:p>
          </table:table-cell>
          <table:table-cell office:value-type="float" office:value="41596" table:style-name="ce49">
            <text:p>41,596</text:p>
          </table:table-cell>
          <table:table-cell office:value-type="float" office:value="29358" table:style-name="ce49">
            <text:p>29,358</text:p>
          </table:table-cell>
          <table:table-cell office:value-type="float" office:value="4.78" table:style-name="ce53">
            <text:p>4.78</text:p>
          </table:table-cell>
          <table:table-cell office:value-type="float" office:value="309470" table:style-name="ce56">
            <text:p>309,470</text:p>
          </table:table-cell>
          <table:table-cell office:value-type="float" office:value="20.86" table:style-name="ce53">
            <text:p>20.86</text:p>
          </table:table-cell>
          <table:table-cell office:value-type="float" office:value="106812" table:style-name="ce49">
            <text:p>106,812</text:p>
          </table:table-cell>
          <table:table-cell office:value-type="float" office:value="7.2" table:style-name="ce53">
            <text:p>7.20</text:p>
          </table:table-cell>
          <table:table-cell office:value-type="float" office:value="5310" table:style-name="ce49">
            <text:p>5,310</text:p>
          </table:table-cell>
          <table:table-cell office:value-type="float" office:value="0.36" table:style-name="ce53">
            <text:p>0.36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70905" table:style-name="ce48">
            <text:p>270,905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43">
            <text:p>70 年</text:p>
          </table:table-cell>
          <table:covered-table-cell/>
          <table:table-cell office:value-type="float" office:value="3906015" table:style-name="ce52">
            <text:p>3,906,015</text:p>
          </table:table-cell>
          <table:table-cell office:value-type="float" office:value="18193955" table:style-name="ce49">
            <text:p>18,193,955</text:p>
          </table:table-cell>
          <table:table-cell office:value-type="float" office:value="9479508" table:style-name="ce49">
            <text:p>9,479,508</text:p>
          </table:table-cell>
          <table:table-cell office:value-type="float" office:value="8714447" table:style-name="ce49">
            <text:p>8,714,447</text:p>
          </table:table-cell>
          <table:table-cell office:value-type="float" office:value="412779" table:style-name="ce49">
            <text:p>412,779</text:p>
          </table:table-cell>
          <table:table-cell office:value-type="float" office:value="213273" table:style-name="ce49">
            <text:p>213,273</text:p>
          </table:table-cell>
          <table:table-cell office:value-type="float" office:value="199506" table:style-name="ce49">
            <text:p>199,506</text:p>
          </table:table-cell>
          <table:table-cell office:value-type="float" office:value="22.97" table:style-name="ce53">
            <text:p>22.97</text:p>
          </table:table-cell>
          <table:table-cell office:value-type="float" office:value="86848" table:style-name="ce49">
            <text:p>86,848</text:p>
          </table:table-cell>
          <table:table-cell office:value-type="float" office:value="52627" table:style-name="ce49">
            <text:p>52,627</text:p>
          </table:table-cell>
          <table:table-cell office:value-type="float" office:value="34221" table:style-name="ce49">
            <text:p>34,221</text:p>
          </table:table-cell>
          <table:table-cell office:value-type="float" office:value="4.83" table:style-name="ce53">
            <text:p>4.83</text:p>
          </table:table-cell>
          <table:table-cell office:value-type="float" office:value="325931" table:style-name="ce56">
            <text:p>325,931</text:p>
          </table:table-cell>
          <table:table-cell office:value-type="float" office:value="18.14" table:style-name="ce53">
            <text:p>18.14</text:p>
          </table:table-cell>
          <table:table-cell office:value-type="float" office:value="167496" table:style-name="ce49">
            <text:p>167,496</text:p>
          </table:table-cell>
          <table:table-cell office:value-type="float" office:value="9.2899999999999991" table:style-name="ce53">
            <text:p>9.29</text:p>
          </table:table-cell>
          <table:table-cell office:value-type="float" office:value="14875" table:style-name="ce49">
            <text:p>14,875</text:p>
          </table:table-cell>
          <table:table-cell office:value-type="float" office:value="0.83" table:style-name="ce53">
            <text:p>0.83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310116" table:style-name="ce48">
            <text:p>310,116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3">
            <text:p>80 年</text:p>
          </table:table-cell>
          <table:covered-table-cell/>
          <table:table-cell office:value-type="float" office:value="5227185" table:style-name="ce52">
            <text:p>5,227,185</text:p>
          </table:table-cell>
          <table:table-cell office:value-type="float" office:value="20605831" table:style-name="ce49">
            <text:p>20,605,831</text:p>
          </table:table-cell>
          <table:table-cell office:value-type="float" office:value="10640276" table:style-name="ce49">
            <text:p>10,640,276</text:p>
          </table:table-cell>
          <table:table-cell office:value-type="float" office:value="9965555" table:style-name="ce49">
            <text:p>9,965,555</text:p>
          </table:table-cell>
          <table:table-cell office:value-type="float" office:value="321932" table:style-name="ce49">
            <text:p>321,932</text:p>
          </table:table-cell>
          <table:table-cell office:value-type="float" office:value="168865" table:style-name="ce49">
            <text:p>168,865</text:p>
          </table:table-cell>
          <table:table-cell office:value-type="float" office:value="153067" table:style-name="ce49">
            <text:p>153,067</text:p>
          </table:table-cell>
          <table:table-cell office:value-type="float" office:value="15.7" table:style-name="ce53">
            <text:p>15.70</text:p>
          </table:table-cell>
          <table:table-cell office:value-type="float" office:value="106284" table:style-name="ce49">
            <text:p>106,284</text:p>
          </table:table-cell>
          <table:table-cell office:value-type="float" office:value="65386" table:style-name="ce49">
            <text:p>65,386</text:p>
          </table:table-cell>
          <table:table-cell office:value-type="float" office:value="40898" table:style-name="ce49">
            <text:p>40,898</text:p>
          </table:table-cell>
          <table:table-cell office:value-type="float" office:value="5.18" table:style-name="ce53">
            <text:p>5.18</text:p>
          </table:table-cell>
          <table:table-cell office:value-type="float" office:value="215648" table:style-name="ce56">
            <text:p>215,648</text:p>
          </table:table-cell>
          <table:table-cell office:value-type="float" office:value="10.52" table:style-name="ce53">
            <text:p>10.52</text:p>
          </table:table-cell>
          <table:table-cell office:value-type="float" office:value="162972" table:style-name="ce49">
            <text:p>162,972</text:p>
          </table:table-cell>
          <table:table-cell office:value-type="float" office:value="7.95" table:style-name="ce53">
            <text:p>7.95</text:p>
          </table:table-cell>
          <table:table-cell office:value-type="float" office:value="28298" table:style-name="ce49">
            <text:p>28,298</text:p>
          </table:table-cell>
          <table:table-cell office:value-type="float" office:value="1.38" table:style-name="ce53">
            <text:p>1.38</text:p>
          </table:table-cell>
          <table:table-cell office:value-type="float" office:value="1477764" table:style-name="ce49">
            <text:p>1,477,764</text:p>
          </table:table-cell>
          <table:table-cell office:value-type="float" office:value="1489892" table:style-name="ce49">
            <text:p>1,489,892</text:p>
          </table:table-cell>
          <table:table-cell office:value-type="float" office:value="345523" table:style-name="ce48">
            <text:p>345,523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3">
            <text:p>90 年</text:p>
          </table:table-cell>
          <table:covered-table-cell/>
          <table:table-cell office:value-type="float" office:value="6802281" table:style-name="ce49">
            <text:p>6,802,281</text:p>
          </table:table-cell>
          <table:table-cell office:value-type="float" office:value="22405568" table:style-name="ce49">
            <text:p>22,405,568</text:p>
          </table:table-cell>
          <table:table-cell office:value-type="float" office:value="11441651" table:style-name="ce49">
            <text:p>11,441,651</text:p>
          </table:table-cell>
          <table:table-cell office:value-type="float" office:value="10963917" table:style-name="ce49">
            <text:p>10,963,917</text:p>
          </table:table-cell>
          <table:table-cell office:value-type="float" office:value="260354" table:style-name="ce49">
            <text:p>260,354</text:p>
          </table:table-cell>
          <table:table-cell office:value-type="float" office:value="135596" table:style-name="ce49">
            <text:p>135,596</text:p>
          </table:table-cell>
          <table:table-cell office:value-type="float" office:value="124758" table:style-name="ce49">
            <text:p>124,758</text:p>
          </table:table-cell>
          <table:table-cell office:value-type="float" office:value="11.65" table:style-name="ce53">
            <text:p>11.65</text:p>
          </table:table-cell>
          <table:table-cell office:value-type="float" office:value="127647" table:style-name="ce49">
            <text:p>127,647</text:p>
          </table:table-cell>
          <table:table-cell office:value-type="float" office:value="79319" table:style-name="ce49">
            <text:p>79,319</text:p>
          </table:table-cell>
          <table:table-cell office:value-type="float" office:value="48328" table:style-name="ce49">
            <text:p>48,328</text:p>
          </table:table-cell>
          <table:table-cell office:value-type="float" office:value="5.71" table:style-name="ce53">
            <text:p>5.71</text:p>
          </table:table-cell>
          <table:table-cell office:value-type="float" office:value="132707" table:style-name="ce54">
            <text:p>132,707</text:p>
          </table:table-cell>
          <table:table-cell office:value-type="float" office:value="5.94" table:style-name="ce53">
            <text:p>5.94</text:p>
          </table:table-cell>
          <table:table-cell office:value-type="float" office:value="170515" table:style-name="ce49">
            <text:p>170,515</text:p>
          </table:table-cell>
          <table:table-cell office:value-type="float" office:value="7.63" table:style-name="ce53">
            <text:p>7.63</text:p>
          </table:table-cell>
          <table:table-cell office:value-type="float" office:value="56538" table:style-name="ce49">
            <text:p>56,538</text:p>
          </table:table-cell>
          <table:table-cell office:value-type="float" office:value="2.5299999999999998" table:style-name="ce53">
            <text:p>2.53</text:p>
          </table:table-cell>
          <table:table-cell office:value-type="float" office:value="1373363" table:style-name="ce49">
            <text:p>1,373,363</text:p>
          </table:table-cell>
          <table:table-cell office:value-type="float" office:value="1377174" table:style-name="ce49">
            <text:p>1,377,174</text:p>
          </table:table-cell>
          <table:table-cell office:value-type="float" office:value="420892" table:style-name="ce48">
            <text:p>420,892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3">
            <text:p>95 年</text:p>
          </table:table-cell>
          <table:covered-table-cell/>
          <table:table-cell office:value-type="float" office:value="7394758" table:style-name="ce49">
            <text:p>7,394,758</text:p>
          </table:table-cell>
          <table:table-cell office:value-type="float" office:value="22876527" table:style-name="ce49">
            <text:p>22,876,527</text:p>
          </table:table-cell>
          <table:table-cell office:value-type="float" office:value="11591707" table:style-name="ce49">
            <text:p>11,591,707</text:p>
          </table:table-cell>
          <table:table-cell office:value-type="float" office:value="11284820" table:style-name="ce49">
            <text:p>11,284,820</text:p>
          </table:table-cell>
          <table:table-cell office:value-type="float" office:value="204459" table:style-name="ce49">
            <text:p>204,459</text:p>
          </table:table-cell>
          <table:table-cell office:value-type="float" office:value="106936" table:style-name="ce49">
            <text:p>106,936</text:p>
          </table:table-cell>
          <table:table-cell office:value-type="float" office:value="97523" table:style-name="ce49">
            <text:p>97,523</text:p>
          </table:table-cell>
          <table:table-cell office:value-type="float" office:value="8.9600000000000009" table:style-name="ce53">
            <text:p>8.96</text:p>
          </table:table-cell>
          <table:table-cell office:value-type="float" office:value="135839" table:style-name="ce49">
            <text:p>135,839</text:p>
          </table:table-cell>
          <table:table-cell office:value-type="float" office:value="84800" table:style-name="ce49">
            <text:p>84,800</text:p>
          </table:table-cell>
          <table:table-cell office:value-type="float" office:value="51039" table:style-name="ce49">
            <text:p>51,039</text:p>
          </table:table-cell>
          <table:table-cell office:value-type="float" office:value="5.95" table:style-name="ce53">
            <text:p>5.95</text:p>
          </table:table-cell>
          <table:table-cell office:value-type="float" office:value="68620" table:style-name="ce54">
            <text:p>68,620</text:p>
          </table:table-cell>
          <table:table-cell office:value-type="float" office:value="3.01" table:style-name="ce53">
            <text:p>3.01</text:p>
          </table:table-cell>
          <table:table-cell office:value-type="float" office:value="142669" table:style-name="ce49">
            <text:p>142,669</text:p>
          </table:table-cell>
          <table:table-cell office:value-type="float" office:value="6.25" table:style-name="ce53">
            <text:p>6.25</text:p>
          </table:table-cell>
          <table:table-cell office:value-type="float" office:value="64540" table:style-name="ce49">
            <text:p>64,540</text:p>
          </table:table-cell>
          <table:table-cell office:value-type="float" office:value="2.83" table:style-name="ce53">
            <text:p>2.83</text:p>
          </table:table-cell>
          <table:table-cell office:value-type="float" office:value="1414340" table:style-name="ce49">
            <text:p>1,414,340</text:p>
          </table:table-cell>
          <table:table-cell office:value-type="float" office:value="1376816" table:style-name="ce49">
            <text:p>1,376,816</text:p>
          </table:table-cell>
          <table:table-cell office:value-type="float" office:value="474919" table:style-name="ce48">
            <text:p>474,919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3">
            <text:p>96 年</text:p>
          </table:table-cell>
          <table:covered-table-cell/>
          <table:table-cell office:value-type="float" office:value="7512449" table:style-name="ce52">
            <text:p>7,512,449</text:p>
          </table:table-cell>
          <table:table-cell office:value-type="float" office:value="22958360" table:style-name="ce49">
            <text:p>22,958,360</text:p>
          </table:table-cell>
          <table:table-cell office:value-type="float" office:value="11608767" table:style-name="ce49">
            <text:p>11,608,767</text:p>
          </table:table-cell>
          <table:table-cell office:value-type="float" office:value="11349593" table:style-name="ce49">
            <text:p>11,349,593</text:p>
          </table:table-cell>
          <table:table-cell office:value-type="float" office:value="204414" table:style-name="ce49">
            <text:p>204,414</text:p>
          </table:table-cell>
          <table:table-cell office:value-type="float" office:value="106898" table:style-name="ce49">
            <text:p>106,898</text:p>
          </table:table-cell>
          <table:table-cell office:value-type="float" office:value="97516" table:style-name="ce49">
            <text:p>97,516</text:p>
          </table:table-cell>
          <table:table-cell office:value-type="float" office:value="8.92" table:style-name="ce55">
            <text:p>8.92</text:p>
          </table:table-cell>
          <table:table-cell office:value-type="float" office:value="141111" table:style-name="ce49">
            <text:p>141,111</text:p>
          </table:table-cell>
          <table:table-cell office:value-type="float" office:value="87029" table:style-name="ce49">
            <text:p>87,029</text:p>
          </table:table-cell>
          <table:table-cell office:value-type="float" office:value="54082" table:style-name="ce49">
            <text:p>54,082</text:p>
          </table:table-cell>
          <table:table-cell office:value-type="float" office:value="6.16" table:style-name="ce53">
            <text:p>6.16</text:p>
          </table:table-cell>
          <table:table-cell office:value-type="float" office:value="63303" table:style-name="ce54">
            <text:p>63,303</text:p>
          </table:table-cell>
          <table:table-cell office:value-type="float" office:value="2.76" table:style-name="ce53">
            <text:p>2.76</text:p>
          </table:table-cell>
          <table:table-cell office:value-type="float" office:value="135041" table:style-name="ce49">
            <text:p>135,041</text:p>
          </table:table-cell>
          <table:table-cell office:value-type="float" office:value="5.89" table:style-name="ce53">
            <text:p>5.89</text:p>
          </table:table-cell>
          <table:table-cell office:value-type="float" office:value="58518" table:style-name="ce49">
            <text:p>58,518</text:p>
          </table:table-cell>
          <table:table-cell office:value-type="float" office:value="2.5499999999999998" table:style-name="ce53">
            <text:p>2.55</text:p>
          </table:table-cell>
          <table:table-cell office:value-type="float" office:value="1173040" table:style-name="ce49">
            <text:p>1,173,040</text:p>
          </table:table-cell>
          <table:table-cell office:value-type="float" office:value="1154510" table:style-name="ce49">
            <text:p>1,154,510</text:p>
          </table:table-cell>
          <table:table-cell office:value-type="float" office:value="484174" table:style-name="ce48">
            <text:p>484,174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3">
            <text:p>97 年</text:p>
          </table:table-cell>
          <table:covered-table-cell/>
          <table:table-cell office:value-type="float" office:value="7655772" table:style-name="ce52">
            <text:p>7,655,772</text:p>
          </table:table-cell>
          <table:table-cell office:value-type="float" office:value="23037031" table:style-name="ce49">
            <text:p>23,037,031</text:p>
          </table:table-cell>
          <table:table-cell office:value-type="float" office:value="11626351" table:style-name="ce49">
            <text:p>11,626,351</text:p>
          </table:table-cell>
          <table:table-cell office:value-type="float" office:value="11410680" table:style-name="ce49">
            <text:p>11,410,680</text:p>
          </table:table-cell>
          <table:table-cell office:value-type="float" office:value="198733" table:style-name="ce49">
            <text:p>198,733</text:p>
          </table:table-cell>
          <table:table-cell office:value-type="float" office:value="103937" table:style-name="ce49">
            <text:p>103,937</text:p>
          </table:table-cell>
          <table:table-cell office:value-type="float" office:value="94796" table:style-name="ce49">
            <text:p>94,796</text:p>
          </table:table-cell>
          <table:table-cell office:value-type="float" office:value="8.64" table:style-name="ce53">
            <text:p>8.64</text:p>
          </table:table-cell>
          <table:table-cell office:value-type="float" office:value="143624" table:style-name="ce49">
            <text:p>143,624</text:p>
          </table:table-cell>
          <table:table-cell office:value-type="float" office:value="88541" table:style-name="ce49">
            <text:p>88,541</text:p>
          </table:table-cell>
          <table:table-cell office:value-type="float" office:value="55083" table:style-name="ce49">
            <text:p>55,083</text:p>
          </table:table-cell>
          <table:table-cell office:value-type="float" office:value="6.25" table:style-name="ce53">
            <text:p>6.25</text:p>
          </table:table-cell>
          <table:table-cell office:value-type="float" office:value="55109" table:style-name="ce54">
            <text:p>55,109</text:p>
          </table:table-cell>
          <table:table-cell office:value-type="float" office:value="2.4" table:style-name="ce53">
            <text:p>2.40</text:p>
          </table:table-cell>
          <table:table-cell office:value-type="float" office:value="154866" table:style-name="ce49">
            <text:p>154,866</text:p>
          </table:table-cell>
          <table:table-cell office:value-type="float" office:value="6.73" table:style-name="ce53">
            <text:p>6.73</text:p>
          </table:table-cell>
          <table:table-cell office:value-type="float" office:value="55995" table:style-name="ce49">
            <text:p>55,995</text:p>
          </table:table-cell>
          <table:table-cell office:value-type="float" office:value="2.4300000000000002" table:style-name="ce53">
            <text:p>2.43</text:p>
          </table:table-cell>
          <table:table-cell office:value-type="float" office:value="1196407" table:style-name="ce49">
            <text:p>1,196,407</text:p>
          </table:table-cell>
          <table:table-cell office:value-type="float" office:value="1172845" table:style-name="ce49">
            <text:p>1,172,845</text:p>
          </table:table-cell>
          <table:table-cell office:value-type="float" office:value="494107" table:style-name="ce48">
            <text:p>494,107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3">
            <text:p>98 年</text:p>
          </table:table-cell>
          <table:covered-table-cell/>
          <table:table-cell office:value-type="float" office:value="7805834" table:style-name="ce52">
            <text:p>7,805,834</text:p>
          </table:table-cell>
          <table:table-cell office:value-type="float" office:value="23119772" table:style-name="ce49">
            <text:p>23,119,772</text:p>
          </table:table-cell>
          <table:table-cell office:value-type="float" office:value="11636734" table:style-name="ce49">
            <text:p>11,636,734</text:p>
          </table:table-cell>
          <table:table-cell office:value-type="float" office:value="11483038" table:style-name="ce49">
            <text:p>11,483,038</text:p>
          </table:table-cell>
          <table:table-cell office:value-type="float" office:value="191310" table:style-name="ce49">
            <text:p>191,310</text:p>
          </table:table-cell>
          <table:table-cell office:value-type="float" office:value="99492" table:style-name="ce49">
            <text:p>99,492</text:p>
          </table:table-cell>
          <table:table-cell office:value-type="float" office:value="91818" table:style-name="ce49">
            <text:p>91,818</text:p>
          </table:table-cell>
          <table:table-cell office:value-type="float" office:value="8.2899999999999991" table:style-name="ce53">
            <text:p>8.29</text:p>
          </table:table-cell>
          <table:table-cell office:value-type="float" office:value="143582" table:style-name="ce49">
            <text:p>143,582</text:p>
          </table:table-cell>
          <table:table-cell office:value-type="float" office:value="88088" table:style-name="ce49">
            <text:p>88,088</text:p>
          </table:table-cell>
          <table:table-cell office:value-type="float" office:value="55494" table:style-name="ce49">
            <text:p>55,494</text:p>
          </table:table-cell>
          <table:table-cell office:value-type="float" office:value="6.22" table:style-name="ce53">
            <text:p>6.22</text:p>
          </table:table-cell>
          <table:table-cell office:value-type="float" office:value="47728" table:style-name="ce54">
            <text:p>47,728</text:p>
          </table:table-cell>
          <table:table-cell office:value-type="float" office:value="2.0699999999999998" table:style-name="ce53">
            <text:p>2.07</text:p>
          </table:table-cell>
          <table:table-cell office:value-type="float" office:value="117099" table:style-name="ce49">
            <text:p>117,099</text:p>
          </table:table-cell>
          <table:table-cell office:value-type="float" office:value="5.07" table:style-name="ce53">
            <text:p>5.07</text:p>
          </table:table-cell>
          <table:table-cell office:value-type="float" office:value="57223" table:style-name="ce49">
            <text:p>57,223</text:p>
          </table:table-cell>
          <table:table-cell office:value-type="float" office:value="2.48" table:style-name="ce53">
            <text:p>2.48</text:p>
          </table:table-cell>
          <table:table-cell office:value-type="float" office:value="1198561" table:style-name="ce49">
            <text:p>1,198,561</text:p>
          </table:table-cell>
          <table:table-cell office:value-type="float" office:value="1163548" table:style-name="ce49">
            <text:p>1,163,548</text:p>
          </table:table-cell>
          <table:table-cell office:value-type="float" office:value="504531" table:style-name="ce48">
            <text:p>504,531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3">
            <text:p>99 年</text:p>
          </table:table-cell>
          <table:covered-table-cell/>
          <table:table-cell office:value-type="float" office:value="7937024" table:style-name="ce52">
            <text:p>7,937,024</text:p>
          </table:table-cell>
          <table:table-cell office:value-type="float" office:value="23162123" table:style-name="ce49">
            <text:p>23,162,123</text:p>
          </table:table-cell>
          <table:table-cell office:value-type="float" office:value="11635225" table:style-name="ce49">
            <text:p>11,635,225</text:p>
          </table:table-cell>
          <table:table-cell office:value-type="float" office:value="11526898" table:style-name="ce49">
            <text:p>11,526,898</text:p>
          </table:table-cell>
          <table:table-cell office:value-type="float" office:value="166886" table:style-name="ce49">
            <text:p>166,886</text:p>
          </table:table-cell>
          <table:table-cell office:value-type="float" office:value="87213" table:style-name="ce49">
            <text:p>87,213</text:p>
          </table:table-cell>
          <table:table-cell office:value-type="float" office:value="79673" table:style-name="ce49">
            <text:p>79,673</text:p>
          </table:table-cell>
          <table:table-cell office:value-type="float" office:value="7.21" table:style-name="ce53">
            <text:p>7.21</text:p>
          </table:table-cell>
          <table:table-cell office:value-type="float" office:value="145772" table:style-name="ce49">
            <text:p>145,772</text:p>
          </table:table-cell>
          <table:table-cell office:value-type="float" office:value="89152" table:style-name="ce49">
            <text:p>89,152</text:p>
          </table:table-cell>
          <table:table-cell office:value-type="float" office:value="56620" table:style-name="ce49">
            <text:p>56,620</text:p>
          </table:table-cell>
          <table:table-cell office:value-type="float" office:value="6.3" table:style-name="ce53">
            <text:p>6.30</text:p>
          </table:table-cell>
          <table:table-cell office:value-type="float" office:value="21114" table:style-name="ce54">
            <text:p>21,114</text:p>
          </table:table-cell>
          <table:table-cell office:value-type="float" office:value="0.91" table:style-name="ce53">
            <text:p>0.91</text:p>
          </table:table-cell>
          <table:table-cell office:value-type="float" office:value="138819" table:style-name="ce49">
            <text:p>138,819</text:p>
          </table:table-cell>
          <table:table-cell office:value-type="float" office:value="6" table:style-name="ce53">
            <text:p>6.00</text:p>
          </table:table-cell>
          <table:table-cell office:value-type="float" office:value="58115" table:style-name="ce49">
            <text:p>58,115</text:p>
          </table:table-cell>
          <table:table-cell office:value-type="float" office:value="2.5099999999999998" table:style-name="ce53">
            <text:p>2.51</text:p>
          </table:table-cell>
          <table:table-cell office:value-type="float" office:value="1213899" table:style-name="ce49">
            <text:p>1,213,899</text:p>
          </table:table-cell>
          <table:table-cell office:value-type="float" office:value="1192662" table:style-name="ce49">
            <text:p>1,192,662</text:p>
          </table:table-cell>
          <table:table-cell office:value-type="float" office:value="512701" table:style-name="ce48">
            <text:p>512,701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5">
            <text:p>100年</text:p>
          </table:table-cell>
          <table:covered-table-cell/>
          <table:table-cell office:value-type="float" office:value="8057761" table:style-name="ce49">
            <text:p>8,057,761</text:p>
          </table:table-cell>
          <table:table-cell office:value-type="float" office:value="23224912" table:style-name="ce49">
            <text:p>23,224,912</text:p>
          </table:table-cell>
          <table:table-cell office:value-type="float" office:value="11645674" table:style-name="ce49">
            <text:p>11,645,674</text:p>
          </table:table-cell>
          <table:table-cell office:value-type="float" office:value="11579238" table:style-name="ce49">
            <text:p>11,579,238</text:p>
          </table:table-cell>
          <table:table-cell office:value-type="float" office:value="196627" table:style-name="ce49">
            <text:p>196,627</text:p>
          </table:table-cell>
          <table:table-cell office:value-type="float" office:value="101943" table:style-name="ce49">
            <text:p>101,943</text:p>
          </table:table-cell>
          <table:table-cell office:value-type="float" office:value="94684" table:style-name="ce49">
            <text:p>94,684</text:p>
          </table:table-cell>
          <table:table-cell office:value-type="float" office:value="8.48" table:style-name="ce50">
            <text:p><text:s text:c="3"/>8.48</text:p>
          </table:table-cell>
          <table:table-cell office:value-type="float" office:value="152915" table:style-name="ce49">
            <text:p>152,915</text:p>
          </table:table-cell>
          <table:table-cell office:value-type="float" office:value="93810" table:style-name="ce49">
            <text:p>93,810</text:p>
          </table:table-cell>
          <table:table-cell office:value-type="float" office:value="59105" table:style-name="ce49">
            <text:p>59,105</text:p>
          </table:table-cell>
          <table:table-cell office:value-type="float" office:value="6.59" table:style-name="ce50">
            <text:p><text:s text:c="3"/>6.59</text:p>
          </table:table-cell>
          <table:table-cell office:value-type="float" office:value="43712" table:style-name="ce49">
            <text:p>43,712</text:p>
          </table:table-cell>
          <table:table-cell office:value-type="float" office:value="1.88" table:style-name="ce50">
            <text:p><text:s text:c="3"/>1.88</text:p>
          </table:table-cell>
          <table:table-cell office:value-type="float" office:value="165327" table:style-name="ce49">
            <text:p>165,327</text:p>
          </table:table-cell>
          <table:table-cell office:value-type="float" office:value="7.13" table:style-name="ce50">
            <text:p><text:s text:c="3"/>7.13</text:p>
          </table:table-cell>
          <table:table-cell office:value-type="float" office:value="57008" table:style-name="ce49">
            <text:p>57,008</text:p>
          </table:table-cell>
          <table:table-cell office:value-type="float" office:value="2.46" table:style-name="ce50">
            <text:p><text:s text:c="3"/>2.46</text:p>
          </table:table-cell>
          <table:table-cell office:value-type="float" office:value="1128449" table:style-name="ce49">
            <text:p>1,128,449</text:p>
          </table:table-cell>
          <table:table-cell office:value-type="float" office:value="1109372" table:style-name="ce49">
            <text:p>1,109,372</text:p>
          </table:table-cell>
          <table:table-cell office:value-type="float" office:value="519984" table:style-name="ce48">
            <text:p>519,984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5">
            <text:p>101年</text:p>
          </table:table-cell>
          <table:covered-table-cell/>
          <table:table-cell office:value-type="float" office:value="8186432" table:style-name="ce52">
            <text:p>8,186,432</text:p>
          </table:table-cell>
          <table:table-cell office:value-type="float" office:value="23315822" table:style-name="ce52">
            <text:p>23,315,822</text:p>
          </table:table-cell>
          <table:table-cell office:value-type="float" office:value="11673319" table:style-name="ce52">
            <text:p>11,673,319</text:p>
          </table:table-cell>
          <table:table-cell office:value-type="float" office:value="11642503" table:style-name="ce52">
            <text:p>11,642,503</text:p>
          </table:table-cell>
          <table:table-cell office:value-type="float" office:value="229481" table:style-name="ce49">
            <text:p>229,481</text:p>
          </table:table-cell>
          <table:table-cell office:value-type="float" office:value="118848" table:style-name="ce49">
            <text:p>118,848</text:p>
          </table:table-cell>
          <table:table-cell office:value-type="float" office:value="110633" table:style-name="ce49">
            <text:p>110,633</text:p>
          </table:table-cell>
          <table:table-cell office:value-type="float" office:value="9.86" table:style-name="ce51">
            <text:p><text:s text:c="3"/>9.86</text:p>
          </table:table-cell>
          <table:table-cell office:value-type="float" office:value="154251" table:style-name="ce49">
            <text:p>154,251</text:p>
          </table:table-cell>
          <table:table-cell office:value-type="float" office:value="93618" table:style-name="ce49">
            <text:p>93,618</text:p>
          </table:table-cell>
          <table:table-cell office:value-type="float" office:value="60633" table:style-name="ce49">
            <text:p>60,633</text:p>
          </table:table-cell>
          <table:table-cell office:value-type="float" office:value="6.63" table:style-name="ce50">
            <text:p><text:s text:c="3"/>6.63</text:p>
          </table:table-cell>
          <table:table-cell office:value-type="float" office:value="75230" table:style-name="ce49">
            <text:p>75,230</text:p>
          </table:table-cell>
          <table:table-cell office:value-type="float" office:value="3.23" table:style-name="ce50">
            <text:p><text:s text:c="3"/>3.23</text:p>
          </table:table-cell>
          <table:table-cell office:value-type="float" office:value="143384" table:style-name="ce49">
            <text:p>143,384</text:p>
          </table:table-cell>
          <table:table-cell office:value-type="float" office:value="6.16" table:style-name="ce50">
            <text:p><text:s text:c="3"/>6.16</text:p>
          </table:table-cell>
          <table:table-cell office:value-type="float" office:value="55980" table:style-name="ce49">
            <text:p>55,980</text:p>
          </table:table-cell>
          <table:table-cell office:value-type="float" office:value="2.41" table:style-name="ce50">
            <text:p><text:s text:c="3"/>2.41</text:p>
          </table:table-cell>
          <table:table-cell office:value-type="float" office:value="1118006" table:style-name="ce49">
            <text:p>1,118,006</text:p>
          </table:table-cell>
          <table:table-cell office:value-type="float" office:value="1102326" table:style-name="ce49">
            <text:p>1,102,326</text:p>
          </table:table-cell>
          <table:table-cell office:value-type="float" office:value="527250" table:style-name="ce48">
            <text:p>527,250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3">
            <text:p>102年</text:p>
          </table:table-cell>
          <table:covered-table-cell/>
          <table:table-cell office:value-type="float" office:value="8286260" table:style-name="ce49">
            <text:p>8,286,260</text:p>
          </table:table-cell>
          <table:table-cell office:value-type="float" office:value="23373517" table:style-name="ce49">
            <text:p>23,373,517</text:p>
          </table:table-cell>
          <table:table-cell office:value-type="float" office:value="11684674" table:style-name="ce49">
            <text:p>11,684,674</text:p>
          </table:table-cell>
          <table:table-cell office:value-type="float" office:value="11688843" table:style-name="ce49">
            <text:p>11,688,843</text:p>
          </table:table-cell>
          <table:table-cell office:value-type="float" office:value="199113" table:style-name="ce49">
            <text:p>199,113</text:p>
          </table:table-cell>
          <table:table-cell office:value-type="float" office:value="103120" table:style-name="ce49">
            <text:p>103,120</text:p>
          </table:table-cell>
          <table:table-cell office:value-type="float" office:value="95993" table:style-name="ce49">
            <text:p>95,993</text:p>
          </table:table-cell>
          <table:table-cell office:value-type="float" office:value="8.5299999999999994" table:style-name="ce50">
            <text:p><text:s text:c="3"/>8.53</text:p>
          </table:table-cell>
          <table:table-cell office:value-type="float" office:value="155908" table:style-name="ce49">
            <text:p>155,908</text:p>
          </table:table-cell>
          <table:table-cell office:value-type="float" office:value="94505" table:style-name="ce49">
            <text:p>94,505</text:p>
          </table:table-cell>
          <table:table-cell office:value-type="float" office:value="61403" table:style-name="ce49">
            <text:p>61,403</text:p>
          </table:table-cell>
          <table:table-cell office:value-type="float" office:value="6.68" table:style-name="ce50">
            <text:p><text:s text:c="3"/>6.68</text:p>
          </table:table-cell>
          <table:table-cell office:value-type="float" office:value="43205" table:style-name="ce49">
            <text:p>43,205</text:p>
          </table:table-cell>
          <table:table-cell office:value-type="float" office:value="1.85" table:style-name="ce50">
            <text:p><text:s text:c="3"/>1.85</text:p>
          </table:table-cell>
          <table:table-cell office:value-type="float" office:value="147636" table:style-name="ce49">
            <text:p>147,636</text:p>
          </table:table-cell>
          <table:table-cell office:value-type="float" office:value="6.32" table:style-name="ce50">
            <text:p><text:s text:c="3"/>6.32</text:p>
          </table:table-cell>
          <table:table-cell office:value-type="float" office:value="53604" table:style-name="ce49">
            <text:p>53,604</text:p>
          </table:table-cell>
          <table:table-cell office:value-type="float" office:value="2.2999999999999998" table:style-name="ce50">
            <text:p><text:s text:c="3"/>2.30</text:p>
          </table:table-cell>
          <table:table-cell office:value-type="float" office:value="1079702" table:style-name="ce49">
            <text:p>1,079,702</text:p>
          </table:table-cell>
          <table:table-cell office:value-type="float" office:value="1065212" table:style-name="ce49">
            <text:p>1,065,212</text:p>
          </table:table-cell>
          <table:table-cell office:value-type="float" office:value="533601" table:style-name="ce48">
            <text:p>533,601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3">
            <text:p>103年</text:p>
          </table:table-cell>
          <table:covered-table-cell/>
          <table:table-cell office:value-type="float" office:value="8382699" table:style-name="ce49">
            <text:p>8,382,699</text:p>
          </table:table-cell>
          <table:table-cell office:value-type="float" office:value="23433753" table:style-name="ce49">
            <text:p>23,433,753</text:p>
          </table:table-cell>
          <table:table-cell office:value-type="float" office:value="11697971" table:style-name="ce49">
            <text:p>11,697,971</text:p>
          </table:table-cell>
          <table:table-cell office:value-type="float" office:value="11735782" table:style-name="ce49">
            <text:p>11,735,782</text:p>
          </table:table-cell>
          <table:table-cell office:value-type="float" office:value="210383" table:style-name="ce49">
            <text:p>210,383</text:p>
          </table:table-cell>
          <table:table-cell office:value-type="float" office:value="108817" table:style-name="ce49">
            <text:p>108,817</text:p>
          </table:table-cell>
          <table:table-cell office:value-type="float" office:value="101566" table:style-name="ce49">
            <text:p>101,566</text:p>
          </table:table-cell>
          <table:table-cell office:value-type="float" office:value="8.99" table:style-name="ce50">
            <text:p><text:s text:c="3"/>8.99</text:p>
          </table:table-cell>
          <table:table-cell office:value-type="float" office:value="163929" table:style-name="ce49">
            <text:p>163,929</text:p>
          </table:table-cell>
          <table:table-cell office:value-type="float" office:value="98733" table:style-name="ce49">
            <text:p>98,733</text:p>
          </table:table-cell>
          <table:table-cell office:value-type="float" office:value="65196" table:style-name="ce49">
            <text:p>65,196</text:p>
          </table:table-cell>
          <table:table-cell office:value-type="float" office:value="7" table:style-name="ce50">
            <text:p><text:s text:c="3"/>7.00</text:p>
          </table:table-cell>
          <table:table-cell office:value-type="float" office:value="46454" table:style-name="ce49">
            <text:p>46,454</text:p>
          </table:table-cell>
          <table:table-cell office:value-type="float" office:value="1.98" table:style-name="ce50">
            <text:p><text:s text:c="3"/>1.98</text:p>
          </table:table-cell>
          <table:table-cell office:value-type="float" office:value="149287" table:style-name="ce49">
            <text:p>149,287</text:p>
          </table:table-cell>
          <table:table-cell office:value-type="float" office:value="6.38" table:style-name="ce50">
            <text:p><text:s text:c="3"/>6.38</text:p>
          </table:table-cell>
          <table:table-cell office:value-type="float" office:value="53190" table:style-name="ce49">
            <text:p>53,190</text:p>
          </table:table-cell>
          <table:table-cell office:value-type="float" office:value="2.27" table:style-name="ce50">
            <text:p><text:s text:c="3"/>2.27</text:p>
          </table:table-cell>
          <table:table-cell office:value-type="float" office:value="1073783" table:style-name="ce49">
            <text:p>1,073,783</text:p>
          </table:table-cell>
          <table:table-cell office:value-type="float" office:value="1060001" table:style-name="ce49">
            <text:p>1,060,001</text:p>
          </table:table-cell>
          <table:table-cell office:value-type="float" office:value="540023" table:style-name="ce48">
            <text:p>540,023</text:p>
          </table:table-cell>
          <table:table-cell table:number-columns-repeated="16361" table:style-name="ce46"/>
        </table:table-row>
        <table:table-row table:style-name="ro8">
          <table:table-cell office:value-type="string" table:number-columns-spanned="2" table:number-rows-spanned="1" table:style-name="ce243">
            <text:p>104年</text:p>
          </table:table-cell>
          <table:covered-table-cell/>
          <table:table-cell office:value-type="float" office:value="8468978" table:style-name="ce49">
            <text:p>8,468,978</text:p>
          </table:table-cell>
          <table:table-cell office:value-type="float" office:value="23492074" table:style-name="ce49">
            <text:p>23,492,074</text:p>
          </table:table-cell>
          <table:table-cell office:value-type="float" office:value="11712047" table:style-name="ce49">
            <text:p>11,712,047</text:p>
          </table:table-cell>
          <table:table-cell office:value-type="float" office:value="11780027" table:style-name="ce49">
            <text:p>11,780,027</text:p>
          </table:table-cell>
          <table:table-cell office:value-type="float" office:value="213598" table:style-name="ce49">
            <text:p>213,598</text:p>
          </table:table-cell>
          <table:table-cell office:value-type="float" office:value="111041" table:style-name="ce49">
            <text:p>111,041</text:p>
          </table:table-cell>
          <table:table-cell office:value-type="float" office:value="102557" table:style-name="ce49">
            <text:p>102,557</text:p>
          </table:table-cell>
          <table:table-cell office:value-type="float" office:value="9.1" table:style-name="ce50">
            <text:p><text:s text:c="3"/>9.10</text:p>
          </table:table-cell>
          <table:table-cell office:value-type="float" office:value="163858" table:style-name="ce49">
            <text:p>163,858</text:p>
          </table:table-cell>
          <table:table-cell office:value-type="float" office:value="98580" table:style-name="ce49">
            <text:p>98,580</text:p>
          </table:table-cell>
          <table:table-cell office:value-type="float" office:value="65278" table:style-name="ce49">
            <text:p>65,278</text:p>
          </table:table-cell>
          <table:table-cell office:value-type="float" office:value="6.98" table:style-name="ce50">
            <text:p><text:s text:c="3"/>6.98</text:p>
          </table:table-cell>
          <table:table-cell office:value-type="float" office:value="49740" table:style-name="ce49">
            <text:p>49,740</text:p>
          </table:table-cell>
          <table:table-cell office:value-type="float" office:value="2.12" table:style-name="ce50">
            <text:p><text:s text:c="3"/>2.12</text:p>
          </table:table-cell>
          <table:table-cell office:value-type="float" office:value="154346" table:style-name="ce49">
            <text:p>154,346</text:p>
          </table:table-cell>
          <table:table-cell office:value-type="float" office:value="6.58" table:style-name="ce50">
            <text:p><text:s text:c="3"/>6.58</text:p>
          </table:table-cell>
          <table:table-cell office:value-type="float" office:value="53459" table:style-name="ce49">
            <text:p>53,459</text:p>
          </table:table-cell>
          <table:table-cell office:value-type="float" office:value="2.2799999999999998" table:style-name="ce50">
            <text:p><text:s text:c="3"/>2.28</text:p>
          </table:table-cell>
          <table:table-cell office:value-type="float" office:value="1004108" table:style-name="ce49">
            <text:p>1,004,108</text:p>
          </table:table-cell>
          <table:table-cell office:value-type="float" office:value="995527" table:style-name="ce49">
            <text:p>995,527</text:p>
          </table:table-cell>
          <table:table-cell office:value-type="float" office:value="546698" table:style-name="ce48">
            <text:p>546,698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13">
            <text:p>1 月</text:p>
          </table:table-cell>
          <table:covered-table-cell/>
          <table:table-cell office:value-type="float" office:value="8388883" table:style-name="ce42">
            <text:p>8,388,883</text:p>
          </table:table-cell>
          <table:table-cell office:value-type="float" office:value="23440278" table:style-name="ce42">
            <text:p>23,440,278</text:p>
          </table:table-cell>
          <table:table-cell office:value-type="float" office:value="11699917" table:style-name="ce42">
            <text:p>11,699,917</text:p>
          </table:table-cell>
          <table:table-cell office:value-type="float" office:value="11740361" table:style-name="ce42">
            <text:p>11,740,361</text:p>
          </table:table-cell>
          <table:table-cell office:value-type="float" office:value="18192" table:style-name="ce42">
            <text:p>18,192</text:p>
          </table:table-cell>
          <table:table-cell office:value-type="float" office:value="9527" table:style-name="ce42">
            <text:p>9,527</text:p>
          </table:table-cell>
          <table:table-cell office:value-type="float" office:value="8665" table:style-name="ce42">
            <text:p>8,665</text:p>
          </table:table-cell>
          <table:table-cell office:value-type="float" office:value="9.14" table:style-name="ce43">
            <text:p>9.14</text:p>
          </table:table-cell>
          <table:table-cell office:value-type="float" office:value="14310" table:style-name="ce42">
            <text:p>14,310</text:p>
          </table:table-cell>
          <table:table-cell office:value-type="float" office:value="8584" table:style-name="ce42">
            <text:p>8,584</text:p>
          </table:table-cell>
          <table:table-cell office:value-type="float" office:value="5726" table:style-name="ce42">
            <text:p>5,726</text:p>
          </table:table-cell>
          <table:table-cell office:value-type="float" office:value="7.19" table:style-name="ce43">
            <text:p>7.19</text:p>
          </table:table-cell>
          <table:table-cell office:value-type="float" office:value="3882" table:style-name="ce47">
            <text:p><text:s text:c="3"/>3,882</text:p>
          </table:table-cell>
          <table:table-cell office:value-type="float" office:value="1.95" table:style-name="ce43">
            <text:p>1.95</text:p>
          </table:table-cell>
          <table:table-cell office:value-type="float" office:value="16146" table:style-name="ce42">
            <text:p>16,146</text:p>
          </table:table-cell>
          <table:table-cell office:value-type="float" office:value="8.11" table:style-name="ce43">
            <text:p>8.11</text:p>
          </table:table-cell>
          <table:table-cell office:value-type="float" office:value="4000" table:style-name="ce42">
            <text:p>4,000</text:p>
          </table:table-cell>
          <table:table-cell office:value-type="float" office:value="2.0099999999999998" table:style-name="ce43">
            <text:p>2.01</text:p>
          </table:table-cell>
          <table:table-cell office:value-type="float" office:value="84318" table:style-name="ce42">
            <text:p>84,318</text:p>
          </table:table-cell>
          <table:table-cell office:value-type="float" office:value="81675" table:style-name="ce42">
            <text:p>81,675</text:p>
          </table:table-cell>
          <table:table-cell office:value-type="float" office:value="540583" table:style-name="ce41">
            <text:p>540,583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2 月</text:p>
          </table:table-cell>
          <table:covered-table-cell/>
          <table:table-cell office:value-type="float" office:value="8393138" table:style-name="ce42">
            <text:p>8,393,138</text:p>
          </table:table-cell>
          <table:table-cell office:value-type="float" office:value="23445534" table:style-name="ce42">
            <text:p>23,445,534</text:p>
          </table:table-cell>
          <table:table-cell office:value-type="float" office:value="11701275" table:style-name="ce42">
            <text:p>11,701,275</text:p>
          </table:table-cell>
          <table:table-cell office:value-type="float" office:value="11744259" table:style-name="ce42">
            <text:p>11,744,259</text:p>
          </table:table-cell>
          <table:table-cell office:value-type="float" office:value="14933" table:style-name="ce42">
            <text:p>14,933</text:p>
          </table:table-cell>
          <table:table-cell office:value-type="float" office:value="7679" table:style-name="ce42">
            <text:p>7,679</text:p>
          </table:table-cell>
          <table:table-cell office:value-type="float" office:value="7254" table:style-name="ce42">
            <text:p>7,254</text:p>
          </table:table-cell>
          <table:table-cell office:value-type="float" office:value="8.3000000000000007" table:style-name="ce43">
            <text:p>8.30</text:p>
          </table:table-cell>
          <table:table-cell office:value-type="float" office:value="12122" table:style-name="ce42">
            <text:p>12,122</text:p>
          </table:table-cell>
          <table:table-cell office:value-type="float" office:value="7312" table:style-name="ce42">
            <text:p>7,312</text:p>
          </table:table-cell>
          <table:table-cell office:value-type="float" office:value="4810" table:style-name="ce42">
            <text:p>4,810</text:p>
          </table:table-cell>
          <table:table-cell office:value-type="float" office:value="6.74" table:style-name="ce43">
            <text:p>6.74</text:p>
          </table:table-cell>
          <table:table-cell office:value-type="float" office:value="2811" table:style-name="ce47">
            <text:p><text:s text:c="3"/>2,811</text:p>
          </table:table-cell>
          <table:table-cell office:value-type="float" office:value="1.56" table:style-name="ce43">
            <text:p>1.56</text:p>
          </table:table-cell>
          <table:table-cell office:value-type="float" office:value="10812" table:style-name="ce42">
            <text:p>10,812</text:p>
          </table:table-cell>
          <table:table-cell office:value-type="float" office:value="6.01" table:style-name="ce43">
            <text:p>6.01</text:p>
          </table:table-cell>
          <table:table-cell office:value-type="float" office:value="3155" table:style-name="ce42">
            <text:p>3,155</text:p>
          </table:table-cell>
          <table:table-cell office:value-type="float" office:value="1.75" table:style-name="ce43">
            <text:p>1.75</text:p>
          </table:table-cell>
          <table:table-cell office:value-type="float" office:value="67270" table:style-name="ce42">
            <text:p>67,270</text:p>
          </table:table-cell>
          <table:table-cell office:value-type="float" office:value="64825" table:style-name="ce42">
            <text:p>64,825</text:p>
          </table:table-cell>
          <table:table-cell office:value-type="float" office:value="540963" table:style-name="ce41">
            <text:p>540,963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3 月</text:p>
          </table:table-cell>
          <table:covered-table-cell/>
          <table:table-cell office:value-type="float" office:value="8402104" table:style-name="ce42">
            <text:p>8,402,104</text:p>
          </table:table-cell>
          <table:table-cell office:value-type="float" office:value="23449287" table:style-name="ce42">
            <text:p>23,449,287</text:p>
          </table:table-cell>
          <table:table-cell office:value-type="float" office:value="11701844" table:style-name="ce42">
            <text:p>11,701,844</text:p>
          </table:table-cell>
          <table:table-cell office:value-type="float" office:value="11747443" table:style-name="ce42">
            <text:p>11,747,443</text:p>
          </table:table-cell>
          <table:table-cell office:value-type="float" office:value="19384" table:style-name="ce42">
            <text:p>19,384</text:p>
          </table:table-cell>
          <table:table-cell office:value-type="float" office:value="10041" table:style-name="ce42">
            <text:p>10,041</text:p>
          </table:table-cell>
          <table:table-cell office:value-type="float" office:value="9343" table:style-name="ce42">
            <text:p>9,343</text:p>
          </table:table-cell>
          <table:table-cell office:value-type="float" office:value="9.73" table:style-name="ce43">
            <text:p>9.73</text:p>
          </table:table-cell>
          <table:table-cell office:value-type="float" office:value="16092" table:style-name="ce42">
            <text:p>16,092</text:p>
          </table:table-cell>
          <table:table-cell office:value-type="float" office:value="9625" table:style-name="ce42">
            <text:p>9,625</text:p>
          </table:table-cell>
          <table:table-cell office:value-type="float" office:value="6467" table:style-name="ce42">
            <text:p>6,467</text:p>
          </table:table-cell>
          <table:table-cell office:value-type="float" office:value="8.08" table:style-name="ce43">
            <text:p>8.08</text:p>
          </table:table-cell>
          <table:table-cell office:value-type="float" office:value="3292" table:style-name="ce47">
            <text:p><text:s text:c="3"/>3,292</text:p>
          </table:table-cell>
          <table:table-cell office:value-type="float" office:value="1.65" table:style-name="ce43">
            <text:p>1.65</text:p>
          </table:table-cell>
          <table:table-cell office:value-type="float" office:value="13395" table:style-name="ce42">
            <text:p>13,395</text:p>
          </table:table-cell>
          <table:table-cell office:value-type="float" office:value="6.73" table:style-name="ce43">
            <text:p>6.73</text:p>
          </table:table-cell>
          <table:table-cell office:value-type="float" office:value="4916" table:style-name="ce42">
            <text:p>4,916</text:p>
          </table:table-cell>
          <table:table-cell office:value-type="float" office:value="2.4700000000000002" table:style-name="ce43">
            <text:p>2.47</text:p>
          </table:table-cell>
          <table:table-cell office:value-type="float" office:value="102171" table:style-name="ce42">
            <text:p>102,171</text:p>
          </table:table-cell>
          <table:table-cell office:value-type="float" office:value="101710" table:style-name="ce42">
            <text:p>101,710</text:p>
          </table:table-cell>
          <table:table-cell office:value-type="float" office:value="541494" table:style-name="ce41">
            <text:p>541,494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4 月</text:p>
          </table:table-cell>
          <table:covered-table-cell/>
          <table:table-cell office:value-type="float" office:value="8410079" table:style-name="ce42">
            <text:p>8,410,079</text:p>
          </table:table-cell>
          <table:table-cell office:value-type="float" office:value="23452387" table:style-name="ce42">
            <text:p>23,452,387</text:p>
          </table:table-cell>
          <table:table-cell office:value-type="float" office:value="11702120" table:style-name="ce42">
            <text:p>11,702,120</text:p>
          </table:table-cell>
          <table:table-cell office:value-type="float" office:value="11750267" table:style-name="ce42">
            <text:p>11,750,267</text:p>
          </table:table-cell>
          <table:table-cell office:value-type="float" office:value="16586" table:style-name="ce42">
            <text:p>16,586</text:p>
          </table:table-cell>
          <table:table-cell office:value-type="float" office:value="8602" table:style-name="ce42">
            <text:p>8,602</text:p>
          </table:table-cell>
          <table:table-cell office:value-type="float" office:value="7984" table:style-name="ce42">
            <text:p>7,984</text:p>
          </table:table-cell>
          <table:table-cell office:value-type="float" office:value="8.61" table:style-name="ce43">
            <text:p>8.61</text:p>
          </table:table-cell>
          <table:table-cell office:value-type="float" office:value="14002" table:style-name="ce42">
            <text:p>14,002</text:p>
          </table:table-cell>
          <table:table-cell office:value-type="float" office:value="8490" table:style-name="ce42">
            <text:p>8,490</text:p>
          </table:table-cell>
          <table:table-cell office:value-type="float" office:value="5512" table:style-name="ce42">
            <text:p>5,512</text:p>
          </table:table-cell>
          <table:table-cell office:value-type="float" office:value="7.26" table:style-name="ce43">
            <text:p>7.26</text:p>
          </table:table-cell>
          <table:table-cell office:value-type="float" office:value="2584" table:style-name="ce47">
            <text:p><text:s text:c="3"/>2,584</text:p>
          </table:table-cell>
          <table:table-cell office:value-type="float" office:value="1.34" table:style-name="ce43">
            <text:p>1.34</text:p>
          </table:table-cell>
          <table:table-cell office:value-type="float" office:value="9763" table:style-name="ce42">
            <text:p>9,763</text:p>
          </table:table-cell>
          <table:table-cell office:value-type="float" office:value="5.07" table:style-name="ce43">
            <text:p>5.07</text:p>
          </table:table-cell>
          <table:table-cell office:value-type="float" office:value="4434" table:style-name="ce42">
            <text:p>4,434</text:p>
          </table:table-cell>
          <table:table-cell office:value-type="float" office:value="2.2999999999999998" table:style-name="ce43">
            <text:p>2.30</text:p>
          </table:table-cell>
          <table:table-cell office:value-type="float" office:value="88547" table:style-name="ce42">
            <text:p>88,547</text:p>
          </table:table-cell>
          <table:table-cell office:value-type="float" office:value="88031" table:style-name="ce42">
            <text:p>88,031</text:p>
          </table:table-cell>
          <table:table-cell office:value-type="float" office:value="541987" table:style-name="ce41">
            <text:p>541,987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5 月</text:p>
          </table:table-cell>
          <table:covered-table-cell/>
          <table:table-cell office:value-type="float" office:value="8419246" table:style-name="ce42">
            <text:p>8,419,246</text:p>
          </table:table-cell>
          <table:table-cell office:value-type="float" office:value="23456545" table:style-name="ce42">
            <text:p>23,456,545</text:p>
          </table:table-cell>
          <table:table-cell office:value-type="float" office:value="11702890" table:style-name="ce42">
            <text:p>11,702,890</text:p>
          </table:table-cell>
          <table:table-cell office:value-type="float" office:value="11753655" table:style-name="ce42">
            <text:p>11,753,655</text:p>
          </table:table-cell>
          <table:table-cell office:value-type="float" office:value="16271" table:style-name="ce42">
            <text:p>16,271</text:p>
          </table:table-cell>
          <table:table-cell office:value-type="float" office:value="8515" table:style-name="ce42">
            <text:p>8,515</text:p>
          </table:table-cell>
          <table:table-cell office:value-type="float" office:value="7756" table:style-name="ce42">
            <text:p>7,756</text:p>
          </table:table-cell>
          <table:table-cell office:value-type="float" office:value="8.17" table:style-name="ce43">
            <text:p>8.17</text:p>
          </table:table-cell>
          <table:table-cell office:value-type="float" office:value="12802" table:style-name="ce42">
            <text:p>12,802</text:p>
          </table:table-cell>
          <table:table-cell office:value-type="float" office:value="7734" table:style-name="ce42">
            <text:p>7,734</text:p>
          </table:table-cell>
          <table:table-cell office:value-type="float" office:value="5068" table:style-name="ce42">
            <text:p>5,068</text:p>
          </table:table-cell>
          <table:table-cell office:value-type="float" office:value="6.43" table:style-name="ce43">
            <text:p>6.43</text:p>
          </table:table-cell>
          <table:table-cell office:value-type="float" office:value="3469" table:style-name="ce47">
            <text:p><text:s text:c="3"/>3,469</text:p>
          </table:table-cell>
          <table:table-cell office:value-type="float" office:value="1.74" table:style-name="ce43">
            <text:p>1.74</text:p>
          </table:table-cell>
          <table:table-cell office:value-type="float" office:value="18379" table:style-name="ce42">
            <text:p>18,379</text:p>
          </table:table-cell>
          <table:table-cell office:value-type="float" office:value="9.23" table:style-name="ce43">
            <text:p>9.23</text:p>
          </table:table-cell>
          <table:table-cell office:value-type="float" office:value="4451" table:style-name="ce42">
            <text:p>4,451</text:p>
          </table:table-cell>
          <table:table-cell office:value-type="float" office:value="2.23" table:style-name="ce43">
            <text:p>2.23</text:p>
          </table:table-cell>
          <table:table-cell office:value-type="float" office:value="91853" table:style-name="ce42">
            <text:p>91,853</text:p>
          </table:table-cell>
          <table:table-cell office:value-type="float" office:value="91164" table:style-name="ce42">
            <text:p>91,164</text:p>
          </table:table-cell>
          <table:table-cell office:value-type="float" office:value="542460" table:style-name="ce41">
            <text:p>542,460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6 月</text:p>
          </table:table-cell>
          <table:covered-table-cell/>
          <table:table-cell office:value-type="float" office:value="8427075" table:style-name="ce42">
            <text:p>8,427,075</text:p>
          </table:table-cell>
          <table:table-cell office:value-type="float" office:value="23461562" table:style-name="ce42">
            <text:p>23,461,562</text:p>
          </table:table-cell>
          <table:table-cell office:value-type="float" office:value="11704067" table:style-name="ce42">
            <text:p>11,704,067</text:p>
          </table:table-cell>
          <table:table-cell office:value-type="float" office:value="11757495" table:style-name="ce42">
            <text:p>11,757,495</text:p>
          </table:table-cell>
          <table:table-cell office:value-type="float" office:value="17203" table:style-name="ce42">
            <text:p>17,203</text:p>
          </table:table-cell>
          <table:table-cell office:value-type="float" office:value="8934" table:style-name="ce42">
            <text:p>8,934</text:p>
          </table:table-cell>
          <table:table-cell office:value-type="float" office:value="8269" table:style-name="ce42">
            <text:p>8,269</text:p>
          </table:table-cell>
          <table:table-cell office:value-type="float" office:value="8.92" table:style-name="ce43">
            <text:p>8.92</text:p>
          </table:table-cell>
          <table:table-cell office:value-type="float" office:value="13712" table:style-name="ce42">
            <text:p>13,712</text:p>
          </table:table-cell>
          <table:table-cell office:value-type="float" office:value="8127" table:style-name="ce42">
            <text:p>8,127</text:p>
          </table:table-cell>
          <table:table-cell office:value-type="float" office:value="5585" table:style-name="ce42">
            <text:p>5,585</text:p>
          </table:table-cell>
          <table:table-cell office:value-type="float" office:value="7.11" table:style-name="ce43">
            <text:p>7.11</text:p>
          </table:table-cell>
          <table:table-cell office:value-type="float" office:value="3491" table:style-name="ce47">
            <text:p><text:s text:c="3"/>3,491</text:p>
          </table:table-cell>
          <table:table-cell office:value-type="float" office:value="1.81" table:style-name="ce43">
            <text:p>1.81</text:p>
          </table:table-cell>
          <table:table-cell office:value-type="float" office:value="10714" table:style-name="ce42">
            <text:p>10,714</text:p>
          </table:table-cell>
          <table:table-cell office:value-type="float" office:value="5.56" table:style-name="ce43">
            <text:p>5.56</text:p>
          </table:table-cell>
          <table:table-cell office:value-type="float" office:value="4732" table:style-name="ce42">
            <text:p>4,732</text:p>
          </table:table-cell>
          <table:table-cell office:value-type="float" office:value="2.4500000000000002" table:style-name="ce43">
            <text:p>2.45</text:p>
          </table:table-cell>
          <table:table-cell office:value-type="float" office:value="88231" table:style-name="ce42">
            <text:p>88,231</text:p>
          </table:table-cell>
          <table:table-cell office:value-type="float" office:value="86705" table:style-name="ce42">
            <text:p>86,705</text:p>
          </table:table-cell>
          <table:table-cell office:value-type="float" office:value="542973" table:style-name="ce41">
            <text:p>542,973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7 月</text:p>
          </table:table-cell>
          <table:covered-table-cell/>
          <table:table-cell office:value-type="float" office:value="8433668" table:style-name="ce42">
            <text:p>8,433,668</text:p>
          </table:table-cell>
          <table:table-cell office:value-type="float" office:value="23461708" table:style-name="ce42">
            <text:p>23,461,708</text:p>
          </table:table-cell>
          <table:table-cell office:value-type="float" office:value="11702949" table:style-name="ce42">
            <text:p>11,702,949</text:p>
          </table:table-cell>
          <table:table-cell office:value-type="float" office:value="11758759" table:style-name="ce42">
            <text:p>11,758,759</text:p>
          </table:table-cell>
          <table:table-cell office:value-type="float" office:value="17530" table:style-name="ce42">
            <text:p>17,530</text:p>
          </table:table-cell>
          <table:table-cell office:value-type="float" office:value="9145" table:style-name="ce42">
            <text:p>9,145</text:p>
          </table:table-cell>
          <table:table-cell office:value-type="float" office:value="8385" table:style-name="ce42">
            <text:p>8,385</text:p>
          </table:table-cell>
          <table:table-cell office:value-type="float" office:value="8.8000000000000007" table:style-name="ce43">
            <text:p>8.80</text:p>
          </table:table-cell>
          <table:table-cell office:value-type="float" office:value="14475" table:style-name="ce42">
            <text:p>14,475</text:p>
          </table:table-cell>
          <table:table-cell office:value-type="float" office:value="8659" table:style-name="ce42">
            <text:p>8,659</text:p>
          </table:table-cell>
          <table:table-cell office:value-type="float" office:value="5816" table:style-name="ce42">
            <text:p>5,816</text:p>
          </table:table-cell>
          <table:table-cell office:value-type="float" office:value="7.26" table:style-name="ce43">
            <text:p>7.26</text:p>
          </table:table-cell>
          <table:table-cell office:value-type="float" office:value="3055" table:style-name="ce47">
            <text:p><text:s text:c="3"/>3,055</text:p>
          </table:table-cell>
          <table:table-cell office:value-type="float" office:value="1.53" table:style-name="ce43">
            <text:p>1.53</text:p>
          </table:table-cell>
          <table:table-cell office:value-type="float" office:value="11552" table:style-name="ce42">
            <text:p>11,552</text:p>
          </table:table-cell>
          <table:table-cell office:value-type="float" office:value="5.8" table:style-name="ce43">
            <text:p>5.80</text:p>
          </table:table-cell>
          <table:table-cell office:value-type="float" office:value="5085" table:style-name="ce42">
            <text:p>5,085</text:p>
          </table:table-cell>
          <table:table-cell office:value-type="float" office:value="2.5499999999999998" table:style-name="ce43">
            <text:p>2.55</text:p>
          </table:table-cell>
          <table:table-cell office:value-type="float" office:value="98521" table:style-name="ce42">
            <text:p>98,521</text:p>
          </table:table-cell>
          <table:table-cell office:value-type="float" office:value="101430" table:style-name="ce42">
            <text:p>101,430</text:p>
          </table:table-cell>
          <table:table-cell office:value-type="float" office:value="543661" table:style-name="ce41">
            <text:p>543,661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8 月</text:p>
          </table:table-cell>
          <table:covered-table-cell/>
          <table:table-cell office:value-type="float" office:value="8444518" table:style-name="ce42">
            <text:p>8,444,518</text:p>
          </table:table-cell>
          <table:table-cell office:value-type="float" office:value="23465003" table:style-name="ce42">
            <text:p>23,465,003</text:p>
          </table:table-cell>
          <table:table-cell office:value-type="float" office:value="11703598" table:style-name="ce42">
            <text:p>11,703,598</text:p>
          </table:table-cell>
          <table:table-cell office:value-type="float" office:value="11761405" table:style-name="ce42">
            <text:p>11,761,405</text:p>
          </table:table-cell>
          <table:table-cell office:value-type="float" office:value="16836" table:style-name="ce42">
            <text:p>16,836</text:p>
          </table:table-cell>
          <table:table-cell office:value-type="float" office:value="8813" table:style-name="ce42">
            <text:p>8,813</text:p>
          </table:table-cell>
          <table:table-cell office:value-type="float" office:value="8023" table:style-name="ce42">
            <text:p>8,023</text:p>
          </table:table-cell>
          <table:table-cell office:value-type="float" office:value="8.4499999999999993" table:style-name="ce43">
            <text:p>8.45</text:p>
          </table:table-cell>
          <table:table-cell office:value-type="float" office:value="12586" table:style-name="ce42">
            <text:p>12,586</text:p>
          </table:table-cell>
          <table:table-cell office:value-type="float" office:value="7604" table:style-name="ce42">
            <text:p>7,604</text:p>
          </table:table-cell>
          <table:table-cell office:value-type="float" office:value="4982" table:style-name="ce42">
            <text:p>4,982</text:p>
          </table:table-cell>
          <table:table-cell office:value-type="float" office:value="6.32" table:style-name="ce43">
            <text:p>6.32</text:p>
          </table:table-cell>
          <table:table-cell office:value-type="float" office:value="4250" table:style-name="ce47">
            <text:p><text:s text:c="3"/>4,250</text:p>
          </table:table-cell>
          <table:table-cell office:value-type="float" office:value="2.13" table:style-name="ce43">
            <text:p>2.13</text:p>
          </table:table-cell>
          <table:table-cell office:value-type="float" office:value="7239" table:style-name="ce42">
            <text:p>7,239</text:p>
          </table:table-cell>
          <table:table-cell office:value-type="float" office:value="3.63" table:style-name="ce43">
            <text:p>3.63</text:p>
          </table:table-cell>
          <table:table-cell office:value-type="float" office:value="4510" table:style-name="ce42">
            <text:p>4,510</text:p>
          </table:table-cell>
          <table:table-cell office:value-type="float" office:value="2.2599999999999998" table:style-name="ce43">
            <text:p>2.26</text:p>
          </table:table-cell>
          <table:table-cell office:value-type="float" office:value="91083" table:style-name="ce42">
            <text:p>91,083</text:p>
          </table:table-cell>
          <table:table-cell office:value-type="float" office:value="92038" table:style-name="ce42">
            <text:p>92,038</text:p>
          </table:table-cell>
          <table:table-cell office:value-type="float" office:value="544369" table:style-name="ce41">
            <text:p>544,369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9 月</text:p>
          </table:table-cell>
          <table:covered-table-cell/>
          <table:table-cell office:value-type="float" office:value="8459688" table:style-name="ce42">
            <text:p>8,459,688</text:p>
          </table:table-cell>
          <table:table-cell office:value-type="float" office:value="23468748" table:style-name="ce42">
            <text:p>23,468,748</text:p>
          </table:table-cell>
          <table:table-cell office:value-type="float" office:value="11704323" table:style-name="ce42">
            <text:p>11,704,323</text:p>
          </table:table-cell>
          <table:table-cell office:value-type="float" office:value="11764425" table:style-name="ce42">
            <text:p>11,764,425</text:p>
          </table:table-cell>
          <table:table-cell office:value-type="float" office:value="17106" table:style-name="ce42">
            <text:p>17,106</text:p>
          </table:table-cell>
          <table:table-cell office:value-type="float" office:value="8814" table:style-name="ce42">
            <text:p>8,814</text:p>
          </table:table-cell>
          <table:table-cell office:value-type="float" office:value="8292" table:style-name="ce42">
            <text:p>8,292</text:p>
          </table:table-cell>
          <table:table-cell office:value-type="float" office:value="8.8699999999999992" table:style-name="ce43">
            <text:p>8.87</text:p>
          </table:table-cell>
          <table:table-cell office:value-type="float" office:value="12527" table:style-name="ce42">
            <text:p>12,527</text:p>
          </table:table-cell>
          <table:table-cell office:value-type="float" office:value="7549" table:style-name="ce42">
            <text:p>7,549</text:p>
          </table:table-cell>
          <table:table-cell office:value-type="float" office:value="4978" table:style-name="ce42">
            <text:p>4,978</text:p>
          </table:table-cell>
          <table:table-cell office:value-type="float" office:value="6.49" table:style-name="ce43">
            <text:p>6.49</text:p>
          </table:table-cell>
          <table:table-cell office:value-type="float" office:value="4579" table:style-name="ce47">
            <text:p><text:s text:c="3"/>4,579</text:p>
          </table:table-cell>
          <table:table-cell office:value-type="float" office:value="2.37" table:style-name="ce43">
            <text:p>2.37</text:p>
          </table:table-cell>
          <table:table-cell office:value-type="float" office:value="8333" table:style-name="ce42">
            <text:p>8,333</text:p>
          </table:table-cell>
          <table:table-cell office:value-type="float" office:value="4.32" table:style-name="ce43">
            <text:p>4.32</text:p>
          </table:table-cell>
          <table:table-cell office:value-type="float" office:value="4289" table:style-name="ce42">
            <text:p>4,289</text:p>
          </table:table-cell>
          <table:table-cell office:value-type="float" office:value="2.2200000000000002" table:style-name="ce43">
            <text:p>2.22</text:p>
          </table:table-cell>
          <table:table-cell office:value-type="float" office:value="85488" table:style-name="ce42">
            <text:p>85,488</text:p>
          </table:table-cell>
          <table:table-cell office:value-type="float" office:value="86322" table:style-name="ce42">
            <text:p>86,322</text:p>
          </table:table-cell>
          <table:table-cell office:value-type="float" office:value="545032" table:style-name="ce41">
            <text:p>545,032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10 月</text:p>
          </table:table-cell>
          <table:covered-table-cell/>
          <table:table-cell office:value-type="float" office:value="8461618" table:style-name="ce42">
            <text:p>8,461,618</text:p>
          </table:table-cell>
          <table:table-cell office:value-type="float" office:value="23476640" table:style-name="ce42">
            <text:p>23,476,640</text:p>
          </table:table-cell>
          <table:table-cell office:value-type="float" office:value="11706976" table:style-name="ce42">
            <text:p>11,706,976</text:p>
          </table:table-cell>
          <table:table-cell office:value-type="float" office:value="11769664" table:style-name="ce42">
            <text:p>11,769,664</text:p>
          </table:table-cell>
          <table:table-cell office:value-type="float" office:value="20004" table:style-name="ce42">
            <text:p>20,004</text:p>
          </table:table-cell>
          <table:table-cell office:value-type="float" office:value="10477" table:style-name="ce42">
            <text:p>10,477</text:p>
          </table:table-cell>
          <table:table-cell office:value-type="float" office:value="9527" table:style-name="ce42">
            <text:p>9,527</text:p>
          </table:table-cell>
          <table:table-cell office:value-type="float" office:value="10.029999999999999" table:style-name="ce43">
            <text:p>10.03</text:p>
          </table:table-cell>
          <table:table-cell office:value-type="float" office:value="13794" table:style-name="ce42">
            <text:p>13,794</text:p>
          </table:table-cell>
          <table:table-cell office:value-type="float" office:value="8352" table:style-name="ce42">
            <text:p>8,352</text:p>
          </table:table-cell>
          <table:table-cell office:value-type="float" office:value="5442" table:style-name="ce42">
            <text:p>5,442</text:p>
          </table:table-cell>
          <table:table-cell office:value-type="float" office:value="6.92" table:style-name="ce43">
            <text:p>6.92</text:p>
          </table:table-cell>
          <table:table-cell office:value-type="float" office:value="6210" table:style-name="ce47">
            <text:p><text:s text:c="3"/>6,210</text:p>
          </table:table-cell>
          <table:table-cell office:value-type="float" office:value="3.12" table:style-name="ce43">
            <text:p>3.12</text:p>
          </table:table-cell>
          <table:table-cell office:value-type="float" office:value="16948" table:style-name="ce42">
            <text:p>16,948</text:p>
          </table:table-cell>
          <table:table-cell office:value-type="float" office:value="8.5" table:style-name="ce43">
            <text:p>8.50</text:p>
          </table:table-cell>
          <table:table-cell office:value-type="float" office:value="4818" table:style-name="ce42">
            <text:p>4,818</text:p>
          </table:table-cell>
          <table:table-cell office:value-type="float" office:value="2.42" table:style-name="ce43">
            <text:p>2.42</text:p>
          </table:table-cell>
          <table:table-cell office:value-type="float" office:value="71109" table:style-name="ce42">
            <text:p>71,109</text:p>
          </table:table-cell>
          <table:table-cell office:value-type="float" office:value="69427" table:style-name="ce42">
            <text:p>69,427</text:p>
          </table:table-cell>
          <table:table-cell office:value-type="float" office:value="545657" table:style-name="ce41">
            <text:p>545,657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11 月</text:p>
          </table:table-cell>
          <table:covered-table-cell/>
          <table:table-cell office:value-type="float" office:value="8465553" table:style-name="ce42">
            <text:p>8,465,553</text:p>
          </table:table-cell>
          <table:table-cell office:value-type="float" office:value="23483793" table:style-name="ce42">
            <text:p>23,483,793</text:p>
          </table:table-cell>
          <table:table-cell office:value-type="float" office:value="11709439" table:style-name="ce42">
            <text:p>11,709,439</text:p>
          </table:table-cell>
          <table:table-cell office:value-type="float" office:value="11774354" table:style-name="ce42">
            <text:p>11,774,354</text:p>
          </table:table-cell>
          <table:table-cell office:value-type="float" office:value="18971" table:style-name="ce42">
            <text:p>18,971</text:p>
          </table:table-cell>
          <table:table-cell office:value-type="float" office:value="9852" table:style-name="ce42">
            <text:p>9,852</text:p>
          </table:table-cell>
          <table:table-cell office:value-type="float" office:value="9119" table:style-name="ce42">
            <text:p>9,119</text:p>
          </table:table-cell>
          <table:table-cell office:value-type="float" office:value="9.83" table:style-name="ce43">
            <text:p>9.83</text:p>
          </table:table-cell>
          <table:table-cell office:value-type="float" office:value="13010" table:style-name="ce42">
            <text:p>13,010</text:p>
          </table:table-cell>
          <table:table-cell office:value-type="float" office:value="7807" table:style-name="ce42">
            <text:p>7,807</text:p>
          </table:table-cell>
          <table:table-cell office:value-type="float" office:value="5203" table:style-name="ce42">
            <text:p>5,203</text:p>
          </table:table-cell>
          <table:table-cell office:value-type="float" office:value="6.74" table:style-name="ce43">
            <text:p>6.74</text:p>
          </table:table-cell>
          <table:table-cell office:value-type="float" office:value="5961" table:style-name="ce47">
            <text:p><text:s text:c="3"/>5,961</text:p>
          </table:table-cell>
          <table:table-cell office:value-type="float" office:value="3.09" table:style-name="ce43">
            <text:p>3.09</text:p>
          </table:table-cell>
          <table:table-cell office:value-type="float" office:value="14388" table:style-name="ce42">
            <text:p>14,388</text:p>
          </table:table-cell>
          <table:table-cell office:value-type="float" office:value="7.46" table:style-name="ce43">
            <text:p>7.46</text:p>
          </table:table-cell>
          <table:table-cell office:value-type="float" office:value="4384" table:style-name="ce42">
            <text:p>4,384</text:p>
          </table:table-cell>
          <table:table-cell office:value-type="float" office:value="2.27" table:style-name="ce43">
            <text:p>2.27</text:p>
          </table:table-cell>
          <table:table-cell office:value-type="float" office:value="65740" table:style-name="ce42">
            <text:p>65,740</text:p>
          </table:table-cell>
          <table:table-cell office:value-type="float" office:value="64548" table:style-name="ce42">
            <text:p>64,548</text:p>
          </table:table-cell>
          <table:table-cell office:value-type="float" office:value="546218" table:style-name="ce41">
            <text:p>546,218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12 月</text:p>
          </table:table-cell>
          <table:covered-table-cell/>
          <table:table-cell office:value-type="float" office:value="8468978" table:style-name="ce42">
            <text:p>8,468,978</text:p>
          </table:table-cell>
          <table:table-cell office:value-type="float" office:value="23492074" table:style-name="ce42">
            <text:p>23,492,074</text:p>
          </table:table-cell>
          <table:table-cell office:value-type="float" office:value="11712047" table:style-name="ce42">
            <text:p>11,712,047</text:p>
          </table:table-cell>
          <table:table-cell office:value-type="float" office:value="11780027" table:style-name="ce42">
            <text:p>11,780,027</text:p>
          </table:table-cell>
          <table:table-cell office:value-type="float" office:value="20582" table:style-name="ce42">
            <text:p>20,582</text:p>
          </table:table-cell>
          <table:table-cell office:value-type="float" office:value="10642" table:style-name="ce42">
            <text:p>10,642</text:p>
          </table:table-cell>
          <table:table-cell office:value-type="float" office:value="9940" table:style-name="ce42">
            <text:p>9,940</text:p>
          </table:table-cell>
          <table:table-cell office:value-type="float" office:value="10.32" table:style-name="ce43">
            <text:p>10.32</text:p>
          </table:table-cell>
          <table:table-cell office:value-type="float" office:value="14426" table:style-name="ce42">
            <text:p>14,426</text:p>
          </table:table-cell>
          <table:table-cell office:value-type="float" office:value="8737" table:style-name="ce42">
            <text:p>8,737</text:p>
          </table:table-cell>
          <table:table-cell office:value-type="float" office:value="5689" table:style-name="ce42">
            <text:p>5,689</text:p>
          </table:table-cell>
          <table:table-cell office:value-type="float" office:value="7.23" table:style-name="ce43">
            <text:p>7.23</text:p>
          </table:table-cell>
          <table:table-cell office:value-type="float" office:value="6156" table:style-name="ce47">
            <text:p><text:s text:c="3"/>6,156</text:p>
          </table:table-cell>
          <table:table-cell office:value-type="float" office:value="3.09" table:style-name="ce43">
            <text:p>3.09</text:p>
          </table:table-cell>
          <table:table-cell office:value-type="float" office:value="16677" table:style-name="ce42">
            <text:p>16,677</text:p>
          </table:table-cell>
          <table:table-cell office:value-type="float" office:value="8.36" table:style-name="ce43">
            <text:p>8.36</text:p>
          </table:table-cell>
          <table:table-cell office:value-type="float" office:value="4685" table:style-name="ce42">
            <text:p>4,685</text:p>
          </table:table-cell>
          <table:table-cell office:value-type="float" office:value="2.35" table:style-name="ce43">
            <text:p>2.35</text:p>
          </table:table-cell>
          <table:table-cell office:value-type="float" office:value="69777" table:style-name="ce42">
            <text:p>69,777</text:p>
          </table:table-cell>
          <table:table-cell office:value-type="float" office:value="67652" table:style-name="ce42">
            <text:p>67,652</text:p>
          </table:table-cell>
          <table:table-cell office:value-type="float" office:value="546698" table:style-name="ce41">
            <text:p>546,698</text:p>
          </table:table-cell>
          <table:table-cell table:number-columns-repeated="16361" table:style-name="ce40"/>
        </table:table-row>
        <table:table-row table:style-name="ro10">
          <table:table-cell office:value-type="string" table:number-columns-spanned="2" table:number-rows-spanned="1" table:style-name="ce243">
            <text:p>105年1~12月</text:p>
          </table:table-cell>
          <table:covered-table-cell/>
          <table:table-cell office:value-type="float" office:value="8561383" table:style-name="ce49">
            <text:p>8,561,383</text:p>
          </table:table-cell>
          <table:table-cell office:value-type="float" office:value="23539816" table:style-name="ce49">
            <text:p>23,539,816</text:p>
          </table:table-cell>
          <table:table-cell office:value-type="float" office:value="11719270" table:style-name="ce49">
            <text:p>11,719,270</text:p>
          </table:table-cell>
          <table:table-cell office:value-type="float" office:value="11820546" table:style-name="ce49">
            <text:p>11,820,546</text:p>
          </table:table-cell>
          <table:table-cell office:value-type="float" office:value="208440" table:style-name="ce49">
            <text:p>208,440</text:p>
          </table:table-cell>
          <table:table-cell office:value-type="float" office:value="108133" table:style-name="ce49">
            <text:p>108,133</text:p>
          </table:table-cell>
          <table:table-cell office:value-type="float" office:value="100307" table:style-name="ce49">
            <text:p>100,307</text:p>
          </table:table-cell>
          <table:table-cell office:value-type="float" office:value="8.86" table:style-name="ce50">
            <text:p><text:s text:c="3"/>8.86</text:p>
          </table:table-cell>
          <table:table-cell office:value-type="float" office:value="172405" table:style-name="ce49">
            <text:p>172,405</text:p>
          </table:table-cell>
          <table:table-cell office:value-type="float" office:value="103144" table:style-name="ce49">
            <text:p>103,144</text:p>
          </table:table-cell>
          <table:table-cell office:value-type="float" office:value="69261" table:style-name="ce49">
            <text:p>69,261</text:p>
          </table:table-cell>
          <table:table-cell office:value-type="float" office:value="7.33" table:style-name="ce50">
            <text:p><text:s text:c="3"/>7.33</text:p>
          </table:table-cell>
          <table:table-cell office:value-type="float" office:value="36035" table:style-name="ce49">
            <text:p>36,035</text:p>
          </table:table-cell>
          <table:table-cell office:value-type="float" office:value="1.53" table:style-name="ce50">
            <text:p><text:s text:c="3"/>1.53</text:p>
          </table:table-cell>
          <table:table-cell office:value-type="float" office:value="147861" table:style-name="ce49">
            <text:p>147,861</text:p>
          </table:table-cell>
          <table:table-cell office:value-type="float" office:value="6.29" table:style-name="ce50">
            <text:p><text:s text:c="3"/>6.29</text:p>
          </table:table-cell>
          <table:table-cell office:value-type="float" office:value="53837" table:style-name="ce49">
            <text:p>53,837</text:p>
          </table:table-cell>
          <table:table-cell office:value-type="float" office:value="2.29" table:style-name="ce50">
            <text:p><text:s text:c="3"/>2.29</text:p>
          </table:table-cell>
          <table:table-cell office:value-type="float" office:value="964536" table:style-name="ce49">
            <text:p>964,536</text:p>
          </table:table-cell>
          <table:table-cell office:value-type="float" office:value="952829" table:style-name="ce49">
            <text:p>952,829</text:p>
          </table:table-cell>
          <table:table-cell office:value-type="float" office:value="553228" table:style-name="ce48">
            <text:p>553,228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13">
            <text:p>1 月</text:p>
          </table:table-cell>
          <table:covered-table-cell/>
          <table:table-cell office:value-type="float" office:value="8471543" table:style-name="ce42">
            <text:p>8,471,543</text:p>
          </table:table-cell>
          <table:table-cell office:value-type="float" office:value="23496068" table:style-name="ce42">
            <text:p>23,496,068</text:p>
          </table:table-cell>
          <table:table-cell office:value-type="float" office:value="11712764" table:style-name="ce42">
            <text:p>11,712,764</text:p>
          </table:table-cell>
          <table:table-cell office:value-type="float" office:value="11783304" table:style-name="ce42">
            <text:p>11,783,304</text:p>
          </table:table-cell>
          <table:table-cell office:value-type="float" office:value="17190" table:style-name="ce42">
            <text:p>17,190</text:p>
          </table:table-cell>
          <table:table-cell office:value-type="float" office:value="9015" table:style-name="ce42">
            <text:p>9,015</text:p>
          </table:table-cell>
          <table:table-cell office:value-type="float" office:value="8175" table:style-name="ce42">
            <text:p>8,175</text:p>
          </table:table-cell>
          <table:table-cell office:value-type="float" office:value="8.64" table:style-name="ce43">
            <text:p>8.64</text:p>
          </table:table-cell>
          <table:table-cell office:value-type="float" office:value="14292" table:style-name="ce42">
            <text:p>14,292</text:p>
          </table:table-cell>
          <table:table-cell office:value-type="float" office:value="8606" table:style-name="ce42">
            <text:p>8,606</text:p>
          </table:table-cell>
          <table:table-cell office:value-type="float" office:value="5686" table:style-name="ce42">
            <text:p>5,686</text:p>
          </table:table-cell>
          <table:table-cell office:value-type="float" office:value="7.18" table:style-name="ce43">
            <text:p>7.18</text:p>
          </table:table-cell>
          <table:table-cell office:value-type="float" office:value="2898" table:style-name="ce47">
            <text:p><text:s text:c="3"/>2,898</text:p>
          </table:table-cell>
          <table:table-cell office:value-type="float" office:value="1.46" table:style-name="ce43">
            <text:p>1.46</text:p>
          </table:table-cell>
          <table:table-cell office:value-type="float" office:value="16588" table:style-name="ce42">
            <text:p>16,588</text:p>
          </table:table-cell>
          <table:table-cell office:value-type="float" office:value="8.34" table:style-name="ce43">
            <text:p>8.34</text:p>
          </table:table-cell>
          <table:table-cell office:value-type="float" office:value="3919" table:style-name="ce42">
            <text:p>3,919</text:p>
          </table:table-cell>
          <table:table-cell office:value-type="float" office:value="1.97" table:style-name="ce43">
            <text:p>1.97</text:p>
          </table:table-cell>
          <table:table-cell office:value-type="float" office:value="73751" table:style-name="ce42">
            <text:p>73,751</text:p>
          </table:table-cell>
          <table:table-cell office:value-type="float" office:value="72655" table:style-name="ce42">
            <text:p>72,655</text:p>
          </table:table-cell>
          <table:table-cell office:value-type="float" office:value="547035" table:style-name="ce41">
            <text:p>547,035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13">
            <text:p>2 月</text:p>
          </table:table-cell>
          <table:covered-table-cell/>
          <table:table-cell office:value-type="float" office:value="8473964" table:style-name="ce42">
            <text:p>8,473,964</text:p>
          </table:table-cell>
          <table:table-cell office:value-type="float" office:value="23496935" table:style-name="ce42">
            <text:p>23,496,935</text:p>
          </table:table-cell>
          <table:table-cell office:value-type="float" office:value="11711706" table:style-name="ce42">
            <text:p>11,711,706</text:p>
          </table:table-cell>
          <table:table-cell office:value-type="float" office:value="11785229" table:style-name="ce42">
            <text:p>11,785,229</text:p>
          </table:table-cell>
          <table:table-cell office:value-type="float" office:value="15184" table:style-name="ce42">
            <text:p>15,184</text:p>
          </table:table-cell>
          <table:table-cell office:value-type="float" office:value="7852" table:style-name="ce42">
            <text:p>7,852</text:p>
          </table:table-cell>
          <table:table-cell office:value-type="float" office:value="7332" table:style-name="ce42">
            <text:p>7,332</text:p>
          </table:table-cell>
          <table:table-cell office:value-type="float" office:value="8.16" table:style-name="ce43">
            <text:p>8.16</text:p>
          </table:table-cell>
          <table:table-cell office:value-type="float" office:value="15441" table:style-name="ce42">
            <text:p>15,441</text:p>
          </table:table-cell>
          <table:table-cell office:value-type="float" office:value="9317" table:style-name="ce42">
            <text:p>9,317</text:p>
          </table:table-cell>
          <table:table-cell office:value-type="float" office:value="6124" table:style-name="ce42">
            <text:p>6,124</text:p>
          </table:table-cell>
          <table:table-cell office:value-type="float" office:value="8.2899999999999991" table:style-name="ce43">
            <text:p>8.29</text:p>
          </table:table-cell>
          <table:table-cell office:value-type="float" office:value="-257" table:style-name="ce45">
            <text:p>－ <text:s/>257</text:p>
          </table:table-cell>
          <table:table-cell office:value-type="float" office:value="-0.14000000000000001" table:style-name="ce44">
            <text:p>－ <text:s/>0.14</text:p>
          </table:table-cell>
          <table:table-cell office:value-type="float" office:value="9677" table:style-name="ce42">
            <text:p>9,677</text:p>
          </table:table-cell>
          <table:table-cell office:value-type="float" office:value="5.2" table:style-name="ce43">
            <text:p>5.20</text:p>
          </table:table-cell>
          <table:table-cell office:value-type="float" office:value="3231" table:style-name="ce42">
            <text:p>3,231</text:p>
          </table:table-cell>
          <table:table-cell office:value-type="float" office:value="1.74" table:style-name="ce43">
            <text:p>1.74</text:p>
          </table:table-cell>
          <table:table-cell office:value-type="float" office:value="65735" table:style-name="ce42">
            <text:p>65,735</text:p>
          </table:table-cell>
          <table:table-cell office:value-type="float" office:value="64611" table:style-name="ce42">
            <text:p>64,611</text:p>
          </table:table-cell>
          <table:table-cell office:value-type="float" office:value="547456" table:style-name="ce41">
            <text:p>547,456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3 月</text:p>
          </table:table-cell>
          <table:covered-table-cell/>
          <table:table-cell office:value-type="float" office:value="8479633" table:style-name="ce42">
            <text:p>8,479,633</text:p>
          </table:table-cell>
          <table:table-cell office:value-type="float" office:value="23496813" table:style-name="ce42">
            <text:p>23,496,813</text:p>
          </table:table-cell>
          <table:table-cell office:value-type="float" office:value="11710082" table:style-name="ce42">
            <text:p>11,710,082</text:p>
          </table:table-cell>
          <table:table-cell office:value-type="float" office:value="11786731" table:style-name="ce42">
            <text:p>11,786,731</text:p>
          </table:table-cell>
          <table:table-cell office:value-type="float" office:value="19052" table:style-name="ce42">
            <text:p>19,052</text:p>
          </table:table-cell>
          <table:table-cell office:value-type="float" office:value="9976" table:style-name="ce42">
            <text:p>9,976</text:p>
          </table:table-cell>
          <table:table-cell office:value-type="float" office:value="9076" table:style-name="ce42">
            <text:p>9,076</text:p>
          </table:table-cell>
          <table:table-cell office:value-type="float" office:value="9.57" table:style-name="ce43">
            <text:p>9.57</text:p>
          </table:table-cell>
          <table:table-cell office:value-type="float" office:value="18918" table:style-name="ce42">
            <text:p>18,918</text:p>
          </table:table-cell>
          <table:table-cell office:value-type="float" office:value="11279" table:style-name="ce42">
            <text:p>11,279</text:p>
          </table:table-cell>
          <table:table-cell office:value-type="float" office:value="7639" table:style-name="ce42">
            <text:p>7,639</text:p>
          </table:table-cell>
          <table:table-cell office:value-type="float" office:value="9.51" table:style-name="ce43">
            <text:p>9.51</text:p>
          </table:table-cell>
          <table:table-cell office:value-type="float" office:value="134" table:style-name="ce45">
            <text:p><text:s text:c="3"/>134</text:p>
          </table:table-cell>
          <table:table-cell office:value-type="float" office:value="7.0000000000000007E-2" table:style-name="ce44">
            <text:p>0.07</text:p>
          </table:table-cell>
          <table:table-cell office:value-type="float" office:value="13181" table:style-name="ce42">
            <text:p>13,181</text:p>
          </table:table-cell>
          <table:table-cell office:value-type="float" office:value="6.62" table:style-name="ce43">
            <text:p>6.62</text:p>
          </table:table-cell>
          <table:table-cell office:value-type="float" office:value="5088" table:style-name="ce42">
            <text:p>5,088</text:p>
          </table:table-cell>
          <table:table-cell office:value-type="float" office:value="2.56" table:style-name="ce43">
            <text:p>2.56</text:p>
          </table:table-cell>
          <table:table-cell office:value-type="float" office:value="91477" table:style-name="ce42">
            <text:p>91,477</text:p>
          </table:table-cell>
          <table:table-cell office:value-type="float" office:value="91733" table:style-name="ce42">
            <text:p>91,733</text:p>
          </table:table-cell>
          <table:table-cell office:value-type="float" office:value="548025" table:style-name="ce41">
            <text:p>548,025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4 月</text:p>
          </table:table-cell>
          <table:covered-table-cell/>
          <table:table-cell office:value-type="float" office:value="8484626" table:style-name="ce42">
            <text:p>8,484,626</text:p>
          </table:table-cell>
          <table:table-cell office:value-type="float" office:value="23499404" table:style-name="ce42">
            <text:p>23,499,404</text:p>
          </table:table-cell>
          <table:table-cell office:value-type="float" office:value="11709898" table:style-name="ce42">
            <text:p>11,709,898</text:p>
          </table:table-cell>
          <table:table-cell office:value-type="float" office:value="11789506" table:style-name="ce42">
            <text:p>11,789,506</text:p>
          </table:table-cell>
          <table:table-cell office:value-type="float" office:value="15746" table:style-name="ce42">
            <text:p>15,746</text:p>
          </table:table-cell>
          <table:table-cell office:value-type="float" office:value="8089" table:style-name="ce42">
            <text:p>8,089</text:p>
          </table:table-cell>
          <table:table-cell office:value-type="float" office:value="7657" table:style-name="ce42">
            <text:p>7,657</text:p>
          </table:table-cell>
          <table:table-cell office:value-type="float" office:value="8.18" table:style-name="ce43">
            <text:p>8.18</text:p>
          </table:table-cell>
          <table:table-cell office:value-type="float" office:value="14520" table:style-name="ce42">
            <text:p>14,520</text:p>
          </table:table-cell>
          <table:table-cell office:value-type="float" office:value="8673" table:style-name="ce42">
            <text:p>8,673</text:p>
          </table:table-cell>
          <table:table-cell office:value-type="float" office:value="5847" table:style-name="ce42">
            <text:p>5,847</text:p>
          </table:table-cell>
          <table:table-cell office:value-type="float" office:value="7.54" table:style-name="ce43">
            <text:p>7.54</text:p>
          </table:table-cell>
          <table:table-cell office:value-type="float" office:value="1226" table:style-name="ce45">
            <text:p><text:s text:c="3"/>1,226</text:p>
          </table:table-cell>
          <table:table-cell office:value-type="float" office:value="0.64" table:style-name="ce44">
            <text:p>0.64</text:p>
          </table:table-cell>
          <table:table-cell office:value-type="float" office:value="9135" table:style-name="ce42">
            <text:p>9,135</text:p>
          </table:table-cell>
          <table:table-cell office:value-type="float" office:value="4.74" table:style-name="ce43">
            <text:p>4.74</text:p>
          </table:table-cell>
          <table:table-cell office:value-type="float" office:value="4346" table:style-name="ce42">
            <text:p>4,346</text:p>
          </table:table-cell>
          <table:table-cell office:value-type="float" office:value="2.2599999999999998" table:style-name="ce43">
            <text:p>2.26</text:p>
          </table:table-cell>
          <table:table-cell office:value-type="float" office:value="76280" table:style-name="ce42">
            <text:p>76,280</text:p>
          </table:table-cell>
          <table:table-cell office:value-type="float" office:value="74915" table:style-name="ce42">
            <text:p>74,915</text:p>
          </table:table-cell>
          <table:table-cell office:value-type="float" office:value="548548" table:style-name="ce41">
            <text:p>548,548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5 月</text:p>
          </table:table-cell>
          <table:covered-table-cell/>
          <table:table-cell office:value-type="float" office:value="8493007" table:style-name="ce42">
            <text:p>8,493,007</text:p>
          </table:table-cell>
          <table:table-cell office:value-type="float" office:value="23503349" table:style-name="ce42">
            <text:p>23,503,349</text:p>
          </table:table-cell>
          <table:table-cell office:value-type="float" office:value="11710494" table:style-name="ce42">
            <text:p>11,710,494</text:p>
          </table:table-cell>
          <table:table-cell office:value-type="float" office:value="11792855" table:style-name="ce42">
            <text:p>11,792,855</text:p>
          </table:table-cell>
          <table:table-cell office:value-type="float" office:value="17346" table:style-name="ce42">
            <text:p>17,346</text:p>
          </table:table-cell>
          <table:table-cell office:value-type="float" office:value="8922" table:style-name="ce42">
            <text:p>8,922</text:p>
          </table:table-cell>
          <table:table-cell office:value-type="float" office:value="8424" table:style-name="ce42">
            <text:p>8,424</text:p>
          </table:table-cell>
          <table:table-cell office:value-type="float" office:value="8.7100000000000009" table:style-name="ce43">
            <text:p>8.71</text:p>
          </table:table-cell>
          <table:table-cell office:value-type="float" office:value="14238" table:style-name="ce42">
            <text:p>14,238</text:p>
          </table:table-cell>
          <table:table-cell office:value-type="float" office:value="8478" table:style-name="ce42">
            <text:p>8,478</text:p>
          </table:table-cell>
          <table:table-cell office:value-type="float" office:value="5760" table:style-name="ce42">
            <text:p>5,760</text:p>
          </table:table-cell>
          <table:table-cell office:value-type="float" office:value="7.15" table:style-name="ce43">
            <text:p>7.15</text:p>
          </table:table-cell>
          <table:table-cell office:value-type="float" office:value="3108" table:style-name="ce45">
            <text:p><text:s text:c="3"/>3,108</text:p>
          </table:table-cell>
          <table:table-cell office:value-type="float" office:value="1.56" table:style-name="ce44">
            <text:p>1.56</text:p>
          </table:table-cell>
          <table:table-cell office:value-type="float" office:value="15456" table:style-name="ce42">
            <text:p>15,456</text:p>
          </table:table-cell>
          <table:table-cell office:value-type="float" office:value="7.76" table:style-name="ce43">
            <text:p>7.76</text:p>
          </table:table-cell>
          <table:table-cell office:value-type="float" office:value="4900" table:style-name="ce42">
            <text:p>4,900</text:p>
          </table:table-cell>
          <table:table-cell office:value-type="float" office:value="2.46" table:style-name="ce43">
            <text:p>2.46</text:p>
          </table:table-cell>
          <table:table-cell office:value-type="float" office:value="89966" table:style-name="ce42">
            <text:p>89,966</text:p>
          </table:table-cell>
          <table:table-cell office:value-type="float" office:value="89129" table:style-name="ce42">
            <text:p>89,129</text:p>
          </table:table-cell>
          <table:table-cell office:value-type="float" office:value="549127" table:style-name="ce41">
            <text:p>549,127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6 月</text:p>
          </table:table-cell>
          <table:covered-table-cell/>
          <table:table-cell office:value-type="float" office:value="8499758" table:style-name="ce42">
            <text:p>8,499,758</text:p>
          </table:table-cell>
          <table:table-cell office:value-type="float" office:value="23508362" table:style-name="ce42">
            <text:p>23,508,362</text:p>
          </table:table-cell>
          <table:table-cell office:value-type="float" office:value="11711541" table:style-name="ce42">
            <text:p>11,711,541</text:p>
          </table:table-cell>
          <table:table-cell office:value-type="float" office:value="11796821" table:style-name="ce42">
            <text:p>11,796,821</text:p>
          </table:table-cell>
          <table:table-cell office:value-type="float" office:value="16412" table:style-name="ce42">
            <text:p>16,412</text:p>
          </table:table-cell>
          <table:table-cell office:value-type="float" office:value="8571" table:style-name="ce42">
            <text:p>8,571</text:p>
          </table:table-cell>
          <table:table-cell office:value-type="float" office:value="7841" table:style-name="ce42">
            <text:p>7,841</text:p>
          </table:table-cell>
          <table:table-cell office:value-type="float" office:value="8.52" table:style-name="ce43">
            <text:p>8.52</text:p>
          </table:table-cell>
          <table:table-cell office:value-type="float" office:value="13445" table:style-name="ce42">
            <text:p>13,445</text:p>
          </table:table-cell>
          <table:table-cell office:value-type="float" office:value="8008" table:style-name="ce42">
            <text:p>8,008</text:p>
          </table:table-cell>
          <table:table-cell office:value-type="float" office:value="5437" table:style-name="ce42">
            <text:p>5,437</text:p>
          </table:table-cell>
          <table:table-cell office:value-type="float" office:value="6.98" table:style-name="ce43">
            <text:p>6.98</text:p>
          </table:table-cell>
          <table:table-cell office:value-type="float" office:value="2967" table:style-name="ce45">
            <text:p><text:s text:c="3"/>2,967</text:p>
          </table:table-cell>
          <table:table-cell office:value-type="float" office:value="1.54" table:style-name="ce44">
            <text:p>1.54</text:p>
          </table:table-cell>
          <table:table-cell office:value-type="float" office:value="10765" table:style-name="ce42">
            <text:p>10,765</text:p>
          </table:table-cell>
          <table:table-cell office:value-type="float" office:value="5.59" table:style-name="ce43">
            <text:p>5.59</text:p>
          </table:table-cell>
          <table:table-cell office:value-type="float" office:value="4517" table:style-name="ce42">
            <text:p>4,517</text:p>
          </table:table-cell>
          <table:table-cell office:value-type="float" office:value="2.34" table:style-name="ce43">
            <text:p>2.34</text:p>
          </table:table-cell>
          <table:table-cell office:value-type="float" office:value="79528" table:style-name="ce42">
            <text:p>79,528</text:p>
          </table:table-cell>
          <table:table-cell office:value-type="float" office:value="77482" table:style-name="ce42">
            <text:p>77,482</text:p>
          </table:table-cell>
          <table:table-cell office:value-type="float" office:value="549679" table:style-name="ce41">
            <text:p>549,679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7 月</text:p>
          </table:table-cell>
          <table:covered-table-cell/>
          <table:table-cell office:value-type="float" office:value="8507475" table:style-name="ce42">
            <text:p>8,507,475</text:p>
          </table:table-cell>
          <table:table-cell office:value-type="float" office:value="23514750" table:style-name="ce42">
            <text:p>23,514,750</text:p>
          </table:table-cell>
          <table:table-cell office:value-type="float" office:value="11713460" table:style-name="ce42">
            <text:p>11,713,460</text:p>
          </table:table-cell>
          <table:table-cell office:value-type="float" office:value="11801290" table:style-name="ce42">
            <text:p>11,801,290</text:p>
          </table:table-cell>
          <table:table-cell office:value-type="float" office:value="16482" table:style-name="ce42">
            <text:p>16,482</text:p>
          </table:table-cell>
          <table:table-cell office:value-type="float" office:value="8639" table:style-name="ce42">
            <text:p>8,639</text:p>
          </table:table-cell>
          <table:table-cell office:value-type="float" office:value="7843" table:style-name="ce42">
            <text:p>7,843</text:p>
          </table:table-cell>
          <table:table-cell office:value-type="float" office:value="8.2799999999999994" table:style-name="ce43">
            <text:p>8.28</text:p>
          </table:table-cell>
          <table:table-cell office:value-type="float" office:value="13021" table:style-name="ce42">
            <text:p>13,021</text:p>
          </table:table-cell>
          <table:table-cell office:value-type="float" office:value="7745" table:style-name="ce42">
            <text:p>7,745</text:p>
          </table:table-cell>
          <table:table-cell office:value-type="float" office:value="5276" table:style-name="ce42">
            <text:p>5,276</text:p>
          </table:table-cell>
          <table:table-cell office:value-type="float" office:value="6.54" table:style-name="ce43">
            <text:p>6.54</text:p>
          </table:table-cell>
          <table:table-cell office:value-type="float" office:value="3461" table:style-name="ce45">
            <text:p><text:s text:c="3"/>3,461</text:p>
          </table:table-cell>
          <table:table-cell office:value-type="float" office:value="1.74" table:style-name="ce44">
            <text:p>1.74</text:p>
          </table:table-cell>
          <table:table-cell office:value-type="float" office:value="10517" table:style-name="ce42">
            <text:p>10,517</text:p>
          </table:table-cell>
          <table:table-cell office:value-type="float" office:value="5.28" table:style-name="ce43">
            <text:p>5.28</text:p>
          </table:table-cell>
          <table:table-cell office:value-type="float" office:value="4470" table:style-name="ce42">
            <text:p>4,470</text:p>
          </table:table-cell>
          <table:table-cell office:value-type="float" office:value="2.2400000000000002" table:style-name="ce43">
            <text:p>2.24</text:p>
          </table:table-cell>
          <table:table-cell office:value-type="float" office:value="84612" table:style-name="ce42">
            <text:p>84,612</text:p>
          </table:table-cell>
          <table:table-cell office:value-type="float" office:value="81685" table:style-name="ce42">
            <text:p>81,685</text:p>
          </table:table-cell>
          <table:table-cell office:value-type="float" office:value="550268" table:style-name="ce41">
            <text:p>550,268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8 月</text:p>
          </table:table-cell>
          <table:covered-table-cell/>
          <table:table-cell office:value-type="float" office:value="8520056" table:style-name="ce42">
            <text:p>8,520,056</text:p>
          </table:table-cell>
          <table:table-cell office:value-type="float" office:value="23516841" table:style-name="ce42">
            <text:p>23,516,841</text:p>
          </table:table-cell>
          <table:table-cell office:value-type="float" office:value="11713364" table:style-name="ce42">
            <text:p>11,713,364</text:p>
          </table:table-cell>
          <table:table-cell office:value-type="float" office:value="11803477" table:style-name="ce42">
            <text:p>11,803,477</text:p>
          </table:table-cell>
          <table:table-cell office:value-type="float" office:value="17239" table:style-name="ce42">
            <text:p>17,239</text:p>
          </table:table-cell>
          <table:table-cell office:value-type="float" office:value="8945" table:style-name="ce42">
            <text:p>8,945</text:p>
          </table:table-cell>
          <table:table-cell office:value-type="float" office:value="8294" table:style-name="ce42">
            <text:p>8,294</text:p>
          </table:table-cell>
          <table:table-cell office:value-type="float" office:value="8.66" table:style-name="ce43">
            <text:p>8.66</text:p>
          </table:table-cell>
          <table:table-cell office:value-type="float" office:value="14195" table:style-name="ce42">
            <text:p>14,195</text:p>
          </table:table-cell>
          <table:table-cell office:value-type="float" office:value="8418" table:style-name="ce42">
            <text:p>8,418</text:p>
          </table:table-cell>
          <table:table-cell office:value-type="float" office:value="5777" table:style-name="ce42">
            <text:p>5,777</text:p>
          </table:table-cell>
          <table:table-cell office:value-type="float" office:value="7.13" table:style-name="ce43">
            <text:p>7.13</text:p>
          </table:table-cell>
          <table:table-cell office:value-type="float" office:value="3044" table:style-name="ce45">
            <text:p><text:s text:c="3"/>3,044</text:p>
          </table:table-cell>
          <table:table-cell office:value-type="float" office:value="1.53" table:style-name="ce44">
            <text:p>1.53</text:p>
          </table:table-cell>
          <table:table-cell office:value-type="float" office:value="5671" table:style-name="ce42">
            <text:p>5,671</text:p>
          </table:table-cell>
          <table:table-cell office:value-type="float" office:value="2.85" table:style-name="ce43">
            <text:p>2.85</text:p>
          </table:table-cell>
          <table:table-cell office:value-type="float" office:value="4920" table:style-name="ce42">
            <text:p>4,920</text:p>
          </table:table-cell>
          <table:table-cell office:value-type="float" office:value="2.4700000000000002" table:style-name="ce43">
            <text:p>2.47</text:p>
          </table:table-cell>
          <table:table-cell office:value-type="float" office:value="94606" table:style-name="ce42">
            <text:p>94,606</text:p>
          </table:table-cell>
          <table:table-cell office:value-type="float" office:value="95559" table:style-name="ce42">
            <text:p>95,559</text:p>
          </table:table-cell>
          <table:table-cell office:value-type="float" office:value="550924" table:style-name="ce41">
            <text:p>550,924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9 月</text:p>
          </table:table-cell>
          <table:covered-table-cell/>
          <table:table-cell office:value-type="float" office:value="8536883" table:style-name="ce42">
            <text:p>8,536,883</text:p>
          </table:table-cell>
          <table:table-cell office:value-type="float" office:value="23519518" table:style-name="ce42">
            <text:p>23,519,518</text:p>
          </table:table-cell>
          <table:table-cell office:value-type="float" office:value="11713562" table:style-name="ce42">
            <text:p>11,713,562</text:p>
          </table:table-cell>
          <table:table-cell office:value-type="float" office:value="11805956" table:style-name="ce42">
            <text:p>11,805,956</text:p>
          </table:table-cell>
          <table:table-cell office:value-type="float" office:value="16760" table:style-name="ce42">
            <text:p>16,760</text:p>
          </table:table-cell>
          <table:table-cell office:value-type="float" office:value="8630" table:style-name="ce42">
            <text:p>8,630</text:p>
          </table:table-cell>
          <table:table-cell office:value-type="float" office:value="8130" table:style-name="ce42">
            <text:p>8,130</text:p>
          </table:table-cell>
          <table:table-cell office:value-type="float" office:value="8.69" table:style-name="ce43">
            <text:p>8.69</text:p>
          </table:table-cell>
          <table:table-cell office:value-type="float" office:value="12829" table:style-name="ce42">
            <text:p>12,829</text:p>
          </table:table-cell>
          <table:table-cell office:value-type="float" office:value="7651" table:style-name="ce42">
            <text:p>7,651</text:p>
          </table:table-cell>
          <table:table-cell office:value-type="float" office:value="5178" table:style-name="ce42">
            <text:p>5,178</text:p>
          </table:table-cell>
          <table:table-cell office:value-type="float" office:value="6.66" table:style-name="ce43">
            <text:p>6.66</text:p>
          </table:table-cell>
          <table:table-cell office:value-type="float" office:value="3931" table:style-name="ce45">
            <text:p><text:s text:c="3"/>3,931</text:p>
          </table:table-cell>
          <table:table-cell office:value-type="float" office:value="2.04" table:style-name="ce44">
            <text:p>2.04</text:p>
          </table:table-cell>
          <table:table-cell office:value-type="float" office:value="12186" table:style-name="ce42">
            <text:p>12,186</text:p>
          </table:table-cell>
          <table:table-cell office:value-type="float" office:value="6.32" table:style-name="ce43">
            <text:p>6.32</text:p>
          </table:table-cell>
          <table:table-cell office:value-type="float" office:value="4431" table:style-name="ce42">
            <text:p>4,431</text:p>
          </table:table-cell>
          <table:table-cell office:value-type="float" office:value="2.2999999999999998" table:style-name="ce43">
            <text:p>2.30</text:p>
          </table:table-cell>
          <table:table-cell office:value-type="float" office:value="83499" table:style-name="ce42">
            <text:p>83,499</text:p>
          </table:table-cell>
          <table:table-cell office:value-type="float" office:value="84753" table:style-name="ce42">
            <text:p>84,753</text:p>
          </table:table-cell>
          <table:table-cell office:value-type="float" office:value="551535" table:style-name="ce41">
            <text:p>551,535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10 月</text:p>
          </table:table-cell>
          <table:covered-table-cell/>
          <table:table-cell office:value-type="float" office:value="8540340" table:style-name="ce42">
            <text:p>8,540,340</text:p>
          </table:table-cell>
          <table:table-cell office:value-type="float" office:value="23526295" table:style-name="ce42">
            <text:p>23,526,295</text:p>
          </table:table-cell>
          <table:table-cell office:value-type="float" office:value="11715578" table:style-name="ce42">
            <text:p>11,715,578</text:p>
          </table:table-cell>
          <table:table-cell office:value-type="float" office:value="11810717" table:style-name="ce42">
            <text:p>11,810,717</text:p>
          </table:table-cell>
          <table:table-cell office:value-type="float" office:value="19183" table:style-name="ce42">
            <text:p>19,183</text:p>
          </table:table-cell>
          <table:table-cell office:value-type="float" office:value="10004" table:style-name="ce42">
            <text:p>10,004</text:p>
          </table:table-cell>
          <table:table-cell office:value-type="float" office:value="9179" table:style-name="ce42">
            <text:p>9,179</text:p>
          </table:table-cell>
          <table:table-cell office:value-type="float" office:value="9.6300000000000008" table:style-name="ce43">
            <text:p>9.63</text:p>
          </table:table-cell>
          <table:table-cell office:value-type="float" office:value="13676" table:style-name="ce42">
            <text:p>13,676</text:p>
          </table:table-cell>
          <table:table-cell office:value-type="float" office:value="8270" table:style-name="ce42">
            <text:p>8,270</text:p>
          </table:table-cell>
          <table:table-cell office:value-type="float" office:value="5406" table:style-name="ce42">
            <text:p>5,406</text:p>
          </table:table-cell>
          <table:table-cell office:value-type="float" office:value="6.86" table:style-name="ce43">
            <text:p>6.86</text:p>
          </table:table-cell>
          <table:table-cell office:value-type="float" office:value="5507" table:style-name="ce45">
            <text:p><text:s text:c="3"/>5,507</text:p>
          </table:table-cell>
          <table:table-cell office:value-type="float" office:value="2.76" table:style-name="ce44">
            <text:p>2.76</text:p>
          </table:table-cell>
          <table:table-cell office:value-type="float" office:value="14778" table:style-name="ce42">
            <text:p>14,778</text:p>
          </table:table-cell>
          <table:table-cell office:value-type="float" office:value="7.42" table:style-name="ce43">
            <text:p>7.42</text:p>
          </table:table-cell>
          <table:table-cell office:value-type="float" office:value="4756" table:style-name="ce42">
            <text:p>4,756</text:p>
          </table:table-cell>
          <table:table-cell office:value-type="float" office:value="2.39" table:style-name="ce43">
            <text:p>2.39</text:p>
          </table:table-cell>
          <table:table-cell office:value-type="float" office:value="72610" table:style-name="ce42">
            <text:p>72,610</text:p>
          </table:table-cell>
          <table:table-cell office:value-type="float" office:value="71340" table:style-name="ce42">
            <text:p>71,340</text:p>
          </table:table-cell>
          <table:table-cell office:value-type="float" office:value="552221" table:style-name="ce41">
            <text:p>552,221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11 月</text:p>
          </table:table-cell>
          <table:covered-table-cell/>
          <table:table-cell office:value-type="float" office:value="8553994" table:style-name="ce42">
            <text:p>8,553,994</text:p>
          </table:table-cell>
          <table:table-cell office:value-type="float" office:value="23532065" table:style-name="ce42">
            <text:p>23,532,065</text:p>
          </table:table-cell>
          <table:table-cell office:value-type="float" office:value="11716952" table:style-name="ce42">
            <text:p>11,716,952</text:p>
          </table:table-cell>
          <table:table-cell office:value-type="float" office:value="11815113" table:style-name="ce42">
            <text:p>11,815,113</text:p>
          </table:table-cell>
          <table:table-cell office:value-type="float" office:value="17957" table:style-name="ce42">
            <text:p>17,957</text:p>
          </table:table-cell>
          <table:table-cell office:value-type="float" office:value="9232" table:style-name="ce42">
            <text:p>9,232</text:p>
          </table:table-cell>
          <table:table-cell office:value-type="float" office:value="8725" table:style-name="ce42">
            <text:p>8,725</text:p>
          </table:table-cell>
          <table:table-cell office:value-type="float" office:value="9.31" table:style-name="ce43">
            <text:p>9.31</text:p>
          </table:table-cell>
          <table:table-cell office:value-type="float" office:value="13663" table:style-name="ce42">
            <text:p>13,663</text:p>
          </table:table-cell>
          <table:table-cell office:value-type="float" office:value="8184" table:style-name="ce42">
            <text:p>8,184</text:p>
          </table:table-cell>
          <table:table-cell office:value-type="float" office:value="5479" table:style-name="ce42">
            <text:p>5,479</text:p>
          </table:table-cell>
          <table:table-cell office:value-type="float" office:value="7.08" table:style-name="ce43">
            <text:p>7.08</text:p>
          </table:table-cell>
          <table:table-cell office:value-type="float" office:value="4294" table:style-name="ce45">
            <text:p><text:s text:c="3"/>4,294</text:p>
          </table:table-cell>
          <table:table-cell office:value-type="float" office:value="2.23" table:style-name="ce44">
            <text:p>2.23</text:p>
          </table:table-cell>
          <table:table-cell office:value-type="float" office:value="13348" table:style-name="ce42">
            <text:p>13,348</text:p>
          </table:table-cell>
          <table:table-cell office:value-type="float" office:value="6.92" table:style-name="ce43">
            <text:p>6.92</text:p>
          </table:table-cell>
          <table:table-cell office:value-type="float" office:value="4631" table:style-name="ce42">
            <text:p>4,631</text:p>
          </table:table-cell>
          <table:table-cell office:value-type="float" office:value="2.4" table:style-name="ce43">
            <text:p>2.40</text:p>
          </table:table-cell>
          <table:table-cell office:value-type="float" office:value="75333" table:style-name="ce42">
            <text:p>75,333</text:p>
          </table:table-cell>
          <table:table-cell office:value-type="float" office:value="73857" table:style-name="ce42">
            <text:p>73,857</text:p>
          </table:table-cell>
          <table:table-cell office:value-type="float" office:value="552687" table:style-name="ce41">
            <text:p>552,687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13">
            <text:p>12 月</text:p>
          </table:table-cell>
          <table:covered-table-cell/>
          <table:table-cell office:value-type="float" office:value="8561383" table:style-name="ce42">
            <text:p>8,561,383</text:p>
          </table:table-cell>
          <table:table-cell office:value-type="float" office:value="23539816" table:style-name="ce42">
            <text:p>23,539,816</text:p>
          </table:table-cell>
          <table:table-cell office:value-type="float" office:value="11719270" table:style-name="ce42">
            <text:p>11,719,270</text:p>
          </table:table-cell>
          <table:table-cell office:value-type="float" office:value="11820546" table:style-name="ce42">
            <text:p>11,820,546</text:p>
          </table:table-cell>
          <table:table-cell office:value-type="float" office:value="19889" table:style-name="ce42">
            <text:p>19,889</text:p>
          </table:table-cell>
          <table:table-cell office:value-type="float" office:value="10258" table:style-name="ce42">
            <text:p>10,258</text:p>
          </table:table-cell>
          <table:table-cell office:value-type="float" office:value="9631" table:style-name="ce42">
            <text:p>9,631</text:p>
          </table:table-cell>
          <table:table-cell office:value-type="float" office:value="9.98" table:style-name="ce43">
            <text:p>9.98</text:p>
          </table:table-cell>
          <table:table-cell office:value-type="float" office:value="14167" table:style-name="ce42">
            <text:p>14,167</text:p>
          </table:table-cell>
          <table:table-cell office:value-type="float" office:value="8515" table:style-name="ce42">
            <text:p>8,515</text:p>
          </table:table-cell>
          <table:table-cell office:value-type="float" office:value="5652" table:style-name="ce42">
            <text:p>5,652</text:p>
          </table:table-cell>
          <table:table-cell office:value-type="float" office:value="7.11" table:style-name="ce43">
            <text:p>7.11</text:p>
          </table:table-cell>
          <table:table-cell office:value-type="float" office:value="5722" table:style-name="ce45">
            <text:p><text:s text:c="3"/>5,722</text:p>
          </table:table-cell>
          <table:table-cell office:value-type="float" office:value="2.87" table:style-name="ce44">
            <text:p>2.87</text:p>
          </table:table-cell>
          <table:table-cell office:value-type="float" office:value="16559" table:style-name="ce42">
            <text:p>16,559</text:p>
          </table:table-cell>
          <table:table-cell office:value-type="float" office:value="8.31" table:style-name="ce43">
            <text:p>8.31</text:p>
          </table:table-cell>
          <table:table-cell office:value-type="float" office:value="4628" table:style-name="ce42">
            <text:p>4,628</text:p>
          </table:table-cell>
          <table:table-cell office:value-type="float" office:value="2.3199999999999998" table:style-name="ce43">
            <text:p>2.32</text:p>
          </table:table-cell>
          <table:table-cell office:value-type="float" office:value="77139" table:style-name="ce42">
            <text:p>77,139</text:p>
          </table:table-cell>
          <table:table-cell office:value-type="float" office:value="75110" table:style-name="ce42">
            <text:p>75,110</text:p>
          </table:table-cell>
          <table:table-cell office:value-type="float" office:value="553228" table:style-name="ce41">
            <text:p>553,228</text:p>
          </table:table-cell>
          <table:table-cell table:number-columns-repeated="16361" table:style-name="ce40"/>
        </table:table-row>
        <table:table-row table:style-name="ro11">
          <table:table-cell table:style-name="ce39"/>
          <table:table-cell table:style-name="ce38"/>
          <table:table-cell table:style-name="ce37"/>
          <table:table-cell table:number-columns-repeated="6" table:style-name="ce35"/>
          <table:table-cell table:style-name="ce34"/>
          <table:table-cell table:number-columns-repeated="3" table:style-name="ce35"/>
          <table:table-cell table:style-name="ce34"/>
          <table:table-cell table:style-name="ce36"/>
          <table:table-cell table:style-name="ce34"/>
          <table:table-cell table:style-name="ce35"/>
          <table:table-cell table:style-name="ce34"/>
          <table:table-cell table:style-name="ce35"/>
          <table:table-cell table:number-columns-repeated="2" table:style-name="ce34"/>
          <table:table-cell table:style-name="ce33"/>
          <table:table-cell table:style-name="ce32"/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46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0900000000000001" table:style-name="ce30">
            <text:p>1.09</text:p>
          </table:table-cell>
          <table:table-cell office:value-type="float" office:value="0.2" table:style-name="ce30">
            <text:p>0.20</text:p>
          </table:table-cell>
          <table:table-cell office:value-type="float" office:value="0.06" table:style-name="ce30">
            <text:p>0.06</text:p>
          </table:table-cell>
          <table:table-cell office:value-type="float" office:value="0.34" table:style-name="ce30">
            <text:p>0.34</text:p>
          </table:table-cell>
          <table:table-cell office:value-type="float" office:value="-3.37" table:style-name="ce30">
            <text:p>－ <text:s text:c="2"/>3.37</text:p>
          </table:table-cell>
          <table:table-cell office:value-type="float" office:value="-3.61" table:style-name="ce30">
            <text:p>－ <text:s text:c="2"/>3.61</text:p>
          </table:table-cell>
          <table:table-cell office:value-type="float" office:value="-3.11" table:style-name="ce30">
            <text:p>－ <text:s text:c="2"/>3.11</text:p>
          </table:table-cell>
          <table:table-cell office:value-type="float" office:value="-0.33999999999999986" table:style-name="ce31">
            <text:p>－ <text:s/>0.34</text:p>
          </table:table-cell>
          <table:table-cell office:value-type="float" office:value="-1.8" table:style-name="ce30">
            <text:p>－ <text:s text:c="2"/>1.80</text:p>
          </table:table-cell>
          <table:table-cell office:value-type="float" office:value="-2.54" table:style-name="ce30">
            <text:p>－ <text:s text:c="2"/>2.54</text:p>
          </table:table-cell>
          <table:table-cell office:value-type="float" office:value="-0.65" table:style-name="ce30">
            <text:p>－ <text:s text:c="2"/>0.65</text:p>
          </table:table-cell>
          <table:table-cell office:value-type="float" office:value="-0.12000000000000011" table:style-name="ce31">
            <text:p>－ <text:s/>0.12</text:p>
          </table:table-cell>
          <table:table-cell office:value-type="float" office:value="-7.05" table:style-name="ce30">
            <text:p>－ <text:s text:c="2"/>7.05</text:p>
          </table:table-cell>
          <table:table-cell office:value-type="float" office:value="-0.21999999999999975" table:style-name="ce31">
            <text:p>－ <text:s/>0.22</text:p>
          </table:table-cell>
          <table:table-cell office:value-type="float" office:value="-0.71" table:style-name="ce30">
            <text:p>－ <text:s text:c="2"/>0.71</text:p>
          </table:table-cell>
          <table:table-cell office:value-type="float" office:value="-4.9999999999998934E-2" table:style-name="ce31">
            <text:p>－ <text:s/>0.05</text:p>
          </table:table-cell>
          <table:table-cell office:value-type="float" office:value="-1.22" table:style-name="ce30">
            <text:p>－ <text:s text:c="2"/>1.22</text:p>
          </table:table-cell>
          <table:table-cell office:value-type="float" office:value="-3.0000000000000249E-2" table:style-name="ce31">
            <text:p>－ <text:s/>0.03</text:p>
          </table:table-cell>
          <table:table-cell office:value-type="float" office:value="10.55" table:style-name="ce30">
            <text:p>10.55</text:p>
          </table:table-cell>
          <table:table-cell office:value-type="float" office:value="11.02" table:style-name="ce30">
            <text:p>11.02</text:p>
          </table:table-cell>
          <table:table-cell office:value-type="float" office:value="1.19" table:style-name="ce29">
            <text:p>1.19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2" table:number-rows-spanned="1" table:style-name="ce244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9" table:style-name="ce28">
            <text:p>0.09</text:p>
          </table:table-cell>
          <table:table-cell office:value-type="float" office:value="0.03" table:style-name="ce26">
            <text:p>0.03</text:p>
          </table:table-cell>
          <table:table-cell office:value-type="float" office:value="0.02" table:style-name="ce26">
            <text:p>0.02</text:p>
          </table:table-cell>
          <table:table-cell office:value-type="float" office:value="0.05" table:style-name="ce26">
            <text:p>0.05</text:p>
          </table:table-cell>
          <table:table-cell office:value-type="float" office:value="10.76" table:style-name="ce26">
            <text:p>10.76</text:p>
          </table:table-cell>
          <table:table-cell office:value-type="float" office:value="11.11" table:style-name="ce26">
            <text:p>11.11</text:p>
          </table:table-cell>
          <table:table-cell office:value-type="float" office:value="10.38" table:style-name="ce26">
            <text:p>10.38</text:p>
          </table:table-cell>
          <table:table-cell office:value-type="float" office:value="0.66999999999999993" table:style-name="ce27">
            <text:p>0.67</text:p>
          </table:table-cell>
          <table:table-cell office:value-type="float" office:value="3.69" table:style-name="ce26">
            <text:p>3.69</text:p>
          </table:table-cell>
          <table:table-cell office:value-type="float" office:value="4.04" table:style-name="ce26">
            <text:p>4.04</text:p>
          </table:table-cell>
          <table:table-cell office:value-type="float" office:value="3.16" table:style-name="ce26">
            <text:p>3.16</text:p>
          </table:table-cell>
          <table:table-cell office:value-type="float" office:value="3.0000000000000249E-2" table:style-name="ce27">
            <text:p>0.03</text:p>
          </table:table-cell>
          <table:table-cell office:value-type="float" office:value="33.26" table:style-name="ce26">
            <text:p>33.26</text:p>
          </table:table-cell>
          <table:table-cell office:value-type="float" office:value="0.64000000000000012" table:style-name="ce27">
            <text:p>0.64</text:p>
          </table:table-cell>
          <table:table-cell office:value-type="float" office:value="24.06" table:style-name="ce26">
            <text:p>24.06</text:p>
          </table:table-cell>
          <table:table-cell office:value-type="float" office:value="1.3900000000000006" table:style-name="ce27">
            <text:p>1.39</text:p>
          </table:table-cell>
          <table:table-cell office:value-type="float" office:value="-0.06" table:style-name="ce26">
            <text:p>－ <text:s text:c="2"/>0.06</text:p>
          </table:table-cell>
          <table:table-cell office:value-type="float" office:value="-8.0000000000000071E-2" table:style-name="ce27">
            <text:p>－ <text:s/>0.08</text:p>
          </table:table-cell>
          <table:table-cell office:value-type="float" office:value="2.4" table:style-name="ce26">
            <text:p>2.40</text:p>
          </table:table-cell>
          <table:table-cell office:value-type="float" office:value="1.7" table:style-name="ce26">
            <text:p>1.70</text:p>
          </table:table-cell>
          <table:table-cell office:value-type="float" office:value="0.1" table:style-name="ce25">
            <text:p>0.10</text:p>
          </table:table-cell>
          <table:table-cell table:number-columns-repeated="16361" table:style-name="ce10"/>
        </table:table-row>
        <table:table-row table:style-name="ro14">
          <table:table-cell office:value-type="string" table:number-columns-spanned="1" table:number-rows-spanned="2" table:style-name="ce242">
            <text:p>本年1~12月較上年1~12月増減</text:p>
          </table:table-cell>
          <table:table-cell office:value-type="string" table:style-name="ce24">
            <text:p>實數</text:p>
          </table:table-cell>
          <table:table-cell office:value-type="float" office:value="92405" table:style-name="ce23">
            <text:p>92,405</text:p>
          </table:table-cell>
          <table:table-cell office:value-type="float" office:value="47742" table:style-name="ce22">
            <text:p>47,742</text:p>
          </table:table-cell>
          <table:table-cell office:value-type="float" office:value="7223" table:style-name="ce22">
            <text:p>7,223</text:p>
          </table:table-cell>
          <table:table-cell office:value-type="float" office:value="40519" table:style-name="ce22">
            <text:p>40,519</text:p>
          </table:table-cell>
          <table:table-cell office:value-type="float" office:value="-5158" table:style-name="ce19">
            <text:p>－ 5,158</text:p>
          </table:table-cell>
          <table:table-cell office:value-type="float" office:value="-2908" table:style-name="ce19">
            <text:p>－ 2,908</text:p>
          </table:table-cell>
          <table:table-cell office:value-type="float" office:value="-2250" table:style-name="ce19">
            <text:p>－ 2,250</text:p>
          </table:table-cell>
          <table:table-cell office:value-type="string" table:style-name="ce20">
            <text:p>…</text:p>
          </table:table-cell>
          <table:table-cell office:value-type="float" office:value="8547" table:style-name="ce19">
            <text:p>8,547</text:p>
          </table:table-cell>
          <table:table-cell office:value-type="float" office:value="4564" table:style-name="ce19">
            <text:p>4,564</text:p>
          </table:table-cell>
          <table:table-cell office:value-type="float" office:value="3983" table:style-name="ce19">
            <text:p>3,983</text:p>
          </table:table-cell>
          <table:table-cell office:value-type="string" table:style-name="ce20">
            <text:p>…</text:p>
          </table:table-cell>
          <table:table-cell office:value-type="float" office:value="-13705" table:style-name="ce19">
            <text:p>－ 13,705</text:p>
          </table:table-cell>
          <table:table-cell office:value-type="string" table:style-name="ce20">
            <text:p>…</text:p>
          </table:table-cell>
          <table:table-cell office:value-type="float" office:value="-6485" table:style-name="ce19">
            <text:p>－ 6,485</text:p>
          </table:table-cell>
          <table:table-cell office:value-type="string" table:style-name="ce20">
            <text:p>…</text:p>
          </table:table-cell>
          <table:table-cell office:value-type="float" office:value="378" table:style-name="ce21">
            <text:p>378</text:p>
          </table:table-cell>
          <table:table-cell office:value-type="string" table:style-name="ce20">
            <text:p>…</text:p>
          </table:table-cell>
          <table:table-cell office:value-type="float" office:value="-39572" table:style-name="ce19">
            <text:p>－ 39,572</text:p>
          </table:table-cell>
          <table:table-cell office:value-type="float" office:value="-42698" table:style-name="ce19">
            <text:p>－ 42,698</text:p>
          </table:table-cell>
          <table:table-cell office:value-type="float" office:value="6530" table:style-name="ce18">
            <text:p>6,530</text:p>
          </table:table-cell>
          <table:table-cell table:number-columns-repeated="16361" table:style-name="ce10"/>
        </table:table-row>
        <table:table-row table:style-name="ro15">
          <table:covered-table-cell/>
          <table:table-cell office:value-type="string" table:style-name="ce17">
            <text:p>%<text:s/><text:span text:style-name="T3">△</text:span></text:p>
          </table:table-cell>
          <table:table-cell office:value-type="float" office:value="1.0900000000000001" table:style-name="ce16">
            <text:p>1.09</text:p>
          </table:table-cell>
          <table:table-cell office:value-type="float" office:value="0.2" table:style-name="ce15">
            <text:p>0.20</text:p>
          </table:table-cell>
          <table:table-cell office:value-type="float" office:value="0.06" table:style-name="ce15">
            <text:p>0.06</text:p>
          </table:table-cell>
          <table:table-cell office:value-type="float" office:value="0.34" table:style-name="ce15">
            <text:p>0.34</text:p>
          </table:table-cell>
          <table:table-cell office:value-type="float" office:value="-2.4148166181331288" table:style-name="ce15">
            <text:p>－ <text:s text:c="2"/>2.41</text:p>
          </table:table-cell>
          <table:table-cell office:value-type="float" office:value="-2.6188524959249286" table:style-name="ce12">
            <text:p>－ <text:s/>2.62</text:p>
          </table:table-cell>
          <table:table-cell office:value-type="float" office:value="-2.1939019277084939" table:style-name="ce12">
            <text:p>－ <text:s/>2.19</text:p>
          </table:table-cell>
          <table:table-cell office:value-type="float" office:value="-0.24000000000000021" table:style-name="ce12">
            <text:p>－ <text:s/>0.24</text:p>
          </table:table-cell>
          <table:table-cell office:value-type="float" office:value="5.2161017466342807" table:style-name="ce14">
            <text:p>5.22</text:p>
          </table:table-cell>
          <table:table-cell office:value-type="float" office:value="4.6297423412456888" table:style-name="ce14">
            <text:p>4.63</text:p>
          </table:table-cell>
          <table:table-cell office:value-type="float" office:value="6.1015962498851062" table:style-name="ce14">
            <text:p>6.10</text:p>
          </table:table-cell>
          <table:table-cell office:value-type="float" office:value="0.34999999999999964" table:style-name="ce14">
            <text:p>0.35</text:p>
          </table:table-cell>
          <table:table-cell office:value-type="float" office:value="-27.553277040611178" table:style-name="ce12">
            <text:p>－ <text:s/>27.55</text:p>
          </table:table-cell>
          <table:table-cell office:value-type="float" office:value="-0.59000000000000008" table:style-name="ce13">
            <text:p>－ 0.59</text:p>
          </table:table-cell>
          <table:table-cell office:value-type="float" office:value="-4.2015990048332963" table:style-name="ce12">
            <text:p>－ <text:s/>4.20</text:p>
          </table:table-cell>
          <table:table-cell office:value-type="float" office:value="-0.29000000000000004" table:style-name="ce12">
            <text:p>－ <text:s/>0.29</text:p>
          </table:table-cell>
          <table:table-cell office:value-type="float" office:value="0.70708393348173371" table:style-name="ce12">
            <text:p>0.71</text:p>
          </table:table-cell>
          <table:table-cell office:value-type="float" office:value="1.0000000000000231E-2" table:style-name="ce12">
            <text:p>0.01</text:p>
          </table:table-cell>
          <table:table-cell office:value-type="float" office:value="-3.9410103295661423" table:style-name="ce12">
            <text:p>－ <text:s/>3.94</text:p>
          </table:table-cell>
          <table:table-cell office:value-type="float" office:value="-4.2889846282421269" table:style-name="ce12">
            <text:p>－ <text:s/>4.29</text:p>
          </table:table-cell>
          <table:table-cell office:value-type="float" office:value="1.1944437331031026" table:style-name="ce11">
            <text:p>1.19</text:p>
          </table:table-cell>
          <table:table-cell table:number-columns-repeated="16361" table:style-name="ce10"/>
        </table:table-row>
        <table:table-row table:style-name="ro5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6 年 1 月 4 日 編製</text:p>
          </table:table-cell>
          <table:table-cell table:number-columns-repeated="16361"/>
        </table:table-row>
        <table:table-row table:style-name="ro7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7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5" table:style-name="ro1">
          <table:table-cell table:number-columns-repeated="16384"/>
        </table:table-row>
        <table:named-expressions>
          <table:named-range table:name="Print_Area" table:cell-range-address="年月別.$A$2:年月別.$W$55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9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8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6362" table:default-cell-style-name="ce2"/>
        <table:table-row table:style-name="ro16">
          <table:table-cell table:number-columns-repeated="17" table:style-name="ce2"/>
          <table:table-cell table:style-name="ce138"/>
          <table:table-cell table:number-columns-repeated="16366" table:style-name="ce2"/>
        </table:table-row>
        <table:table-row table:style-name="ro17">
          <table:table-cell office:value-type="string" table:style-name="ce136">
            <text:p>民 國 105 年 12 月 戶 口 統 計 速 報 表 (續)</text:p>
          </table:table-cell>
          <table:table-cell table:number-columns-repeated="14" table:style-name="ce136"/>
          <table:table-cell table:style-name="ce137"/>
          <table:table-cell table:style-name="ce136"/>
          <table:table-cell table:style-name="ce134"/>
          <table:table-cell table:style-name="ce136"/>
          <table:table-cell table:number-columns-repeated="2" table:style-name="ce135"/>
          <table:table-cell table:style-name="ce134"/>
          <table:table-cell table:number-columns-repeated="16362" table:style-name="ce2"/>
        </table:table-row>
        <table:table-row table:style-name="ro18">
          <table:table-cell table:style-name="ce133"/>
          <table:table-cell table:style-name="ce132"/>
          <table:table-cell office:value-type="string" table:style-name="ce76">
            <text:p>人</text:p>
          </table:table-cell>
          <table:table-cell office:value-type="string" table:style-name="ce76">
            <text:p>口</text:p>
          </table:table-cell>
          <table:table-cell office:value-type="string" table:style-name="ce76">
            <text:p>數</text:p>
          </table:table-cell>
          <table:table-cell office:value-type="string" table:style-name="ce75">
            <text:p>出　 <text:s text:c="2"/>　　生</text:p>
          </table:table-cell>
          <table:table-cell table:number-columns-repeated="3" table:style-name="ce74"/>
          <table:table-cell office:value-type="string" table:style-name="ce75">
            <text:p>死 <text:s text:c="4"/>　　亡</text:p>
          </table:table-cell>
          <table:table-cell table:number-columns-repeated="3" table:style-name="ce74"/>
          <table:table-cell office:value-type="string" table:number-columns-spanned="2" table:number-rows-spanned="1" table:style-name="ce252">
            <text:p>自 然 增 加</text:p>
          </table:table-cell>
          <table:covered-table-cell/>
          <table:table-cell office:value-type="string" table:number-columns-spanned="2" table:number-rows-spanned="1" table:style-name="ce25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2">
            <text:p>離 <text:s text:c="3"/>　婚</text:p>
          </table:table-cell>
          <table:covered-table-cell/>
          <table:table-cell office:value-type="string" table:number-columns-spanned="1" table:number-rows-spanned="4" table:style-name="ce248">
            <text:p>遷入</text:p>
            <text:p>人數</text:p>
          </table:table-cell>
          <table:table-cell office:value-type="string" table:number-columns-spanned="1" table:number-rows-spanned="4" table:style-name="ce248">
            <text:p>遷出</text:p>
            <text:p>人數</text:p>
          </table:table-cell>
          <table:table-cell office:value-type="string" table:number-columns-spanned="1" table:number-rows-spanned="4" table:style-name="ce251">
            <text:p>原住民</text:p>
            <text:p>人口數</text:p>
          </table:table-cell>
          <table:table-cell table:style-name="ce126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17">
            <text:p>區 域 別</text:p>
          </table:table-cell>
          <table:table-cell office:value-type="string" table:number-columns-spanned="1" table:number-rows-spanned="2" table:style-name="ce197">
            <text:p>戶　數</text:p>
          </table:table-cell>
          <table:table-cell table:number-columns-repeated="3" table:style-name="ce131"/>
          <table:table-cell office:value-type="string" table:number-columns-spanned="1" table:number-rows-spanned="3" table:style-name="ce247">
            <text:p>計</text:p>
          </table:table-cell>
          <table:table-cell office:value-type="string" table:number-columns-spanned="1" table:number-rows-spanned="3" table:style-name="ce247">
            <text:p>男</text:p>
          </table:table-cell>
          <table:table-cell office:value-type="string" table:number-columns-spanned="1" table:number-rows-spanned="3" table:style-name="ce247">
            <text:p>女</text:p>
          </table:table-cell>
          <table:table-cell office:value-type="string" table:style-name="ce127">
            <text:p>折合年</text:p>
          </table:table-cell>
          <table:table-cell office:value-type="string" table:number-columns-spanned="1" table:number-rows-spanned="3" table:style-name="ce247">
            <text:p>計</text:p>
          </table:table-cell>
          <table:table-cell office:value-type="string" table:number-columns-spanned="1" table:number-rows-spanned="3" table:style-name="ce247">
            <text:p>男</text:p>
          </table:table-cell>
          <table:table-cell office:value-type="string" table:number-columns-spanned="1" table:number-rows-spanned="3" table:style-name="ce247">
            <text:p>女</text:p>
          </table:table-cell>
          <table:table-cell office:value-type="string" table:style-name="ce129">
            <text:p>折合年</text:p>
          </table:table-cell>
          <table:table-cell table:style-name="ce128"/>
          <table:table-cell office:value-type="string" table:style-name="ce128">
            <text:p>折合年自</text:p>
          </table:table-cell>
          <table:table-cell table:style-name="ce130"/>
          <table:table-cell office:value-type="string" table:style-name="ce129">
            <text:p>折合年</text:p>
          </table:table-cell>
          <table:table-cell table:style-name="ce128"/>
          <table:table-cell office:value-type="string" table:style-name="ce127">
            <text:p>折合年</text:p>
          </table:table-cell>
          <table:covered-table-cell/>
          <table:covered-table-cell/>
          <table:covered-table-cell/>
          <table:table-cell table:style-name="ce126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68">
            <text:p>計</text:p>
          </table:table-cell>
          <table:table-cell office:value-type="string" table:style-name="ce68">
            <text:p>男</text:p>
          </table:table-cell>
          <table:table-cell office:value-type="string" table:style-name="ce68">
            <text:p>女</text:p>
          </table:table-cell>
          <table:covered-table-cell/>
          <table:covered-table-cell/>
          <table:covered-table-cell/>
          <table:table-cell office:value-type="string" table:style-name="ce67">
            <text:p>粗出生率</text:p>
          </table:table-cell>
          <table:covered-table-cell/>
          <table:covered-table-cell/>
          <table:covered-table-cell/>
          <table:table-cell office:value-type="string" table:style-name="ce67">
            <text:p>粗死亡率</text:p>
          </table:table-cell>
          <table:table-cell office:value-type="string" table:style-name="ce68">
            <text:p>人數</text:p>
          </table:table-cell>
          <table:table-cell office:value-type="string" table:style-name="ce125">
            <text:p>然增加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結婚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離婚率</text:p>
          </table:table-cell>
          <table:covered-table-cell/>
          <table:covered-table-cell/>
          <table:covered-table-cell/>
          <table:table-cell table:style-name="ce124"/>
          <table:table-cell table:number-columns-repeated="16361"/>
        </table:table-row>
        <table:table-row table:style-name="ro19">
          <table:table-cell table:style-name="ce123"/>
          <table:table-cell table:style-name="ce122"/>
          <table:table-cell table:style-name="ce121"/>
          <table:table-cell table:number-columns-repeated="2" table:style-name="ce64"/>
          <table:covered-table-cell/>
          <table:covered-table-cell/>
          <table:covered-table-cell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table:style-name="ce120"/>
          <table:table-cell table:number-columns-repeated="16361"/>
        </table:table-row>
        <table:table-row table:style-name="ro20">
          <table:table-cell office:value-type="string" table:style-name="ce105">
            <text:p>總 <text:s text:c="7"/>計</text:p>
          </table:table-cell>
          <table:table-cell office:value-type="float" office:value="8561383" table:style-name="ce49">
            <text:p>8,561,383</text:p>
          </table:table-cell>
          <table:table-cell office:value-type="float" office:value="23539816" table:style-name="ce49">
            <text:p>23,539,816</text:p>
          </table:table-cell>
          <table:table-cell office:value-type="float" office:value="11719270" table:style-name="ce49">
            <text:p>11,719,270</text:p>
          </table:table-cell>
          <table:table-cell office:value-type="float" office:value="11820546" table:style-name="ce49">
            <text:p>11,820,546</text:p>
          </table:table-cell>
          <table:table-cell office:value-type="float" office:value="19889" table:style-name="ce49">
            <text:p>19,889</text:p>
          </table:table-cell>
          <table:table-cell office:value-type="float" office:value="10258" table:style-name="ce49">
            <text:p>10,258</text:p>
          </table:table-cell>
          <table:table-cell office:value-type="float" office:value="9631" table:style-name="ce49">
            <text:p>9,631</text:p>
          </table:table-cell>
          <table:table-cell office:value-type="float" office:value="9.98" table:style-name="ce101">
            <text:p><text:s text:c="3"/>9.98</text:p>
          </table:table-cell>
          <table:table-cell office:value-type="float" office:value="14167" table:style-name="ce49">
            <text:p>14,167</text:p>
          </table:table-cell>
          <table:table-cell office:value-type="float" office:value="8515" table:style-name="ce49">
            <text:p>8,515</text:p>
          </table:table-cell>
          <table:table-cell office:value-type="float" office:value="5652" table:style-name="ce49">
            <text:p>5,652</text:p>
          </table:table-cell>
          <table:table-cell office:value-type="float" office:value="7.11" table:style-name="ce101">
            <text:p><text:s text:c="3"/>7.11</text:p>
          </table:table-cell>
          <table:table-cell office:value-type="float" office:value="5722" table:style-name="ce119">
            <text:p><text:s text:c="3"/>5,722</text:p>
          </table:table-cell>
          <table:table-cell office:value-type="float" office:value="2.87" table:style-name="ce101">
            <text:p><text:s text:c="3"/>2.87</text:p>
          </table:table-cell>
          <table:table-cell office:value-type="float" office:value="16559" table:style-name="ce49">
            <text:p>16,559</text:p>
          </table:table-cell>
          <table:table-cell office:value-type="float" office:value="8.31" table:style-name="ce101">
            <text:p><text:s text:c="3"/>8.31</text:p>
          </table:table-cell>
          <table:table-cell office:value-type="float" office:value="4628" table:style-name="ce49">
            <text:p>4,628</text:p>
          </table:table-cell>
          <table:table-cell office:value-type="float" office:value="2.3199999999999998" table:style-name="ce101">
            <text:p><text:s text:c="3"/>2.32</text:p>
          </table:table-cell>
          <table:table-cell office:value-type="float" office:value="77139" table:style-name="ce49">
            <text:p>77,139</text:p>
          </table:table-cell>
          <table:table-cell office:value-type="float" office:value="75110" table:style-name="ce49">
            <text:p>75,110</text:p>
          </table:table-cell>
          <table:table-cell office:value-type="float" office:value="553228" table:style-name="ce118">
            <text:p>553,228</text:p>
          </table:table-cell>
          <table:table-cell table:style-name="ce89"/>
          <table:table-cell table:number-columns-repeated="16361"/>
        </table:table-row>
        <table:table-row table:style-name="ro21">
          <table:table-cell office:value-type="string" table:style-name="ce117">
            <text:p>新 <text:s/>北 <text:s/>市</text:p>
          </table:table-cell>
          <table:table-cell office:value-type="float" office:value="1526812" table:style-name="ce110">
            <text:p>1,526,812</text:p>
          </table:table-cell>
          <table:table-cell office:value-type="float" office:value="3979208" table:style-name="ce110">
            <text:p>3,979,208</text:p>
          </table:table-cell>
          <table:table-cell office:value-type="float" office:value="1952341" table:style-name="ce110">
            <text:p>1,952,341</text:p>
          </table:table-cell>
          <table:table-cell office:value-type="float" office:value="2026867" table:style-name="ce110">
            <text:p>2,026,867</text:p>
          </table:table-cell>
          <table:table-cell office:value-type="float" office:value="3204" table:style-name="ce110">
            <text:p>3,204</text:p>
          </table:table-cell>
          <table:table-cell office:value-type="float" office:value="1657" table:style-name="ce110">
            <text:p>1,657</text:p>
          </table:table-cell>
          <table:table-cell office:value-type="float" office:value="1547" table:style-name="ce110">
            <text:p>1,547</text:p>
          </table:table-cell>
          <table:table-cell office:value-type="float" office:value="9.51" table:style-name="ce111">
            <text:p><text:s text:c="3"/>9.51</text:p>
          </table:table-cell>
          <table:table-cell office:value-type="float" office:value="1902" table:style-name="ce110">
            <text:p>1,902</text:p>
          </table:table-cell>
          <table:table-cell office:value-type="float" office:value="1182" table:style-name="ce110">
            <text:p>1,182</text:p>
          </table:table-cell>
          <table:table-cell office:value-type="float" office:value="720" table:style-name="ce110">
            <text:p>720</text:p>
          </table:table-cell>
          <table:table-cell office:value-type="float" office:value="5.64" table:style-name="ce111">
            <text:p><text:s text:c="3"/>5.64</text:p>
          </table:table-cell>
          <table:table-cell office:value-type="float" office:value="1302" table:style-name="ce110">
            <text:p>1,302</text:p>
          </table:table-cell>
          <table:table-cell office:value-type="float" office:value="3.86" table:style-name="ce111">
            <text:p><text:s text:c="3"/>3.86</text:p>
          </table:table-cell>
          <table:table-cell office:value-type="float" office:value="2995" table:style-name="ce110">
            <text:p>2,995</text:p>
          </table:table-cell>
          <table:table-cell office:value-type="float" office:value="8.89" table:style-name="ce111">
            <text:p><text:s text:c="3"/>8.89</text:p>
          </table:table-cell>
          <table:table-cell office:value-type="float" office:value="841" table:style-name="ce110">
            <text:p>841</text:p>
          </table:table-cell>
          <table:table-cell office:value-type="float" office:value="2.5" table:style-name="ce111">
            <text:p><text:s text:c="3"/>2.50</text:p>
          </table:table-cell>
          <table:table-cell office:value-type="float" office:value="13109" table:style-name="ce110">
            <text:p>13,109</text:p>
          </table:table-cell>
          <table:table-cell office:value-type="float" office:value="13108" table:style-name="ce110">
            <text:p>13,108</text:p>
          </table:table-cell>
          <table:table-cell office:value-type="float" office:value="54882" table:style-name="ce109">
            <text:p>54,882</text:p>
          </table:table-cell>
          <table:table-cell table:style-name="ce89"/>
          <table:table-cell table:number-columns-repeated="16361"/>
        </table:table-row>
        <table:table-row table:style-name="ro22">
          <table:table-cell office:value-type="string" table:style-name="ce117">
            <text:p>臺 <text:s/>北 <text:s/>市</text:p>
          </table:table-cell>
          <table:table-cell office:value-type="float" office:value="1047284" table:style-name="ce110">
            <text:p>1,047,284</text:p>
          </table:table-cell>
          <table:table-cell office:value-type="float" office:value="2695704" table:style-name="ce110">
            <text:p>2,695,704</text:p>
          </table:table-cell>
          <table:table-cell office:value-type="float" office:value="1289510" table:style-name="ce110">
            <text:p>1,289,510</text:p>
          </table:table-cell>
          <table:table-cell office:value-type="float" office:value="1406194" table:style-name="ce110">
            <text:p>1,406,194</text:p>
          </table:table-cell>
          <table:table-cell office:value-type="float" office:value="2626" table:style-name="ce110">
            <text:p>2,626</text:p>
          </table:table-cell>
          <table:table-cell office:value-type="float" office:value="1342" table:style-name="ce110">
            <text:p>1,342</text:p>
          </table:table-cell>
          <table:table-cell office:value-type="float" office:value="1284" table:style-name="ce110">
            <text:p>1,284</text:p>
          </table:table-cell>
          <table:table-cell office:value-type="float" office:value="11.5" table:style-name="ce111">
            <text:p><text:s text:c="3"/>11.50</text:p>
          </table:table-cell>
          <table:table-cell office:value-type="float" office:value="1470" table:style-name="ce110">
            <text:p>1,470</text:p>
          </table:table-cell>
          <table:table-cell office:value-type="float" office:value="879" table:style-name="ce110">
            <text:p>879</text:p>
          </table:table-cell>
          <table:table-cell office:value-type="float" office:value="591" table:style-name="ce110">
            <text:p>591</text:p>
          </table:table-cell>
          <table:table-cell office:value-type="float" office:value="6.44" table:style-name="ce111">
            <text:p><text:s text:c="3"/>6.44</text:p>
          </table:table-cell>
          <table:table-cell office:value-type="float" office:value="1156" table:style-name="ce110">
            <text:p>1,156</text:p>
          </table:table-cell>
          <table:table-cell office:value-type="float" office:value="5.0599999999999996" table:style-name="ce111">
            <text:p><text:s text:c="3"/>5.06</text:p>
          </table:table-cell>
          <table:table-cell office:value-type="float" office:value="1958" table:style-name="ce110">
            <text:p>1,958</text:p>
          </table:table-cell>
          <table:table-cell office:value-type="float" office:value="8.58" table:style-name="ce111">
            <text:p><text:s text:c="3"/>8.58</text:p>
          </table:table-cell>
          <table:table-cell office:value-type="float" office:value="490" table:style-name="ce110">
            <text:p>490</text:p>
          </table:table-cell>
          <table:table-cell office:value-type="float" office:value="2.15" table:style-name="ce111">
            <text:p><text:s text:c="3"/>2.15</text:p>
          </table:table-cell>
          <table:table-cell office:value-type="float" office:value="10303" table:style-name="ce110">
            <text:p>10,303</text:p>
          </table:table-cell>
          <table:table-cell office:value-type="float" office:value="11407" table:style-name="ce110">
            <text:p>11,407</text:p>
          </table:table-cell>
          <table:table-cell office:value-type="float" office:value="16181" table:style-name="ce109">
            <text:p>16,181</text:p>
          </table:table-cell>
          <table:table-cell table:style-name="ce89"/>
          <table:table-cell table:number-columns-repeated="16361"/>
        </table:table-row>
        <table:table-row table:style-name="ro22">
          <table:table-cell office:value-type="string" table:style-name="ce117">
            <text:p>桃 <text:s/>園 <text:s/>市</text:p>
          </table:table-cell>
          <table:table-cell office:value-type="float" office:value="770894" table:style-name="ce110">
            <text:p>770,894</text:p>
          </table:table-cell>
          <table:table-cell office:value-type="float" office:value="2147763" table:style-name="ce110">
            <text:p>2,147,763</text:p>
          </table:table-cell>
          <table:table-cell office:value-type="float" office:value="1071564" table:style-name="ce110">
            <text:p>1,071,564</text:p>
          </table:table-cell>
          <table:table-cell office:value-type="float" office:value="1076199" table:style-name="ce110">
            <text:p>1,076,199</text:p>
          </table:table-cell>
          <table:table-cell office:value-type="float" office:value="2222" table:style-name="ce110">
            <text:p>2,222</text:p>
          </table:table-cell>
          <table:table-cell office:value-type="float" office:value="1112" table:style-name="ce110">
            <text:p>1,112</text:p>
          </table:table-cell>
          <table:table-cell office:value-type="float" office:value="1110" table:style-name="ce110">
            <text:p>1,110</text:p>
          </table:table-cell>
          <table:table-cell office:value-type="float" office:value="12.23" table:style-name="ce111">
            <text:p><text:s text:c="3"/>12.23</text:p>
          </table:table-cell>
          <table:table-cell office:value-type="float" office:value="1038" table:style-name="ce110">
            <text:p>1,038</text:p>
          </table:table-cell>
          <table:table-cell office:value-type="float" office:value="665" table:style-name="ce110">
            <text:p>665</text:p>
          </table:table-cell>
          <table:table-cell office:value-type="float" office:value="373" table:style-name="ce110">
            <text:p>373</text:p>
          </table:table-cell>
          <table:table-cell office:value-type="float" office:value="5.71" table:style-name="ce111">
            <text:p><text:s text:c="3"/>5.71</text:p>
          </table:table-cell>
          <table:table-cell office:value-type="float" office:value="1184" table:style-name="ce110">
            <text:p>1,184</text:p>
          </table:table-cell>
          <table:table-cell office:value-type="float" office:value="6.51" table:style-name="ce111">
            <text:p><text:s text:c="3"/>6.51</text:p>
          </table:table-cell>
          <table:table-cell office:value-type="float" office:value="1626" table:style-name="ce110">
            <text:p>1,626</text:p>
          </table:table-cell>
          <table:table-cell office:value-type="float" office:value="8.9499999999999993" table:style-name="ce111">
            <text:p><text:s text:c="3"/>8.95</text:p>
          </table:table-cell>
          <table:table-cell office:value-type="float" office:value="502" table:style-name="ce110">
            <text:p>502</text:p>
          </table:table-cell>
          <table:table-cell office:value-type="float" office:value="2.76" table:style-name="ce111">
            <text:p><text:s text:c="3"/>2.76</text:p>
          </table:table-cell>
          <table:table-cell office:value-type="float" office:value="8512" table:style-name="ce110">
            <text:p>8,512</text:p>
          </table:table-cell>
          <table:table-cell office:value-type="float" office:value="5977" table:style-name="ce110">
            <text:p>5,977</text:p>
          </table:table-cell>
          <table:table-cell office:value-type="float" office:value="69896" table:style-name="ce109">
            <text:p>69,896</text:p>
          </table:table-cell>
          <table:table-cell table:style-name="ce89"/>
          <table:table-cell table:number-columns-repeated="16361"/>
        </table:table-row>
        <table:table-row table:style-name="ro14">
          <table:table-cell office:value-type="string" table:style-name="ce117">
            <text:p>臺 <text:s/>中 <text:s/>市</text:p>
          </table:table-cell>
          <table:table-cell office:value-type="float" office:value="944624" table:style-name="ce110">
            <text:p>944,624</text:p>
          </table:table-cell>
          <table:table-cell office:value-type="float" office:value="2767239" table:style-name="ce110">
            <text:p>2,767,239</text:p>
          </table:table-cell>
          <table:table-cell office:value-type="float" office:value="1366312" table:style-name="ce110">
            <text:p>1,366,312</text:p>
          </table:table-cell>
          <table:table-cell office:value-type="float" office:value="1400927" table:style-name="ce110">
            <text:p>1,400,927</text:p>
          </table:table-cell>
          <table:table-cell office:value-type="float" office:value="2527" table:style-name="ce110">
            <text:p>2,527</text:p>
          </table:table-cell>
          <table:table-cell office:value-type="float" office:value="1362" table:style-name="ce110">
            <text:p>1,362</text:p>
          </table:table-cell>
          <table:table-cell office:value-type="float" office:value="1165" table:style-name="ce110">
            <text:p>1,165</text:p>
          </table:table-cell>
          <table:table-cell office:value-type="float" office:value="10.79" table:style-name="ce111">
            <text:p><text:s text:c="3"/>10.79</text:p>
          </table:table-cell>
          <table:table-cell office:value-type="float" office:value="1381" table:style-name="ce110">
            <text:p>1,381</text:p>
          </table:table-cell>
          <table:table-cell office:value-type="float" office:value="812" table:style-name="ce110">
            <text:p>812</text:p>
          </table:table-cell>
          <table:table-cell office:value-type="float" office:value="569" table:style-name="ce110">
            <text:p>569</text:p>
          </table:table-cell>
          <table:table-cell office:value-type="float" office:value="5.89" table:style-name="ce111">
            <text:p><text:s text:c="3"/>5.89</text:p>
          </table:table-cell>
          <table:table-cell office:value-type="float" office:value="1146" table:style-name="ce110">
            <text:p>1,146</text:p>
          </table:table-cell>
          <table:table-cell office:value-type="float" office:value="4.8899999999999997" table:style-name="ce111">
            <text:p><text:s text:c="3"/>4.89</text:p>
          </table:table-cell>
          <table:table-cell office:value-type="float" office:value="2090" table:style-name="ce110">
            <text:p>2,090</text:p>
          </table:table-cell>
          <table:table-cell office:value-type="float" office:value="8.92" table:style-name="ce111">
            <text:p><text:s text:c="3"/>8.92</text:p>
          </table:table-cell>
          <table:table-cell office:value-type="float" office:value="525" table:style-name="ce110">
            <text:p>525</text:p>
          </table:table-cell>
          <table:table-cell office:value-type="float" office:value="2.2400000000000002" table:style-name="ce111">
            <text:p><text:s text:c="3"/>2.24</text:p>
          </table:table-cell>
          <table:table-cell office:value-type="float" office:value="10320" table:style-name="ce110">
            <text:p>10,320</text:p>
          </table:table-cell>
          <table:table-cell office:value-type="float" office:value="9185" table:style-name="ce110">
            <text:p>9,185</text:p>
          </table:table-cell>
          <table:table-cell office:value-type="float" office:value="33049" table:style-name="ce109">
            <text:p>33,049</text:p>
          </table:table-cell>
          <table:table-cell table:style-name="ce89"/>
          <table:table-cell table:number-columns-repeated="16361"/>
        </table:table-row>
        <table:table-row table:style-name="ro22">
          <table:table-cell office:value-type="string" table:style-name="ce117">
            <text:p>臺 <text:s/>南 <text:s/>市</text:p>
          </table:table-cell>
          <table:table-cell office:value-type="float" office:value="678158" table:style-name="ce110">
            <text:p>678,158</text:p>
          </table:table-cell>
          <table:table-cell office:value-type="float" office:value="1886033" table:style-name="ce110">
            <text:p>1,886,033</text:p>
          </table:table-cell>
          <table:table-cell office:value-type="float" office:value="943082" table:style-name="ce110">
            <text:p>943,082</text:p>
          </table:table-cell>
          <table:table-cell office:value-type="float" office:value="942951" table:style-name="ce110">
            <text:p>942,951</text:p>
          </table:table-cell>
          <table:table-cell office:value-type="float" office:value="1452" table:style-name="ce110">
            <text:p>1,452</text:p>
          </table:table-cell>
          <table:table-cell office:value-type="float" office:value="735" table:style-name="ce110">
            <text:p>735</text:p>
          </table:table-cell>
          <table:table-cell office:value-type="float" office:value="717" table:style-name="ce110">
            <text:p>717</text:p>
          </table:table-cell>
          <table:table-cell office:value-type="float" office:value="9.09" table:style-name="ce111">
            <text:p><text:s text:c="3"/>9.09</text:p>
          </table:table-cell>
          <table:table-cell office:value-type="float" office:value="1284" table:style-name="ce110">
            <text:p>1,284</text:p>
          </table:table-cell>
          <table:table-cell office:value-type="float" office:value="729" table:style-name="ce110">
            <text:p>729</text:p>
          </table:table-cell>
          <table:table-cell office:value-type="float" office:value="555" table:style-name="ce110">
            <text:p>555</text:p>
          </table:table-cell>
          <table:table-cell office:value-type="float" office:value="8.0399999999999991" table:style-name="ce111">
            <text:p><text:s text:c="3"/>8.04</text:p>
          </table:table-cell>
          <table:table-cell office:value-type="float" office:value="168" table:style-name="ce116">
            <text:p><text:s text:c="3"/>168</text:p>
          </table:table-cell>
          <table:table-cell office:value-type="float" office:value="1.05" table:style-name="ce115">
            <text:p><text:s text:c="4"/>1.05</text:p>
          </table:table-cell>
          <table:table-cell office:value-type="float" office:value="1326" table:style-name="ce110">
            <text:p>1,326</text:p>
          </table:table-cell>
          <table:table-cell office:value-type="float" office:value="8.3000000000000007" table:style-name="ce111">
            <text:p><text:s text:c="3"/>8.30</text:p>
          </table:table-cell>
          <table:table-cell office:value-type="float" office:value="360" table:style-name="ce110">
            <text:p>360</text:p>
          </table:table-cell>
          <table:table-cell office:value-type="float" office:value="2.25" table:style-name="ce111">
            <text:p><text:s text:c="3"/>2.25</text:p>
          </table:table-cell>
          <table:table-cell office:value-type="float" office:value="5934" table:style-name="ce110">
            <text:p>5,934</text:p>
          </table:table-cell>
          <table:table-cell office:value-type="float" office:value="5722" table:style-name="ce110">
            <text:p>5,722</text:p>
          </table:table-cell>
          <table:table-cell office:value-type="float" office:value="7525" table:style-name="ce109">
            <text:p>7,525</text:p>
          </table:table-cell>
          <table:table-cell table:style-name="ce89"/>
          <table:table-cell table:number-columns-repeated="16361"/>
        </table:table-row>
        <table:table-row table:style-name="ro22">
          <table:table-cell office:value-type="string" table:style-name="ce117">
            <text:p>高 <text:s/>雄 <text:s/>市</text:p>
          </table:table-cell>
          <table:table-cell office:value-type="float" office:value="1083002" table:style-name="ce110">
            <text:p>1,083,002</text:p>
          </table:table-cell>
          <table:table-cell office:value-type="float" office:value="2779371" table:style-name="ce110">
            <text:p>2,779,371</text:p>
          </table:table-cell>
          <table:table-cell office:value-type="float" office:value="1379043" table:style-name="ce110">
            <text:p>1,379,043</text:p>
          </table:table-cell>
          <table:table-cell office:value-type="float" office:value="1400328" table:style-name="ce110">
            <text:p>1,400,328</text:p>
          </table:table-cell>
          <table:table-cell office:value-type="float" office:value="2075" table:style-name="ce110">
            <text:p>2,075</text:p>
          </table:table-cell>
          <table:table-cell office:value-type="float" office:value="1059" table:style-name="ce110">
            <text:p>1,059</text:p>
          </table:table-cell>
          <table:table-cell office:value-type="float" office:value="1016" table:style-name="ce110">
            <text:p>1,016</text:p>
          </table:table-cell>
          <table:table-cell office:value-type="float" office:value="8.82" table:style-name="ce111">
            <text:p><text:s text:c="3"/>8.82</text:p>
          </table:table-cell>
          <table:table-cell office:value-type="float" office:value="1738" table:style-name="ce110">
            <text:p>1,738</text:p>
          </table:table-cell>
          <table:table-cell office:value-type="float" office:value="1086" table:style-name="ce110">
            <text:p>1,086</text:p>
          </table:table-cell>
          <table:table-cell office:value-type="float" office:value="652" table:style-name="ce110">
            <text:p>652</text:p>
          </table:table-cell>
          <table:table-cell office:value-type="float" office:value="7.38" table:style-name="ce111">
            <text:p><text:s text:c="3"/>7.38</text:p>
          </table:table-cell>
          <table:table-cell office:value-type="float" office:value="337" table:style-name="ce116">
            <text:p><text:s text:c="3"/>337</text:p>
          </table:table-cell>
          <table:table-cell office:value-type="float" office:value="1.43" table:style-name="ce115">
            <text:p><text:s text:c="4"/>1.43</text:p>
          </table:table-cell>
          <table:table-cell office:value-type="float" office:value="1982" table:style-name="ce110">
            <text:p>1,982</text:p>
          </table:table-cell>
          <table:table-cell office:value-type="float" office:value="8.42" table:style-name="ce111">
            <text:p><text:s text:c="3"/>8.42</text:p>
          </table:table-cell>
          <table:table-cell office:value-type="float" office:value="517" table:style-name="ce110">
            <text:p>517</text:p>
          </table:table-cell>
          <table:table-cell office:value-type="float" office:value="2.2000000000000002" table:style-name="ce111">
            <text:p><text:s text:c="3"/>2.20</text:p>
          </table:table-cell>
          <table:table-cell office:value-type="float" office:value="9798" table:style-name="ce110">
            <text:p>9,798</text:p>
          </table:table-cell>
          <table:table-cell office:value-type="float" office:value="9534" table:style-name="ce110">
            <text:p>9,534</text:p>
          </table:table-cell>
          <table:table-cell office:value-type="float" office:value="33622" table:style-name="ce109">
            <text:p>33,622</text:p>
          </table:table-cell>
          <table:table-cell table:style-name="ce89"/>
          <table:table-cell table:number-columns-repeated="16361"/>
        </table:table-row>
        <table:table-row table:style-name="ro23">
          <table:table-cell office:value-type="string" table:style-name="ce114">
            <text:p><text:s/>臺 <text:s/>灣 <text:s/>省<text:s/></text:p>
          </table:table-cell>
          <table:table-cell office:value-type="float" office:value="2468676" table:style-name="ce110">
            <text:p>2,468,676</text:p>
          </table:table-cell>
          <table:table-cell office:value-type="float" office:value="7136789" table:style-name="ce110">
            <text:p>7,136,789</text:p>
          </table:table-cell>
          <table:table-cell office:value-type="float" office:value="3642668" table:style-name="ce110">
            <text:p>3,642,668</text:p>
          </table:table-cell>
          <table:table-cell office:value-type="float" office:value="3494121" table:style-name="ce110">
            <text:p>3,494,121</text:p>
          </table:table-cell>
          <table:table-cell office:value-type="float" office:value="5624" table:style-name="ce110">
            <text:p>5,624</text:p>
          </table:table-cell>
          <table:table-cell office:value-type="float" office:value="2904" table:style-name="ce110">
            <text:p>2,904</text:p>
          </table:table-cell>
          <table:table-cell office:value-type="float" office:value="2720" table:style-name="ce110">
            <text:p>2,720</text:p>
          </table:table-cell>
          <table:table-cell office:value-type="float" office:value="9.3000000000000007" table:style-name="ce111">
            <text:p><text:s text:c="3"/>9.30</text:p>
          </table:table-cell>
          <table:table-cell office:value-type="float" office:value="5289" table:style-name="ce110">
            <text:p>5,289</text:p>
          </table:table-cell>
          <table:table-cell office:value-type="float" office:value="3126" table:style-name="ce110">
            <text:p>3,126</text:p>
          </table:table-cell>
          <table:table-cell office:value-type="float" office:value="2163" table:style-name="ce110">
            <text:p>2,163</text:p>
          </table:table-cell>
          <table:table-cell office:value-type="float" office:value="8.75" table:style-name="ce111">
            <text:p><text:s text:c="3"/>8.75</text:p>
          </table:table-cell>
          <table:table-cell office:value-type="float" office:value="335" table:style-name="ce113">
            <text:p><text:s text:c="3"/>335</text:p>
          </table:table-cell>
          <table:table-cell office:value-type="float" office:value="0.55000000000000004" table:style-name="ce112">
            <text:p>0.55</text:p>
          </table:table-cell>
          <table:table-cell office:value-type="float" office:value="4485" table:style-name="ce110">
            <text:p>4,485</text:p>
          </table:table-cell>
          <table:table-cell office:value-type="float" office:value="7.42" table:style-name="ce111">
            <text:p><text:s text:c="3"/>7.42</text:p>
          </table:table-cell>
          <table:table-cell office:value-type="float" office:value="1373" table:style-name="ce110">
            <text:p>1,373</text:p>
          </table:table-cell>
          <table:table-cell office:value-type="float" office:value="2.27" table:style-name="ce111">
            <text:p><text:s text:c="3"/>2.27</text:p>
          </table:table-cell>
          <table:table-cell office:value-type="float" office:value="18450" table:style-name="ce110">
            <text:p>18,450</text:p>
          </table:table-cell>
          <table:table-cell office:value-type="float" office:value="19613" table:style-name="ce110">
            <text:p>19,613</text:p>
          </table:table-cell>
          <table:table-cell office:value-type="float" office:value="336875" table:style-name="ce109">
            <text:p>336,875</text:p>
          </table:table-cell>
          <table:table-cell table:style-name="ce89"/>
          <table:table-cell table:number-columns-repeated="16361"/>
        </table:table-row>
        <table:table-row table:style-name="ro24">
          <table:table-cell office:value-type="string" table:style-name="ce96">
            <text:p>宜 蘭 縣</text:p>
          </table:table-cell>
          <table:table-cell office:value-type="float" office:value="166916" table:style-name="ce93">
            <text:p><text:s text:c="3"/>166,916</text:p>
          </table:table-cell>
          <table:table-cell office:value-type="float" office:value="457538" table:style-name="ce93">
            <text:p><text:s text:c="3"/>457,538</text:p>
          </table:table-cell>
          <table:table-cell office:value-type="float" office:value="231722" table:style-name="ce93">
            <text:p><text:s text:c="3"/>231,722</text:p>
          </table:table-cell>
          <table:table-cell office:value-type="float" office:value="225816" table:style-name="ce93">
            <text:p><text:s text:c="3"/>225,816</text:p>
          </table:table-cell>
          <table:table-cell office:value-type="float" office:value="341" table:style-name="ce91">
            <text:p>341</text:p>
          </table:table-cell>
          <table:table-cell office:value-type="float" office:value="186" table:style-name="ce91">
            <text:p>186</text:p>
          </table:table-cell>
          <table:table-cell office:value-type="float" office:value="155" table:style-name="ce91">
            <text:p>155</text:p>
          </table:table-cell>
          <table:table-cell office:value-type="float" office:value="8.8000000000000007" table:style-name="ce92">
            <text:p><text:s text:c="3"/>8.80</text:p>
          </table:table-cell>
          <table:table-cell office:value-type="float" office:value="313" table:style-name="ce93">
            <text:p><text:s text:c="3"/>313</text:p>
          </table:table-cell>
          <table:table-cell office:value-type="float" office:value="177" table:style-name="ce91">
            <text:p>177</text:p>
          </table:table-cell>
          <table:table-cell office:value-type="float" office:value="136" table:style-name="ce91">
            <text:p>136</text:p>
          </table:table-cell>
          <table:table-cell office:value-type="float" office:value="8.08" table:style-name="ce92">
            <text:p><text:s text:c="3"/>8.08</text:p>
          </table:table-cell>
          <table:table-cell office:value-type="float" office:value="28" table:style-name="ce95">
            <text:p><text:s text:c="3"/>28</text:p>
          </table:table-cell>
          <table:table-cell office:value-type="float" office:value="0.72" table:style-name="ce97">
            <text:p><text:s text:c="4"/>0.72</text:p>
          </table:table-cell>
          <table:table-cell office:value-type="float" office:value="310" table:style-name="ce93">
            <text:p><text:s text:c="3"/>310</text:p>
          </table:table-cell>
          <table:table-cell office:value-type="float" office:value="8" table:style-name="ce92">
            <text:p><text:s text:c="3"/>8.00</text:p>
          </table:table-cell>
          <table:table-cell office:value-type="float" office:value="91" table:style-name="ce93">
            <text:p><text:s text:c="3"/>91</text:p>
          </table:table-cell>
          <table:table-cell office:value-type="float" office:value="2.35" table:style-name="ce92">
            <text:p><text:s text:c="3"/>2.35</text:p>
          </table:table-cell>
          <table:table-cell office:value-type="float" office:value="1391" table:style-name="ce91">
            <text:p>1,391</text:p>
          </table:table-cell>
          <table:table-cell office:value-type="float" office:value="1468" table:style-name="ce91">
            <text:p>1,468</text:p>
          </table:table-cell>
          <table:table-cell office:value-type="float" office:value="16830" table:style-name="ce90">
            <text:p><text:s text:c="3"/>16,830</text:p>
          </table:table-cell>
          <table:table-cell table:style-name="ce89"/>
          <table:table-cell table:number-columns-repeated="16361"/>
        </table:table-row>
        <table:table-row table:style-name="ro25">
          <table:table-cell office:value-type="string" table:style-name="ce96">
            <text:p>新 竹 縣</text:p>
          </table:table-cell>
          <table:table-cell office:value-type="float" office:value="187439" table:style-name="ce93">
            <text:p><text:s text:c="3"/>187,439</text:p>
          </table:table-cell>
          <table:table-cell office:value-type="float" office:value="547481" table:style-name="ce93">
            <text:p><text:s text:c="3"/>547,481</text:p>
          </table:table-cell>
          <table:table-cell office:value-type="float" office:value="280030" table:style-name="ce93">
            <text:p><text:s text:c="3"/>280,030</text:p>
          </table:table-cell>
          <table:table-cell office:value-type="float" office:value="267451" table:style-name="ce93">
            <text:p><text:s text:c="3"/>267,451</text:p>
          </table:table-cell>
          <table:table-cell office:value-type="float" office:value="539" table:style-name="ce93">
            <text:p><text:s text:c="3"/>539</text:p>
          </table:table-cell>
          <table:table-cell office:value-type="float" office:value="257" table:style-name="ce91">
            <text:p>257</text:p>
          </table:table-cell>
          <table:table-cell office:value-type="float" office:value="282" table:style-name="ce91">
            <text:p>282</text:p>
          </table:table-cell>
          <table:table-cell office:value-type="float" office:value="11.63" table:style-name="ce92">
            <text:p><text:s text:c="3"/>11.63</text:p>
          </table:table-cell>
          <table:table-cell office:value-type="float" office:value="306" table:style-name="ce93">
            <text:p><text:s text:c="3"/>306</text:p>
          </table:table-cell>
          <table:table-cell office:value-type="float" office:value="172" table:style-name="ce91">
            <text:p>172</text:p>
          </table:table-cell>
          <table:table-cell office:value-type="float" office:value="134" table:style-name="ce91">
            <text:p>134</text:p>
          </table:table-cell>
          <table:table-cell office:value-type="float" office:value="6.6" table:style-name="ce92">
            <text:p><text:s text:c="3"/>6.60</text:p>
          </table:table-cell>
          <table:table-cell office:value-type="float" office:value="233" table:style-name="ce95">
            <text:p><text:s text:c="3"/>233</text:p>
          </table:table-cell>
          <table:table-cell office:value-type="float" office:value="5.03" table:style-name="ce97">
            <text:p><text:s text:c="4"/>5.03</text:p>
          </table:table-cell>
          <table:table-cell office:value-type="float" office:value="395" table:style-name="ce93">
            <text:p><text:s text:c="3"/>395</text:p>
          </table:table-cell>
          <table:table-cell office:value-type="float" office:value="8.52" table:style-name="ce92">
            <text:p><text:s text:c="3"/>8.52</text:p>
          </table:table-cell>
          <table:table-cell office:value-type="float" office:value="116" table:style-name="ce93">
            <text:p><text:s text:c="3"/>116</text:p>
          </table:table-cell>
          <table:table-cell office:value-type="float" office:value="2.5" table:style-name="ce92">
            <text:p><text:s text:c="3"/>2.50</text:p>
          </table:table-cell>
          <table:table-cell office:value-type="float" office:value="1736" table:style-name="ce91">
            <text:p>1,736</text:p>
          </table:table-cell>
          <table:table-cell office:value-type="float" office:value="1422" table:style-name="ce91">
            <text:p>1,422</text:p>
          </table:table-cell>
          <table:table-cell office:value-type="float" office:value="21207" table:style-name="ce90">
            <text:p><text:s text:c="3"/>21,207</text:p>
          </table:table-cell>
          <table:table-cell table:style-name="ce89"/>
          <table:table-cell table:number-columns-repeated="16361"/>
        </table:table-row>
        <table:table-row table:style-name="ro25">
          <table:table-cell office:value-type="string" table:style-name="ce96">
            <text:p>苗 栗 縣</text:p>
          </table:table-cell>
          <table:table-cell office:value-type="float" office:value="185915" table:style-name="ce93">
            <text:p><text:s text:c="3"/>185,915</text:p>
          </table:table-cell>
          <table:table-cell office:value-type="float" office:value="559189" table:style-name="ce93">
            <text:p><text:s text:c="3"/>559,189</text:p>
          </table:table-cell>
          <table:table-cell office:value-type="float" office:value="288469" table:style-name="ce93">
            <text:p><text:s text:c="3"/>288,469</text:p>
          </table:table-cell>
          <table:table-cell office:value-type="float" office:value="270720" table:style-name="ce93">
            <text:p><text:s text:c="3"/>270,720</text:p>
          </table:table-cell>
          <table:table-cell office:value-type="float" office:value="417" table:style-name="ce93">
            <text:p><text:s text:c="3"/>417</text:p>
          </table:table-cell>
          <table:table-cell office:value-type="float" office:value="205" table:style-name="ce91">
            <text:p>205</text:p>
          </table:table-cell>
          <table:table-cell office:value-type="float" office:value="212" table:style-name="ce91">
            <text:p>212</text:p>
          </table:table-cell>
          <table:table-cell office:value-type="float" office:value="8.8000000000000007" table:style-name="ce92">
            <text:p><text:s text:c="3"/>8.80</text:p>
          </table:table-cell>
          <table:table-cell office:value-type="float" office:value="389" table:style-name="ce93">
            <text:p><text:s text:c="3"/>389</text:p>
          </table:table-cell>
          <table:table-cell office:value-type="float" office:value="213" table:style-name="ce91">
            <text:p>213</text:p>
          </table:table-cell>
          <table:table-cell office:value-type="float" office:value="176" table:style-name="ce91">
            <text:p>176</text:p>
          </table:table-cell>
          <table:table-cell office:value-type="float" office:value="8.2100000000000009" table:style-name="ce92">
            <text:p><text:s text:c="3"/>8.21</text:p>
          </table:table-cell>
          <table:table-cell office:value-type="float" office:value="28" table:style-name="ce106">
            <text:p><text:s text:c="3"/>28</text:p>
          </table:table-cell>
          <table:table-cell office:value-type="float" office:value="0.59" table:style-name="ce97">
            <text:p><text:s text:c="4"/>0.59</text:p>
          </table:table-cell>
          <table:table-cell office:value-type="float" office:value="353" table:style-name="ce93">
            <text:p><text:s text:c="3"/>353</text:p>
          </table:table-cell>
          <table:table-cell office:value-type="float" office:value="7.45" table:style-name="ce92">
            <text:p><text:s text:c="3"/>7.45</text:p>
          </table:table-cell>
          <table:table-cell office:value-type="float" office:value="111" table:style-name="ce93">
            <text:p><text:s text:c="3"/>111</text:p>
          </table:table-cell>
          <table:table-cell office:value-type="float" office:value="2.34" table:style-name="ce92">
            <text:p><text:s text:c="3"/>2.34</text:p>
          </table:table-cell>
          <table:table-cell office:value-type="float" office:value="1158" table:style-name="ce91">
            <text:p>1,158</text:p>
          </table:table-cell>
          <table:table-cell office:value-type="float" office:value="1554" table:style-name="ce91">
            <text:p>1,554</text:p>
          </table:table-cell>
          <table:table-cell office:value-type="float" office:value="11278" table:style-name="ce90">
            <text:p><text:s text:c="3"/>11,278</text:p>
          </table:table-cell>
          <table:table-cell table:style-name="ce89"/>
          <table:table-cell table:number-columns-repeated="16361"/>
        </table:table-row>
        <table:table-row table:style-name="ro25">
          <table:table-cell office:value-type="string" table:style-name="ce96">
            <text:p>彰 化 縣</text:p>
          </table:table-cell>
          <table:table-cell office:value-type="float" office:value="384700" table:style-name="ce93">
            <text:p><text:s text:c="3"/>384,700</text:p>
          </table:table-cell>
          <table:table-cell office:value-type="float" office:value="1287146" table:style-name="ce93">
            <text:p><text:s text:c="3"/>1,287,146</text:p>
          </table:table-cell>
          <table:table-cell office:value-type="float" office:value="656749" table:style-name="ce93">
            <text:p><text:s text:c="3"/>656,749</text:p>
          </table:table-cell>
          <table:table-cell office:value-type="float" office:value="630397" table:style-name="ce93">
            <text:p><text:s text:c="3"/>630,397</text:p>
          </table:table-cell>
          <table:table-cell office:value-type="float" office:value="1377" table:style-name="ce93">
            <text:p><text:s text:c="3"/>1,377</text:p>
          </table:table-cell>
          <table:table-cell office:value-type="float" office:value="717" table:style-name="ce91">
            <text:p>717</text:p>
          </table:table-cell>
          <table:table-cell office:value-type="float" office:value="660" table:style-name="ce91">
            <text:p>660</text:p>
          </table:table-cell>
          <table:table-cell office:value-type="float" office:value="12.63" table:style-name="ce92">
            <text:p><text:s text:c="3"/>12.63</text:p>
          </table:table-cell>
          <table:table-cell office:value-type="float" office:value="807" table:style-name="ce93">
            <text:p><text:s text:c="3"/>807</text:p>
          </table:table-cell>
          <table:table-cell office:value-type="float" office:value="462" table:style-name="ce91">
            <text:p>462</text:p>
          </table:table-cell>
          <table:table-cell office:value-type="float" office:value="345" table:style-name="ce91">
            <text:p>345</text:p>
          </table:table-cell>
          <table:table-cell office:value-type="float" office:value="7.4" table:style-name="ce92">
            <text:p><text:s text:c="3"/>7.40</text:p>
          </table:table-cell>
          <table:table-cell office:value-type="float" office:value="570" table:style-name="ce107">
            <text:p><text:s text:c="3"/>570</text:p>
          </table:table-cell>
          <table:table-cell office:value-type="float" office:value="5.23" table:style-name="ce97">
            <text:p><text:s text:c="4"/>5.23</text:p>
          </table:table-cell>
          <table:table-cell office:value-type="float" office:value="876" table:style-name="ce93">
            <text:p><text:s text:c="3"/>876</text:p>
          </table:table-cell>
          <table:table-cell office:value-type="float" office:value="8.0399999999999991" table:style-name="ce92">
            <text:p><text:s text:c="3"/>8.04</text:p>
          </table:table-cell>
          <table:table-cell office:value-type="float" office:value="199" table:style-name="ce93">
            <text:p><text:s text:c="3"/>199</text:p>
          </table:table-cell>
          <table:table-cell office:value-type="float" office:value="1.83" table:style-name="ce92">
            <text:p><text:s text:c="3"/>1.83</text:p>
          </table:table-cell>
          <table:table-cell office:value-type="float" office:value="2505" table:style-name="ce91">
            <text:p>2,505</text:p>
          </table:table-cell>
          <table:table-cell office:value-type="float" office:value="3094" table:style-name="ce91">
            <text:p>3,094</text:p>
          </table:table-cell>
          <table:table-cell office:value-type="float" office:value="5577" table:style-name="ce90">
            <text:p><text:s text:c="3"/>5,577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南 投 縣</text:p>
          </table:table-cell>
          <table:table-cell office:value-type="float" office:value="177466" table:style-name="ce93">
            <text:p><text:s text:c="3"/>177,466</text:p>
          </table:table-cell>
          <table:table-cell office:value-type="float" office:value="505163" table:style-name="ce93">
            <text:p><text:s text:c="3"/>505,163</text:p>
          </table:table-cell>
          <table:table-cell office:value-type="float" office:value="258990" table:style-name="ce93">
            <text:p><text:s text:c="3"/>258,990</text:p>
          </table:table-cell>
          <table:table-cell office:value-type="float" office:value="246173" table:style-name="ce93">
            <text:p><text:s text:c="3"/>246,173</text:p>
          </table:table-cell>
          <table:table-cell office:value-type="float" office:value="349" table:style-name="ce93">
            <text:p><text:s text:c="3"/>349</text:p>
          </table:table-cell>
          <table:table-cell office:value-type="float" office:value="174" table:style-name="ce91">
            <text:p>174</text:p>
          </table:table-cell>
          <table:table-cell office:value-type="float" office:value="175" table:style-name="ce91">
            <text:p>175</text:p>
          </table:table-cell>
          <table:table-cell office:value-type="float" office:value="8.15" table:style-name="ce92">
            <text:p><text:s text:c="3"/>8.15</text:p>
          </table:table-cell>
          <table:table-cell office:value-type="float" office:value="439" table:style-name="ce93">
            <text:p><text:s text:c="3"/>439</text:p>
          </table:table-cell>
          <table:table-cell office:value-type="float" office:value="266" table:style-name="ce91">
            <text:p>266</text:p>
          </table:table-cell>
          <table:table-cell office:value-type="float" office:value="173" table:style-name="ce91">
            <text:p>173</text:p>
          </table:table-cell>
          <table:table-cell office:value-type="float" office:value="10.26" table:style-name="ce92">
            <text:p><text:s text:c="3"/>10.26</text:p>
          </table:table-cell>
          <table:table-cell office:value-type="float" office:value="-90" table:style-name="ce95">
            <text:p>－ <text:s text:c="3"/>90</text:p>
          </table:table-cell>
          <table:table-cell office:value-type="float" office:value="-2.1" table:style-name="ce97">
            <text:p>－ <text:s text:c="2"/>2.10</text:p>
          </table:table-cell>
          <table:table-cell office:value-type="float" office:value="312" table:style-name="ce93">
            <text:p><text:s text:c="3"/>312</text:p>
          </table:table-cell>
          <table:table-cell office:value-type="float" office:value="7.29" table:style-name="ce92">
            <text:p><text:s text:c="3"/>7.29</text:p>
          </table:table-cell>
          <table:table-cell office:value-type="float" office:value="100" table:style-name="ce93">
            <text:p><text:s text:c="3"/>100</text:p>
          </table:table-cell>
          <table:table-cell office:value-type="float" office:value="2.34" table:style-name="ce92">
            <text:p><text:s text:c="3"/>2.34</text:p>
          </table:table-cell>
          <table:table-cell office:value-type="float" office:value="1117" table:style-name="ce91">
            <text:p>1,117</text:p>
          </table:table-cell>
          <table:table-cell office:value-type="float" office:value="1235" table:style-name="ce91">
            <text:p>1,235</text:p>
          </table:table-cell>
          <table:table-cell office:value-type="float" office:value="28874" table:style-name="ce90">
            <text:p><text:s text:c="3"/>28,874</text:p>
          </table:table-cell>
          <table:table-cell table:style-name="ce89"/>
          <table:table-cell table:number-columns-repeated="16361"/>
        </table:table-row>
        <table:table-row table:style-name="ro25">
          <table:table-cell office:value-type="string" table:style-name="ce96">
            <text:p>雲 林 縣</text:p>
          </table:table-cell>
          <table:table-cell office:value-type="float" office:value="239481" table:style-name="ce93">
            <text:p><text:s text:c="3"/>239,481</text:p>
          </table:table-cell>
          <table:table-cell office:value-type="float" office:value="694873" table:style-name="ce93">
            <text:p><text:s text:c="3"/>694,873</text:p>
          </table:table-cell>
          <table:table-cell office:value-type="float" office:value="360980" table:style-name="ce93">
            <text:p><text:s text:c="3"/>360,980</text:p>
          </table:table-cell>
          <table:table-cell office:value-type="float" office:value="333893" table:style-name="ce93">
            <text:p><text:s text:c="3"/>333,893</text:p>
          </table:table-cell>
          <table:table-cell office:value-type="float" office:value="475" table:style-name="ce93">
            <text:p><text:s text:c="3"/>475</text:p>
          </table:table-cell>
          <table:table-cell office:value-type="float" office:value="258" table:style-name="ce91">
            <text:p>258</text:p>
          </table:table-cell>
          <table:table-cell office:value-type="float" office:value="217" table:style-name="ce91">
            <text:p>217</text:p>
          </table:table-cell>
          <table:table-cell office:value-type="float" office:value="8.07" table:style-name="ce92">
            <text:p><text:s text:c="3"/>8.07</text:p>
          </table:table-cell>
          <table:table-cell office:value-type="float" office:value="630" table:style-name="ce93">
            <text:p><text:s text:c="3"/>630</text:p>
          </table:table-cell>
          <table:table-cell office:value-type="float" office:value="379" table:style-name="ce91">
            <text:p>379</text:p>
          </table:table-cell>
          <table:table-cell office:value-type="float" office:value="251" table:style-name="ce91">
            <text:p>251</text:p>
          </table:table-cell>
          <table:table-cell office:value-type="float" office:value="10.7" table:style-name="ce92">
            <text:p><text:s text:c="3"/>10.70</text:p>
          </table:table-cell>
          <table:table-cell office:value-type="float" office:value="-155" table:style-name="ce108">
            <text:p>－ <text:s/>155</text:p>
          </table:table-cell>
          <table:table-cell office:value-type="float" office:value="-2.63" table:style-name="ce97">
            <text:p>－ <text:s text:c="2"/>2.63</text:p>
          </table:table-cell>
          <table:table-cell office:value-type="float" office:value="377" table:style-name="ce93">
            <text:p><text:s text:c="3"/>377</text:p>
          </table:table-cell>
          <table:table-cell office:value-type="float" office:value="6.4" table:style-name="ce92">
            <text:p><text:s text:c="3"/>6.40</text:p>
          </table:table-cell>
          <table:table-cell office:value-type="float" office:value="119" table:style-name="ce93">
            <text:p><text:s text:c="3"/>119</text:p>
          </table:table-cell>
          <table:table-cell office:value-type="float" office:value="2.02" table:style-name="ce92">
            <text:p><text:s text:c="3"/>2.02</text:p>
          </table:table-cell>
          <table:table-cell office:value-type="float" office:value="1446" table:style-name="ce91">
            <text:p>1,446</text:p>
          </table:table-cell>
          <table:table-cell office:value-type="float" office:value="1613" table:style-name="ce91">
            <text:p>1,613</text:p>
          </table:table-cell>
          <table:table-cell office:value-type="float" office:value="2341" table:style-name="ce90">
            <text:p><text:s text:c="3"/>2,341</text:p>
          </table:table-cell>
          <table:table-cell table:style-name="ce89"/>
          <table:table-cell table:number-columns-repeated="16361"/>
        </table:table-row>
        <table:table-row table:style-name="ro25">
          <table:table-cell office:value-type="string" table:style-name="ce96">
            <text:p>嘉 義 縣</text:p>
          </table:table-cell>
          <table:table-cell office:value-type="float" office:value="182488" table:style-name="ce93">
            <text:p><text:s text:c="3"/>182,488</text:p>
          </table:table-cell>
          <table:table-cell office:value-type="float" office:value="515320" table:style-name="ce93">
            <text:p><text:s text:c="3"/>515,320</text:p>
          </table:table-cell>
          <table:table-cell office:value-type="float" office:value="268109" table:style-name="ce93">
            <text:p><text:s text:c="3"/>268,109</text:p>
          </table:table-cell>
          <table:table-cell office:value-type="float" office:value="247211" table:style-name="ce93">
            <text:p><text:s text:c="3"/>247,211</text:p>
          </table:table-cell>
          <table:table-cell office:value-type="float" office:value="264" table:style-name="ce93">
            <text:p><text:s text:c="3"/>264</text:p>
          </table:table-cell>
          <table:table-cell office:value-type="float" office:value="130" table:style-name="ce91">
            <text:p>130</text:p>
          </table:table-cell>
          <table:table-cell office:value-type="float" office:value="134" table:style-name="ce91">
            <text:p>134</text:p>
          </table:table-cell>
          <table:table-cell office:value-type="float" office:value="6.05" table:style-name="ce92">
            <text:p><text:s text:c="3"/>6.05</text:p>
          </table:table-cell>
          <table:table-cell office:value-type="float" office:value="478" table:style-name="ce93">
            <text:p><text:s text:c="3"/>478</text:p>
          </table:table-cell>
          <table:table-cell office:value-type="float" office:value="268" table:style-name="ce91">
            <text:p>268</text:p>
          </table:table-cell>
          <table:table-cell office:value-type="float" office:value="210" table:style-name="ce91">
            <text:p>210</text:p>
          </table:table-cell>
          <table:table-cell office:value-type="float" office:value="10.95" table:style-name="ce92">
            <text:p><text:s text:c="3"/>10.95</text:p>
          </table:table-cell>
          <table:table-cell office:value-type="float" office:value="-214" table:style-name="ce108">
            <text:p>－ <text:s/>214</text:p>
          </table:table-cell>
          <table:table-cell office:value-type="float" office:value="-4.9000000000000004" table:style-name="ce97">
            <text:p>－ <text:s text:c="2"/>4.90</text:p>
          </table:table-cell>
          <table:table-cell office:value-type="float" office:value="272" table:style-name="ce93">
            <text:p><text:s text:c="3"/>272</text:p>
          </table:table-cell>
          <table:table-cell office:value-type="float" office:value="6.23" table:style-name="ce92">
            <text:p><text:s text:c="3"/>6.23</text:p>
          </table:table-cell>
          <table:table-cell office:value-type="float" office:value="84" table:style-name="ce93">
            <text:p><text:s text:c="3"/>84</text:p>
          </table:table-cell>
          <table:table-cell office:value-type="float" office:value="1.92" table:style-name="ce92">
            <text:p><text:s text:c="3"/>1.92</text:p>
          </table:table-cell>
          <table:table-cell office:value-type="float" office:value="1087" table:style-name="ce91">
            <text:p>1,087</text:p>
          </table:table-cell>
          <table:table-cell office:value-type="float" office:value="1388" table:style-name="ce91">
            <text:p>1,388</text:p>
          </table:table-cell>
          <table:table-cell office:value-type="float" office:value="5810" table:style-name="ce90">
            <text:p><text:s text:c="3"/>5,810</text:p>
          </table:table-cell>
          <table:table-cell table:style-name="ce89"/>
          <table:table-cell table:number-columns-repeated="16361"/>
        </table:table-row>
        <table:table-row table:style-name="ro25">
          <table:table-cell office:value-type="string" table:style-name="ce96">
            <text:p>屏 東 縣</text:p>
          </table:table-cell>
          <table:table-cell office:value-type="float" office:value="285804" table:style-name="ce93">
            <text:p><text:s text:c="3"/>285,804</text:p>
          </table:table-cell>
          <table:table-cell office:value-type="float" office:value="835792" table:style-name="ce93">
            <text:p><text:s text:c="3"/>835,792</text:p>
          </table:table-cell>
          <table:table-cell office:value-type="float" office:value="427747" table:style-name="ce93">
            <text:p><text:s text:c="3"/>427,747</text:p>
          </table:table-cell>
          <table:table-cell office:value-type="float" office:value="408045" table:style-name="ce93">
            <text:p><text:s text:c="3"/>408,045</text:p>
          </table:table-cell>
          <table:table-cell office:value-type="float" office:value="503" table:style-name="ce93">
            <text:p><text:s text:c="3"/>503</text:p>
          </table:table-cell>
          <table:table-cell office:value-type="float" office:value="251" table:style-name="ce91">
            <text:p>251</text:p>
          </table:table-cell>
          <table:table-cell office:value-type="float" office:value="252" table:style-name="ce91">
            <text:p>252</text:p>
          </table:table-cell>
          <table:table-cell office:value-type="float" office:value="7.1" table:style-name="ce92">
            <text:p><text:s text:c="3"/>7.10</text:p>
          </table:table-cell>
          <table:table-cell office:value-type="float" office:value="684" table:style-name="ce93">
            <text:p><text:s text:c="3"/>684</text:p>
          </table:table-cell>
          <table:table-cell office:value-type="float" office:value="422" table:style-name="ce91">
            <text:p>422</text:p>
          </table:table-cell>
          <table:table-cell office:value-type="float" office:value="262" table:style-name="ce91">
            <text:p>262</text:p>
          </table:table-cell>
          <table:table-cell office:value-type="float" office:value="9.66" table:style-name="ce92">
            <text:p><text:s text:c="3"/>9.66</text:p>
          </table:table-cell>
          <table:table-cell office:value-type="float" office:value="-181" table:style-name="ce108">
            <text:p>－ <text:s/>181</text:p>
          </table:table-cell>
          <table:table-cell office:value-type="float" office:value="-2.56" table:style-name="ce97">
            <text:p>－ <text:s text:c="2"/>2.56</text:p>
          </table:table-cell>
          <table:table-cell office:value-type="float" office:value="494" table:style-name="ce93">
            <text:p><text:s text:c="3"/>494</text:p>
          </table:table-cell>
          <table:table-cell office:value-type="float" office:value="6.98" table:style-name="ce92">
            <text:p><text:s text:c="3"/>6.98</text:p>
          </table:table-cell>
          <table:table-cell office:value-type="float" office:value="171" table:style-name="ce93">
            <text:p><text:s text:c="3"/>171</text:p>
          </table:table-cell>
          <table:table-cell office:value-type="float" office:value="2.41" table:style-name="ce92">
            <text:p><text:s text:c="3"/>2.41</text:p>
          </table:table-cell>
          <table:table-cell office:value-type="float" office:value="1999" table:style-name="ce91">
            <text:p>1,999</text:p>
          </table:table-cell>
          <table:table-cell office:value-type="float" office:value="2269" table:style-name="ce91">
            <text:p>2,269</text:p>
          </table:table-cell>
          <table:table-cell office:value-type="float" office:value="58892" table:style-name="ce90">
            <text:p><text:s text:c="3"/>58,892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臺 東 縣</text:p>
          </table:table-cell>
          <table:table-cell office:value-type="float" office:value="82574" table:style-name="ce93">
            <text:p><text:s text:c="3"/>82,574</text:p>
          </table:table-cell>
          <table:table-cell office:value-type="float" office:value="220802" table:style-name="ce93">
            <text:p><text:s text:c="3"/>220,802</text:p>
          </table:table-cell>
          <table:table-cell office:value-type="float" office:value="114205" table:style-name="ce93">
            <text:p><text:s text:c="3"/>114,205</text:p>
          </table:table-cell>
          <table:table-cell office:value-type="float" office:value="106597" table:style-name="ce93">
            <text:p><text:s text:c="3"/>106,597</text:p>
          </table:table-cell>
          <table:table-cell office:value-type="float" office:value="150" table:style-name="ce93">
            <text:p><text:s text:c="3"/>150</text:p>
          </table:table-cell>
          <table:table-cell office:value-type="float" office:value="90" table:style-name="ce91">
            <text:p>90</text:p>
          </table:table-cell>
          <table:table-cell office:value-type="float" office:value="60" table:style-name="ce91">
            <text:p>60</text:p>
          </table:table-cell>
          <table:table-cell office:value-type="float" office:value="8.02" table:style-name="ce92">
            <text:p><text:s text:c="3"/>8.02</text:p>
          </table:table-cell>
          <table:table-cell office:value-type="float" office:value="223" table:style-name="ce93">
            <text:p><text:s text:c="3"/>223</text:p>
          </table:table-cell>
          <table:table-cell office:value-type="float" office:value="148" table:style-name="ce91">
            <text:p>148</text:p>
          </table:table-cell>
          <table:table-cell office:value-type="float" office:value="75" table:style-name="ce91">
            <text:p>75</text:p>
          </table:table-cell>
          <table:table-cell office:value-type="float" office:value="11.92" table:style-name="ce92">
            <text:p><text:s text:c="3"/>11.92</text:p>
          </table:table-cell>
          <table:table-cell office:value-type="float" office:value="-73" table:style-name="ce95">
            <text:p>－ <text:s text:c="3"/>73</text:p>
          </table:table-cell>
          <table:table-cell office:value-type="float" office:value="-3.9" table:style-name="ce97">
            <text:p>－ <text:s text:c="2"/>3.90</text:p>
          </table:table-cell>
          <table:table-cell office:value-type="float" office:value="127" table:style-name="ce93">
            <text:p><text:s text:c="3"/>127</text:p>
          </table:table-cell>
          <table:table-cell office:value-type="float" office:value="6.79" table:style-name="ce92">
            <text:p><text:s text:c="3"/>6.79</text:p>
          </table:table-cell>
          <table:table-cell office:value-type="float" office:value="62" table:style-name="ce93">
            <text:p><text:s text:c="3"/>62</text:p>
          </table:table-cell>
          <table:table-cell office:value-type="float" office:value="3.31" table:style-name="ce92">
            <text:p><text:s text:c="3"/>3.31</text:p>
          </table:table-cell>
          <table:table-cell office:value-type="float" office:value="528" table:style-name="ce91">
            <text:p>528</text:p>
          </table:table-cell>
          <table:table-cell office:value-type="float" office:value="595" table:style-name="ce91">
            <text:p>595</text:p>
          </table:table-cell>
          <table:table-cell office:value-type="float" office:value="78872" table:style-name="ce90">
            <text:p><text:s text:c="3"/>78,872</text:p>
          </table:table-cell>
          <table:table-cell table:style-name="ce89"/>
          <table:table-cell table:number-columns-repeated="16361"/>
        </table:table-row>
        <table:table-row table:style-name="ro25">
          <table:table-cell office:value-type="string" table:style-name="ce96">
            <text:p>花 蓮 縣</text:p>
          </table:table-cell>
          <table:table-cell office:value-type="float" office:value="125361" table:style-name="ce93">
            <text:p><text:s text:c="3"/>125,361</text:p>
          </table:table-cell>
          <table:table-cell office:value-type="float" office:value="330911" table:style-name="ce93">
            <text:p><text:s text:c="3"/>330,911</text:p>
          </table:table-cell>
          <table:table-cell office:value-type="float" office:value="168375" table:style-name="ce93">
            <text:p><text:s text:c="3"/>168,375</text:p>
          </table:table-cell>
          <table:table-cell office:value-type="float" office:value="162536" table:style-name="ce93">
            <text:p><text:s text:c="3"/>162,536</text:p>
          </table:table-cell>
          <table:table-cell office:value-type="float" office:value="255" table:style-name="ce93">
            <text:p><text:s text:c="3"/>255</text:p>
          </table:table-cell>
          <table:table-cell office:value-type="float" office:value="135" table:style-name="ce91">
            <text:p>135</text:p>
          </table:table-cell>
          <table:table-cell office:value-type="float" office:value="120" table:style-name="ce91">
            <text:p>120</text:p>
          </table:table-cell>
          <table:table-cell office:value-type="float" office:value="9.1" table:style-name="ce92">
            <text:p><text:s text:c="3"/>9.10</text:p>
          </table:table-cell>
          <table:table-cell office:value-type="float" office:value="281" table:style-name="ce93">
            <text:p><text:s text:c="3"/>281</text:p>
          </table:table-cell>
          <table:table-cell office:value-type="float" office:value="163" table:style-name="ce91">
            <text:p>163</text:p>
          </table:table-cell>
          <table:table-cell office:value-type="float" office:value="118" table:style-name="ce91">
            <text:p>118</text:p>
          </table:table-cell>
          <table:table-cell office:value-type="float" office:value="10.029999999999999" table:style-name="ce92">
            <text:p><text:s text:c="3"/>10.03</text:p>
          </table:table-cell>
          <table:table-cell office:value-type="float" office:value="-26" table:style-name="ce95">
            <text:p>－ <text:s text:c="3"/>26</text:p>
          </table:table-cell>
          <table:table-cell office:value-type="float" office:value="-0.93" table:style-name="ce97">
            <text:p>－ <text:s text:c="2"/>0.93</text:p>
          </table:table-cell>
          <table:table-cell office:value-type="float" office:value="186" table:style-name="ce93">
            <text:p><text:s text:c="3"/>186</text:p>
          </table:table-cell>
          <table:table-cell office:value-type="float" office:value="6.64" table:style-name="ce92">
            <text:p><text:s text:c="3"/>6.64</text:p>
          </table:table-cell>
          <table:table-cell office:value-type="float" office:value="77" table:style-name="ce93">
            <text:p><text:s text:c="3"/>77</text:p>
          </table:table-cell>
          <table:table-cell office:value-type="float" office:value="2.75" table:style-name="ce92">
            <text:p><text:s text:c="3"/>2.75</text:p>
          </table:table-cell>
          <table:table-cell office:value-type="float" office:value="1097" table:style-name="ce91">
            <text:p>1,097</text:p>
          </table:table-cell>
          <table:table-cell office:value-type="float" office:value="1090" table:style-name="ce91">
            <text:p>1,090</text:p>
          </table:table-cell>
          <table:table-cell office:value-type="float" office:value="92479" table:style-name="ce90">
            <text:p><text:s text:c="3"/>92,479</text:p>
          </table:table-cell>
          <table:table-cell table:style-name="ce89"/>
          <table:table-cell table:number-columns-repeated="16361"/>
        </table:table-row>
        <table:table-row table:style-name="ro25">
          <table:table-cell office:value-type="string" table:style-name="ce96">
            <text:p>澎 湖 縣</text:p>
          </table:table-cell>
          <table:table-cell office:value-type="float" office:value="39244" table:style-name="ce93">
            <text:p><text:s text:c="3"/>39,244</text:p>
          </table:table-cell>
          <table:table-cell office:value-type="float" office:value="103263" table:style-name="ce93">
            <text:p><text:s text:c="3"/>103,263</text:p>
          </table:table-cell>
          <table:table-cell office:value-type="float" office:value="53152" table:style-name="ce93">
            <text:p><text:s text:c="3"/>53,152</text:p>
          </table:table-cell>
          <table:table-cell office:value-type="float" office:value="50111" table:style-name="ce93">
            <text:p><text:s text:c="3"/>50,111</text:p>
          </table:table-cell>
          <table:table-cell office:value-type="float" office:value="99" table:style-name="ce93">
            <text:p><text:s text:c="3"/>99</text:p>
          </table:table-cell>
          <table:table-cell office:value-type="float" office:value="62" table:style-name="ce91">
            <text:p>62</text:p>
          </table:table-cell>
          <table:table-cell office:value-type="float" office:value="37" table:style-name="ce91">
            <text:p>37</text:p>
          </table:table-cell>
          <table:table-cell office:value-type="float" office:value="11.33" table:style-name="ce92">
            <text:p><text:s text:c="3"/>11.33</text:p>
          </table:table-cell>
          <table:table-cell office:value-type="float" office:value="78" table:style-name="ce93">
            <text:p><text:s text:c="3"/>78</text:p>
          </table:table-cell>
          <table:table-cell office:value-type="float" office:value="57" table:style-name="ce91">
            <text:p>57</text:p>
          </table:table-cell>
          <table:table-cell office:value-type="float" office:value="21" table:style-name="ce91">
            <text:p>21</text:p>
          </table:table-cell>
          <table:table-cell office:value-type="float" office:value="8.92" table:style-name="ce92">
            <text:p><text:s text:c="3"/>8.92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.4" table:style-name="ce97">
            <text:p><text:s text:c="4"/>2.40</text:p>
          </table:table-cell>
          <table:table-cell office:value-type="float" office:value="65" table:style-name="ce93">
            <text:p><text:s text:c="3"/>65</text:p>
          </table:table-cell>
          <table:table-cell office:value-type="float" office:value="7.44" table:style-name="ce92">
            <text:p><text:s text:c="3"/>7.44</text:p>
          </table:table-cell>
          <table:table-cell office:value-type="float" office:value="26" table:style-name="ce93">
            <text:p><text:s text:c="3"/>26</text:p>
          </table:table-cell>
          <table:table-cell office:value-type="float" office:value="2.97" table:style-name="ce92">
            <text:p><text:s text:c="3"/>2.97</text:p>
          </table:table-cell>
          <table:table-cell office:value-type="float" office:value="488" table:style-name="ce91">
            <text:p>488</text:p>
          </table:table-cell>
          <table:table-cell office:value-type="float" office:value="350" table:style-name="ce91">
            <text:p>350</text:p>
          </table:table-cell>
          <table:table-cell office:value-type="float" office:value="474" table:style-name="ce90">
            <text:p><text:s text:c="3"/>474</text:p>
          </table:table-cell>
          <table:table-cell table:style-name="ce89"/>
          <table:table-cell table:number-columns-repeated="16361"/>
        </table:table-row>
        <table:table-row table:style-name="ro27">
          <table:table-cell office:value-type="string" table:style-name="ce96">
            <text:p>基 隆 市</text:p>
          </table:table-cell>
          <table:table-cell office:value-type="float" office:value="151881" table:style-name="ce93">
            <text:p><text:s text:c="3"/>151,881</text:p>
          </table:table-cell>
          <table:table-cell office:value-type="float" office:value="372100" table:style-name="ce93">
            <text:p><text:s text:c="3"/>372,100</text:p>
          </table:table-cell>
          <table:table-cell office:value-type="float" office:value="186524" table:style-name="ce93">
            <text:p><text:s text:c="3"/>186,524</text:p>
          </table:table-cell>
          <table:table-cell office:value-type="float" office:value="185576" table:style-name="ce93">
            <text:p><text:s text:c="3"/>185,576</text:p>
          </table:table-cell>
          <table:table-cell office:value-type="float" office:value="230" table:style-name="ce93">
            <text:p><text:s text:c="3"/>230</text:p>
          </table:table-cell>
          <table:table-cell office:value-type="float" office:value="117" table:style-name="ce91">
            <text:p>117</text:p>
          </table:table-cell>
          <table:table-cell office:value-type="float" office:value="113" table:style-name="ce91">
            <text:p>113</text:p>
          </table:table-cell>
          <table:table-cell office:value-type="float" office:value="7.3" table:style-name="ce92">
            <text:p><text:s text:c="3"/>7.30</text:p>
          </table:table-cell>
          <table:table-cell office:value-type="float" office:value="241" table:style-name="ce93">
            <text:p><text:s text:c="3"/>241</text:p>
          </table:table-cell>
          <table:table-cell office:value-type="float" office:value="140" table:style-name="ce91">
            <text:p>140</text:p>
          </table:table-cell>
          <table:table-cell office:value-type="float" office:value="101" table:style-name="ce91">
            <text:p>101</text:p>
          </table:table-cell>
          <table:table-cell office:value-type="float" office:value="7.65" table:style-name="ce92">
            <text:p><text:s text:c="3"/>7.65</text:p>
          </table:table-cell>
          <table:table-cell office:value-type="float" office:value="-11" table:style-name="ce95">
            <text:p>－ <text:s text:c="3"/>11</text:p>
          </table:table-cell>
          <table:table-cell office:value-type="float" office:value="-0.35" table:style-name="ce97">
            <text:p>－ <text:s text:c="2"/>0.35</text:p>
          </table:table-cell>
          <table:table-cell office:value-type="float" office:value="240" table:style-name="ce93">
            <text:p><text:s text:c="3"/>240</text:p>
          </table:table-cell>
          <table:table-cell office:value-type="float" office:value="7.62" table:style-name="ce92">
            <text:p><text:s text:c="3"/>7.62</text:p>
          </table:table-cell>
          <table:table-cell office:value-type="float" office:value="93" table:style-name="ce93">
            <text:p><text:s text:c="3"/>93</text:p>
          </table:table-cell>
          <table:table-cell office:value-type="float" office:value="2.95" table:style-name="ce92">
            <text:p><text:s text:c="3"/>2.95</text:p>
          </table:table-cell>
          <table:table-cell office:value-type="float" office:value="1371" table:style-name="ce91">
            <text:p>1,371</text:p>
          </table:table-cell>
          <table:table-cell office:value-type="float" office:value="1322" table:style-name="ce91">
            <text:p>1,322</text:p>
          </table:table-cell>
          <table:table-cell office:value-type="float" office:value="9281" table:style-name="ce90">
            <text:p><text:s text:c="3"/>9,281</text:p>
          </table:table-cell>
          <table:table-cell table:style-name="ce89"/>
          <table:table-cell table:number-columns-repeated="16361"/>
        </table:table-row>
        <table:table-row table:style-name="ro25">
          <table:table-cell office:value-type="string" table:style-name="ce96">
            <text:p>新 竹 市</text:p>
          </table:table-cell>
          <table:table-cell office:value-type="float" office:value="160460" table:style-name="ce93">
            <text:p><text:s text:c="3"/>160,460</text:p>
          </table:table-cell>
          <table:table-cell office:value-type="float" office:value="437337" table:style-name="ce93">
            <text:p><text:s text:c="3"/>437,337</text:p>
          </table:table-cell>
          <table:table-cell office:value-type="float" office:value="216206" table:style-name="ce93">
            <text:p><text:s text:c="3"/>216,206</text:p>
          </table:table-cell>
          <table:table-cell office:value-type="float" office:value="221131" table:style-name="ce93">
            <text:p><text:s text:c="3"/>221,131</text:p>
          </table:table-cell>
          <table:table-cell office:value-type="float" office:value="439" table:style-name="ce93">
            <text:p><text:s text:c="3"/>439</text:p>
          </table:table-cell>
          <table:table-cell office:value-type="float" office:value="226" table:style-name="ce91">
            <text:p>226</text:p>
          </table:table-cell>
          <table:table-cell office:value-type="float" office:value="213" table:style-name="ce91">
            <text:p>213</text:p>
          </table:table-cell>
          <table:table-cell office:value-type="float" office:value="11.86" table:style-name="ce92">
            <text:p><text:s text:c="3"/>11.86</text:p>
          </table:table-cell>
          <table:table-cell office:value-type="float" office:value="249" table:style-name="ce93">
            <text:p><text:s text:c="3"/>249</text:p>
          </table:table-cell>
          <table:table-cell office:value-type="float" office:value="150" table:style-name="ce91">
            <text:p>150</text:p>
          </table:table-cell>
          <table:table-cell office:value-type="float" office:value="99" table:style-name="ce91">
            <text:p>99</text:p>
          </table:table-cell>
          <table:table-cell office:value-type="float" office:value="6.73" table:style-name="ce92">
            <text:p><text:s text:c="3"/>6.73</text:p>
          </table:table-cell>
          <table:table-cell office:value-type="float" office:value="190" table:style-name="ce95">
            <text:p><text:s text:c="3"/>190</text:p>
          </table:table-cell>
          <table:table-cell office:value-type="float" office:value="5.13" table:style-name="ce97">
            <text:p><text:s text:c="4"/>5.13</text:p>
          </table:table-cell>
          <table:table-cell office:value-type="float" office:value="311" table:style-name="ce93">
            <text:p><text:s text:c="3"/>311</text:p>
          </table:table-cell>
          <table:table-cell office:value-type="float" office:value="8.4" table:style-name="ce92">
            <text:p><text:s text:c="3"/>8.40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2.0499999999999998" table:style-name="ce92">
            <text:p><text:s text:c="3"/>2.05</text:p>
          </table:table-cell>
          <table:table-cell office:value-type="float" office:value="1666" table:style-name="ce91">
            <text:p>1,666</text:p>
          </table:table-cell>
          <table:table-cell office:value-type="float" office:value="1396" table:style-name="ce91">
            <text:p>1,396</text:p>
          </table:table-cell>
          <table:table-cell office:value-type="float" office:value="3912" table:style-name="ce90">
            <text:p><text:s text:c="3"/>3,912</text:p>
          </table:table-cell>
          <table:table-cell table:style-name="ce89"/>
          <table:table-cell table:number-columns-repeated="16361"/>
        </table:table-row>
        <table:table-row table:style-name="ro25">
          <table:table-cell office:value-type="string" table:style-name="ce96">
            <text:p>嘉 義 市</text:p>
          </table:table-cell>
          <table:table-cell office:value-type="float" office:value="98947" table:style-name="ce93">
            <text:p><text:s text:c="3"/>98,947</text:p>
          </table:table-cell>
          <table:table-cell office:value-type="float" office:value="269874" table:style-name="ce93">
            <text:p><text:s text:c="3"/>269,874</text:p>
          </table:table-cell>
          <table:table-cell office:value-type="float" office:value="131410" table:style-name="ce93">
            <text:p><text:s text:c="3"/>131,410</text:p>
          </table:table-cell>
          <table:table-cell office:value-type="float" office:value="138464" table:style-name="ce93">
            <text:p><text:s text:c="3"/>138,464</text:p>
          </table:table-cell>
          <table:table-cell office:value-type="float" office:value="186" table:style-name="ce93">
            <text:p><text:s text:c="3"/>186</text:p>
          </table:table-cell>
          <table:table-cell office:value-type="float" office:value="96" table:style-name="ce91">
            <text:p>96</text:p>
          </table:table-cell>
          <table:table-cell office:value-type="float" office:value="90" table:style-name="ce91">
            <text:p>90</text:p>
          </table:table-cell>
          <table:table-cell office:value-type="float" office:value="8.14" table:style-name="ce92">
            <text:p><text:s text:c="3"/>8.14</text:p>
          </table:table-cell>
          <table:table-cell office:value-type="float" office:value="171" table:style-name="ce93">
            <text:p><text:s text:c="3"/>171</text:p>
          </table:table-cell>
          <table:table-cell office:value-type="float" office:value="109" table:style-name="ce91">
            <text:p>109</text:p>
          </table:table-cell>
          <table:table-cell office:value-type="float" office:value="62" table:style-name="ce91">
            <text:p>62</text:p>
          </table:table-cell>
          <table:table-cell office:value-type="float" office:value="7.48" table:style-name="ce92">
            <text:p><text:s text:c="3"/>7.48</text:p>
          </table:table-cell>
          <table:table-cell office:value-type="float" office:value="15" table:style-name="ce106">
            <text:p><text:s text:c="3"/>15</text:p>
          </table:table-cell>
          <table:table-cell office:value-type="float" office:value="0.66" table:style-name="ce97">
            <text:p><text:s text:c="4"/>0.66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7.31" table:style-name="ce92">
            <text:p><text:s text:c="3"/>7.31</text:p>
          </table:table-cell>
          <table:table-cell office:value-type="float" office:value="48" table:style-name="ce93">
            <text:p><text:s text:c="3"/>48</text:p>
          </table:table-cell>
          <table:table-cell office:value-type="float" office:value="2.1" table:style-name="ce92">
            <text:p><text:s text:c="3"/>2.10</text:p>
          </table:table-cell>
          <table:table-cell office:value-type="float" office:value="861" table:style-name="ce91">
            <text:p>861</text:p>
          </table:table-cell>
          <table:table-cell office:value-type="float" office:value="817" table:style-name="ce91">
            <text:p>817</text:p>
          </table:table-cell>
          <table:table-cell office:value-type="float" office:value="1048" table:style-name="ce90">
            <text:p><text:s text:c="3"/>1,048</text:p>
          </table:table-cell>
          <table:table-cell table:style-name="ce89"/>
          <table:table-cell table:number-columns-repeated="16361"/>
        </table:table-row>
        <table:table-row table:style-name="ro28">
          <table:table-cell office:value-type="string" table:style-name="ce105">
            <text:p>福 <text:s/>建 <text:s/>省</text:p>
          </table:table-cell>
          <table:table-cell office:value-type="float" office:value="41933" table:style-name="ce102">
            <text:p><text:s text:c="3"/>41,933</text:p>
          </table:table-cell>
          <table:table-cell office:value-type="float" office:value="147709" table:style-name="ce102">
            <text:p><text:s text:c="3"/>147,709</text:p>
          </table:table-cell>
          <table:table-cell office:value-type="float" office:value="74750" table:style-name="ce102">
            <text:p><text:s text:c="3"/>74,750</text:p>
          </table:table-cell>
          <table:table-cell office:value-type="float" office:value="72959" table:style-name="ce102">
            <text:p><text:s text:c="3"/>72,959</text:p>
          </table:table-cell>
          <table:table-cell office:value-type="float" office:value="159" table:style-name="ce102">
            <text:p><text:s text:c="3"/>159</text:p>
          </table:table-cell>
          <table:table-cell office:value-type="float" office:value="87" table:style-name="ce49">
            <text:p>87</text:p>
          </table:table-cell>
          <table:table-cell office:value-type="float" office:value="72" table:style-name="ce49">
            <text:p>72</text:p>
          </table:table-cell>
          <table:table-cell office:value-type="float" office:value="12.72" table:style-name="ce101">
            <text:p><text:s text:c="3"/>12.72</text:p>
          </table:table-cell>
          <table:table-cell office:value-type="float" office:value="65" table:style-name="ce102">
            <text:p><text:s text:c="3"/>65</text:p>
          </table:table-cell>
          <table:table-cell office:value-type="float" office:value="36" table:style-name="ce49">
            <text:p>36</text:p>
          </table:table-cell>
          <table:table-cell office:value-type="float" office:value="29" table:style-name="ce49">
            <text:p>29</text:p>
          </table:table-cell>
          <table:table-cell office:value-type="float" office:value="5.2" table:style-name="ce101">
            <text:p><text:s text:c="3"/>5.20</text:p>
          </table:table-cell>
          <table:table-cell office:value-type="float" office:value="94" table:style-name="ce104">
            <text:p><text:s text:c="3"/>94</text:p>
          </table:table-cell>
          <table:table-cell office:value-type="float" office:value="7.52" table:style-name="ce103">
            <text:p><text:s text:c="4"/>7.52</text:p>
          </table:table-cell>
          <table:table-cell office:value-type="float" office:value="97" table:style-name="ce102">
            <text:p><text:s text:c="3"/>97</text:p>
          </table:table-cell>
          <table:table-cell office:value-type="float" office:value="7.76" table:style-name="ce101">
            <text:p><text:s text:c="3"/>7.76</text:p>
          </table:table-cell>
          <table:table-cell office:value-type="float" office:value="20" table:style-name="ce102">
            <text:p><text:s text:c="3"/>20</text:p>
          </table:table-cell>
          <table:table-cell office:value-type="float" office:value="1.6" table:style-name="ce101">
            <text:p><text:s text:c="3"/>1.60</text:p>
          </table:table-cell>
          <table:table-cell office:value-type="float" office:value="713" table:style-name="ce49">
            <text:p>713</text:p>
          </table:table-cell>
          <table:table-cell office:value-type="float" office:value="564" table:style-name="ce49">
            <text:p>564</text:p>
          </table:table-cell>
          <table:table-cell office:value-type="float" office:value="1198" table:style-name="ce100">
            <text:p><text:s text:c="3"/>1,198</text:p>
          </table:table-cell>
          <table:table-cell table:style-name="ce89"/>
          <table:table-cell table:number-columns-repeated="16361" table:style-name="ce99"/>
        </table:table-row>
        <table:table-row table:style-name="ro21">
          <table:table-cell office:value-type="string" table:style-name="ce96">
            <text:p>金 門 縣</text:p>
          </table:table-cell>
          <table:table-cell office:value-type="float" office:value="39276" table:style-name="ce98">
            <text:p><text:s text:c="3"/>39,276</text:p>
          </table:table-cell>
          <table:table-cell office:value-type="float" office:value="135114" table:style-name="ce93">
            <text:p><text:s text:c="3"/>135,114</text:p>
          </table:table-cell>
          <table:table-cell office:value-type="float" office:value="67572" table:style-name="ce93">
            <text:p><text:s text:c="3"/>67,572</text:p>
          </table:table-cell>
          <table:table-cell office:value-type="float" office:value="67542" table:style-name="ce93">
            <text:p><text:s text:c="3"/>67,542</text:p>
          </table:table-cell>
          <table:table-cell office:value-type="float" office:value="141" table:style-name="ce93">
            <text:p><text:s text:c="3"/>141</text:p>
          </table:table-cell>
          <table:table-cell office:value-type="float" office:value="75" table:style-name="ce91">
            <text:p>75</text:p>
          </table:table-cell>
          <table:table-cell office:value-type="float" office:value="66" table:style-name="ce91">
            <text:p>66</text:p>
          </table:table-cell>
          <table:table-cell office:value-type="float" office:value="12.33" table:style-name="ce92">
            <text:p><text:s text:c="3"/>12.33</text:p>
          </table:table-cell>
          <table:table-cell office:value-type="float" office:value="62" table:style-name="ce93">
            <text:p><text:s text:c="3"/>62</text:p>
          </table:table-cell>
          <table:table-cell office:value-type="float" office:value="35" table:style-name="ce91">
            <text:p>35</text:p>
          </table:table-cell>
          <table:table-cell office:value-type="float" office:value="27" table:style-name="ce91">
            <text:p>27</text:p>
          </table:table-cell>
          <table:table-cell office:value-type="float" office:value="5.42" table:style-name="ce92">
            <text:p><text:s text:c="3"/>5.42</text:p>
          </table:table-cell>
          <table:table-cell office:value-type="float" office:value="79" table:style-name="ce95">
            <text:p><text:s text:c="3"/>79</text:p>
          </table:table-cell>
          <table:table-cell office:value-type="float" office:value="6.91" table:style-name="ce97">
            <text:p><text:s text:c="4"/>6.91</text:p>
          </table:table-cell>
          <table:table-cell office:value-type="float" office:value="90" table:style-name="ce93">
            <text:p><text:s text:c="3"/>90</text:p>
          </table:table-cell>
          <table:table-cell office:value-type="float" office:value="7.87" table:style-name="ce92">
            <text:p><text:s text:c="3"/>7.87</text:p>
          </table:table-cell>
          <table:table-cell office:value-type="float" office:value="17" table:style-name="ce93">
            <text:p><text:s text:c="3"/>17</text:p>
          </table:table-cell>
          <table:table-cell office:value-type="float" office:value="1.49" table:style-name="ce92">
            <text:p><text:s text:c="3"/>1.49</text:p>
          </table:table-cell>
          <table:table-cell office:value-type="float" office:value="645" table:style-name="ce91">
            <text:p>645</text:p>
          </table:table-cell>
          <table:table-cell office:value-type="float" office:value="468" table:style-name="ce91">
            <text:p>468</text:p>
          </table:table-cell>
          <table:table-cell office:value-type="float" office:value="1005" table:style-name="ce90">
            <text:p><text:s text:c="3"/>1,005</text:p>
          </table:table-cell>
          <table:table-cell table:style-name="ce89"/>
          <table:table-cell table:number-columns-repeated="16361"/>
        </table:table-row>
        <table:table-row table:style-name="ro29">
          <table:table-cell office:value-type="string" table:style-name="ce96">
            <text:p>連 江 縣</text:p>
          </table:table-cell>
          <table:table-cell office:value-type="float" office:value="2657" table:style-name="ce93">
            <text:p><text:s text:c="3"/>2,657</text:p>
          </table:table-cell>
          <table:table-cell office:value-type="float" office:value="12595" table:style-name="ce93">
            <text:p><text:s text:c="3"/>12,595</text:p>
          </table:table-cell>
          <table:table-cell office:value-type="float" office:value="7178" table:style-name="ce93">
            <text:p><text:s text:c="3"/>7,178</text:p>
          </table:table-cell>
          <table:table-cell office:value-type="float" office:value="5417" table:style-name="ce93">
            <text:p><text:s text:c="3"/>5,417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12" table:style-name="ce91">
            <text:p>12</text:p>
          </table:table-cell>
          <table:table-cell office:value-type="float" office:value="6" table:style-name="ce91">
            <text:p>6</text:p>
          </table:table-cell>
          <table:table-cell office:value-type="float" office:value="16.86" table:style-name="ce92">
            <text:p><text:s text:c="3"/>16.86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1" table:style-name="ce91">
            <text:p>1</text:p>
          </table:table-cell>
          <table:table-cell office:value-type="float" office:value="2" table:style-name="ce91">
            <text:p>2</text:p>
          </table:table-cell>
          <table:table-cell office:value-type="float" office:value="2.81" table:style-name="ce92">
            <text:p><text:s text:c="3"/>2.81</text:p>
          </table:table-cell>
          <table:table-cell office:value-type="float" office:value="15" table:style-name="ce95">
            <text:p><text:s text:c="3"/>15</text:p>
          </table:table-cell>
          <table:table-cell office:value-type="float" office:value="14.05" table:style-name="ce94">
            <text:p>14.05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6.56" table:style-name="ce92">
            <text:p><text:s text:c="3"/>6.56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2.81" table:style-name="ce92">
            <text:p><text:s text:c="3"/>2.81</text:p>
          </table:table-cell>
          <table:table-cell office:value-type="float" office:value="68" table:style-name="ce91">
            <text:p>68</text:p>
          </table:table-cell>
          <table:table-cell office:value-type="float" office:value="96" table:style-name="ce91">
            <text:p>96</text:p>
          </table:table-cell>
          <table:table-cell office:value-type="float" office:value="193" table:style-name="ce90">
            <text:p><text:s text:c="3"/>193</text:p>
          </table:table-cell>
          <table:table-cell table:style-name="ce89"/>
          <table:table-cell table:number-columns-repeated="16361"/>
        </table:table-row>
        <table:table-row table:style-name="ro30">
          <table:table-cell table:style-name="ce88"/>
          <table:table-cell table:number-columns-repeated="7" table:style-name="ce87"/>
          <table:table-cell table:style-name="ce86"/>
          <table:table-cell table:number-columns-repeated="3"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5"/>
          <table:table-cell table:number-columns-repeated="3" table:style-name="ce84"/>
          <table:table-cell table:style-name="ce83"/>
          <table:table-cell table:number-columns-repeated="16362" table:style-name="ce2"/>
        </table:table-row>
        <table:table-row table:style-name="ro31">
          <table:table-cell office:value-type="string" table:style-name="ce82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1">
            <text:p><text:s text:c="16"/>內 政 部 戶 政 司 <text:s/>民 國 106 年 1 月 4 日 編製</text:p>
          </table:table-cell>
          <table:table-cell table:number-columns-repeated="16362"/>
        </table:table-row>
        <table:table-row table:style-name="ro32">
          <table:table-cell table:style-name="ce80"/>
          <table:table-cell table:number-columns-repeated="17" table:style-name="ce2"/>
          <table:table-cell table:number-columns-repeated="3" table:style-name="ce79"/>
          <table:table-cell table:number-columns-repeated="16363" table:style-name="ce2"/>
        </table:table-row>
        <table:table-row table:style-name="ro32">
          <table:table-cell table:style-name="ce78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39"/>
        <table:table-column table:style-name="co24" table:default-cell-style-name="ce139"/>
        <table:table-column table:style-name="co1" table:default-cell-style-name="ce139"/>
        <table:table-column table:style-name="co25" table:default-cell-style-name="ce139"/>
        <table:table-column table:style-name="co26" table:default-cell-style-name="ce139"/>
        <table:table-column table:style-name="co6" table:default-cell-style-name="ce139"/>
        <table:table-column table:style-name="co9" table:number-columns-repeated="2" table:default-cell-style-name="ce139"/>
        <table:table-column table:style-name="co27" table:default-cell-style-name="ce139"/>
        <table:table-column table:style-name="co24" table:default-cell-style-name="ce139"/>
        <table:table-column table:style-name="co23" table:default-cell-style-name="ce139"/>
        <table:table-column table:style-name="co6" table:default-cell-style-name="ce139"/>
        <table:table-column table:style-name="co28" table:default-cell-style-name="ce139"/>
        <table:table-column table:style-name="co23" table:default-cell-style-name="ce139"/>
        <table:table-column table:style-name="co3" table:default-cell-style-name="ce139"/>
        <table:table-column table:style-name="co9" table:default-cell-style-name="ce139"/>
        <table:table-column table:style-name="co29" table:default-cell-style-name="ce139"/>
        <table:table-column table:style-name="co24" table:default-cell-style-name="ce139"/>
        <table:table-column table:style-name="co6" table:default-cell-style-name="ce139"/>
        <table:table-column table:style-name="co9" table:default-cell-style-name="ce139"/>
        <table:table-column table:style-name="co30" table:default-cell-style-name="ce139"/>
        <table:table-column table:style-name="co25" table:default-cell-style-name="ce139"/>
        <table:table-column table:style-name="co12" table:default-cell-style-name="ce139"/>
        <table:table-column table:style-name="co3" table:default-cell-style-name="ce139"/>
        <table:table-column table:style-name="co30" table:default-cell-style-name="ce139"/>
        <table:table-column table:style-name="co31" table:default-cell-style-name="ce139"/>
        <table:table-column table:style-name="co32" table:number-columns-repeated="16358" table:default-cell-style-name="ce139"/>
        <table:table-row table:style-name="ro14">
          <table:table-cell office:value-type="string" table:number-columns-spanned="25" table:number-rows-spanned="1" table:style-name="ce229">
            <text:p>各 縣 市 人 口 年 齡 結 構 統 計 表</text:p>
          </table:table-cell>
          <table:covered-table-cell table:number-columns-repeated="24"/>
          <table:table-cell table:number-columns-repeated="16359" table:style-name="ce139"/>
        </table:table-row>
        <table:table-row table:style-name="ro33">
          <table:table-cell table:style-name="ce181"/>
          <table:table-cell table:number-columns-repeated="8" table:style-name="ce178"/>
          <table:table-cell table:style-name="ce139"/>
          <table:table-cell office:value-type="string" table:style-name="ce180">
            <text:p>中 華 民 國 105 年 12 月 底</text:p>
          </table:table-cell>
          <table:table-cell table:style-name="ce179"/>
          <table:table-cell table:number-columns-repeated="9" table:style-name="ce178"/>
          <table:table-cell table:number-columns-repeated="3" table:style-name="ce139"/>
          <table:table-cell office:value-type="string" table:style-name="ce177">
            <text:p>單位：人；％</text:p>
          </table:table-cell>
          <table:table-cell table:number-columns-repeated="16359" table:style-name="ce139"/>
        </table:table-row>
        <table:table-row table:style-name="ro9">
          <table:table-cell office:value-type="string" table:number-columns-spanned="1" table:number-rows-spanned="3" table:style-name="ce256">
            <text:p>區域別</text:p>
          </table:table-cell>
          <table:table-cell office:value-type="string" table:number-columns-spanned="4" table:number-rows-spanned="2" table:style-name="ce25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4">
            <text:p>20歲以上</text:p>
          </table:table-cell>
          <table:covered-table-cell table:number-columns-repeated="3"/>
          <table:table-cell table:number-columns-repeated="16359" table:style-name="ce151"/>
        </table:table-row>
        <table:table-row table:style-name="ro3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1"/>
        </table:table-row>
        <table:table-row table:style-name="ro35">
          <table:covered-table-cell/>
          <table:table-cell office:value-type="string" table:style-name="ce176">
            <text:p>計</text:p>
          </table:table-cell>
          <table:table-cell office:value-type="string" table:style-name="ce176">
            <text:p>男</text:p>
          </table:table-cell>
          <table:table-cell office:value-type="string" table:style-name="ce176">
            <text:p>女</text:p>
          </table:table-cell>
          <table:table-cell office:value-type="string" table:style-name="ce176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4">
            <text:p>％</text:p>
          </table:table-cell>
          <table:table-cell table:number-columns-repeated="16359" table:style-name="ce151"/>
        </table:table-row>
        <table:table-row table:style-name="ro20">
          <table:table-cell office:value-type="string" table:style-name="ce173">
            <text:p>總 <text:s text:c="5"/>計</text:p>
          </table:table-cell>
          <table:table-cell office:value-type="float" office:value="23539816" table:style-name="ce172">
            <text:p>23,539,816</text:p>
          </table:table-cell>
          <table:table-cell office:value-type="float" office:value="11719270" table:style-name="ce170">
            <text:p>11,719,270</text:p>
          </table:table-cell>
          <table:table-cell office:value-type="float" office:value="11820546" table:style-name="ce170">
            <text:p>11,820,546</text:p>
          </table:table-cell>
          <table:table-cell office:value-type="float" office:value="100" table:style-name="ce171">
            <text:p>100.00</text:p>
          </table:table-cell>
          <table:table-cell office:value-type="float" office:value="3141881" table:style-name="ce170">
            <text:p>3,141,881</text:p>
          </table:table-cell>
          <table:table-cell office:value-type="float" office:value="1636066" table:style-name="ce170">
            <text:p>1,636,066</text:p>
          </table:table-cell>
          <table:table-cell office:value-type="float" office:value="1505815" table:style-name="ce170">
            <text:p>1,505,815</text:p>
          </table:table-cell>
          <table:table-cell office:value-type="float" office:value="13.35" table:style-name="ce171">
            <text:p>13.35</text:p>
          </table:table-cell>
          <table:table-cell office:value-type="float" office:value="17291830" table:style-name="ce170">
            <text:p>17,291,830</text:p>
          </table:table-cell>
          <table:table-cell office:value-type="float" office:value="8650806" table:style-name="ce170">
            <text:p>8,650,806</text:p>
          </table:table-cell>
          <table:table-cell office:value-type="float" office:value="8641024" table:style-name="ce170">
            <text:p>8,641,024</text:p>
          </table:table-cell>
          <table:table-cell office:value-type="float" office:value="73.459999999999994" table:style-name="ce171">
            <text:p>73.46</text:p>
          </table:table-cell>
          <table:table-cell office:value-type="float" office:value="3106105" table:style-name="ce170">
            <text:p>3,106,105</text:p>
          </table:table-cell>
          <table:table-cell office:value-type="float" office:value="1432398" table:style-name="ce170">
            <text:p>1,432,398</text:p>
          </table:table-cell>
          <table:table-cell office:value-type="float" office:value="1673707" table:style-name="ce170">
            <text:p>1,673,707</text:p>
          </table:table-cell>
          <table:table-cell office:value-type="float" office:value="13.2" table:style-name="ce171">
            <text:p>13.20</text:p>
          </table:table-cell>
          <table:table-cell office:value-type="float" office:value="10674675" table:style-name="ce170">
            <text:p>10,674,675</text:p>
          </table:table-cell>
          <table:table-cell office:value-type="float" office:value="5365081" table:style-name="ce170">
            <text:p>5,365,081</text:p>
          </table:table-cell>
          <table:table-cell office:value-type="float" office:value="5309594" table:style-name="ce170">
            <text:p>5,309,594</text:p>
          </table:table-cell>
          <table:table-cell office:value-type="float" office:value="45.35" table:style-name="ce171">
            <text:p>45.35</text:p>
          </table:table-cell>
          <table:table-cell office:value-type="float" office:value="18963159" table:style-name="ce170">
            <text:p>18,963,159</text:p>
          </table:table-cell>
          <table:table-cell office:value-type="float" office:value="9335884" table:style-name="ce170">
            <text:p>9,335,884</text:p>
          </table:table-cell>
          <table:table-cell office:value-type="float" office:value="9627275" table:style-name="ce170">
            <text:p>9,627,275</text:p>
          </table:table-cell>
          <table:table-cell office:value-type="float" office:value="80.56" table:style-name="ce169">
            <text:p>80.56</text:p>
          </table:table-cell>
          <table:table-cell table:style-name="ce168"/>
          <table:table-cell table:number-columns-repeated="16358" table:style-name="ce167"/>
        </table:table-row>
        <table:table-row table:style-name="ro22">
          <table:table-cell office:value-type="string" table:style-name="ce165">
            <text:p>新 北 市</text:p>
          </table:table-cell>
          <table:table-cell office:value-type="float" office:value="3979208" table:style-name="ce166">
            <text:p>3,979,208</text:p>
          </table:table-cell>
          <table:table-cell office:value-type="float" office:value="1952341" table:style-name="ce160">
            <text:p>1,952,341</text:p>
          </table:table-cell>
          <table:table-cell office:value-type="float" office:value="2026867" table:style-name="ce160">
            <text:p>2,026,867</text:p>
          </table:table-cell>
          <table:table-cell office:value-type="float" office:value="100" table:style-name="ce161">
            <text:p>100.00</text:p>
          </table:table-cell>
          <table:table-cell office:value-type="float" office:value="507423" table:style-name="ce160">
            <text:p>507,423</text:p>
          </table:table-cell>
          <table:table-cell office:value-type="float" office:value="264125" table:style-name="ce160">
            <text:p>264,125</text:p>
          </table:table-cell>
          <table:table-cell office:value-type="float" office:value="243298" table:style-name="ce160">
            <text:p>243,298</text:p>
          </table:table-cell>
          <table:table-cell office:value-type="float" office:value="12.75" table:style-name="ce161">
            <text:p>12.75</text:p>
          </table:table-cell>
          <table:table-cell office:value-type="float" office:value="3005876" table:style-name="ce160">
            <text:p>3,005,876</text:p>
          </table:table-cell>
          <table:table-cell office:value-type="float" office:value="1473588" table:style-name="ce160">
            <text:p>1,473,588</text:p>
          </table:table-cell>
          <table:table-cell office:value-type="float" office:value="1532288" table:style-name="ce160">
            <text:p>1,532,288</text:p>
          </table:table-cell>
          <table:table-cell office:value-type="float" office:value="75.540000000000006" table:style-name="ce161">
            <text:p>75.54</text:p>
          </table:table-cell>
          <table:table-cell office:value-type="float" office:value="465909" table:style-name="ce160">
            <text:p>465,909</text:p>
          </table:table-cell>
          <table:table-cell office:value-type="float" office:value="214628" table:style-name="ce160">
            <text:p>214,628</text:p>
          </table:table-cell>
          <table:table-cell office:value-type="float" office:value="251281" table:style-name="ce160">
            <text:p>251,281</text:p>
          </table:table-cell>
          <table:table-cell office:value-type="float" office:value="11.71" table:style-name="ce161">
            <text:p>11.71</text:p>
          </table:table-cell>
          <table:table-cell office:value-type="float" office:value="1850644" table:style-name="ce160">
            <text:p>1,850,644</text:p>
          </table:table-cell>
          <table:table-cell office:value-type="float" office:value="921768" table:style-name="ce160">
            <text:p>921,768</text:p>
          </table:table-cell>
          <table:table-cell office:value-type="float" office:value="928876" table:style-name="ce160">
            <text:p>928,876</text:p>
          </table:table-cell>
          <table:table-cell office:value-type="float" office:value="46.51" table:style-name="ce161">
            <text:p>46.51</text:p>
          </table:table-cell>
          <table:table-cell office:value-type="float" office:value="3237181" table:style-name="ce160">
            <text:p>3,237,181</text:p>
          </table:table-cell>
          <table:table-cell office:value-type="float" office:value="1566390" table:style-name="ce160">
            <text:p>1,566,390</text:p>
          </table:table-cell>
          <table:table-cell office:value-type="float" office:value="1670791" table:style-name="ce160">
            <text:p>1,670,791</text:p>
          </table:table-cell>
          <table:table-cell office:value-type="float" office:value="81.349999999999994" table:style-name="ce159">
            <text:p>81.35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65">
            <text:p>臺 北 市</text:p>
          </table:table-cell>
          <table:table-cell office:value-type="float" office:value="2695704" table:style-name="ce166">
            <text:p>2,695,704</text:p>
          </table:table-cell>
          <table:table-cell office:value-type="float" office:value="1289510" table:style-name="ce160">
            <text:p>1,289,510</text:p>
          </table:table-cell>
          <table:table-cell office:value-type="float" office:value="1406194" table:style-name="ce160">
            <text:p>1,406,194</text:p>
          </table:table-cell>
          <table:table-cell office:value-type="float" office:value="100" table:style-name="ce161">
            <text:p>100.00</text:p>
          </table:table-cell>
          <table:table-cell office:value-type="float" office:value="375128" table:style-name="ce160">
            <text:p>375,128</text:p>
          </table:table-cell>
          <table:table-cell office:value-type="float" office:value="194670" table:style-name="ce160">
            <text:p>194,670</text:p>
          </table:table-cell>
          <table:table-cell office:value-type="float" office:value="180458" table:style-name="ce160">
            <text:p>180,458</text:p>
          </table:table-cell>
          <table:table-cell office:value-type="float" office:value="13.92" table:style-name="ce161">
            <text:p>13.92</text:p>
          </table:table-cell>
          <table:table-cell office:value-type="float" office:value="1901446" table:style-name="ce160">
            <text:p>1,901,446</text:p>
          </table:table-cell>
          <table:table-cell office:value-type="float" office:value="905969" table:style-name="ce160">
            <text:p>905,969</text:p>
          </table:table-cell>
          <table:table-cell office:value-type="float" office:value="995477" table:style-name="ce160">
            <text:p>995,477</text:p>
          </table:table-cell>
          <table:table-cell office:value-type="float" office:value="70.540000000000006" table:style-name="ce161">
            <text:p>70.54</text:p>
          </table:table-cell>
          <table:table-cell office:value-type="float" office:value="419130" table:style-name="ce160">
            <text:p>419,130</text:p>
          </table:table-cell>
          <table:table-cell office:value-type="float" office:value="188871" table:style-name="ce160">
            <text:p>188,871</text:p>
          </table:table-cell>
          <table:table-cell office:value-type="float" office:value="230259" table:style-name="ce160">
            <text:p>230,259</text:p>
          </table:table-cell>
          <table:table-cell office:value-type="float" office:value="15.55" table:style-name="ce161">
            <text:p>15.55</text:p>
          </table:table-cell>
          <table:table-cell office:value-type="float" office:value="1159969" table:style-name="ce160">
            <text:p>1,159,969</text:p>
          </table:table-cell>
          <table:table-cell office:value-type="float" office:value="553738" table:style-name="ce160">
            <text:p>553,738</text:p>
          </table:table-cell>
          <table:table-cell office:value-type="float" office:value="606231" table:style-name="ce160">
            <text:p>606,231</text:p>
          </table:table-cell>
          <table:table-cell office:value-type="float" office:value="43.03" table:style-name="ce161">
            <text:p>43.03</text:p>
          </table:table-cell>
          <table:table-cell office:value-type="float" office:value="2181541" table:style-name="ce160">
            <text:p>2,181,541</text:p>
          </table:table-cell>
          <table:table-cell office:value-type="float" office:value="1022635" table:style-name="ce160">
            <text:p>1,022,635</text:p>
          </table:table-cell>
          <table:table-cell office:value-type="float" office:value="1158906" table:style-name="ce160">
            <text:p>1,158,906</text:p>
          </table:table-cell>
          <table:table-cell office:value-type="float" office:value="80.930000000000007" table:style-name="ce159">
            <text:p>80.93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65">
            <text:p>桃 園 市</text:p>
          </table:table-cell>
          <table:table-cell office:value-type="float" office:value="2147763" table:style-name="ce166">
            <text:p>2,147,763</text:p>
          </table:table-cell>
          <table:table-cell office:value-type="float" office:value="1071564" table:style-name="ce160">
            <text:p>1,071,564</text:p>
          </table:table-cell>
          <table:table-cell office:value-type="float" office:value="1076199" table:style-name="ce160">
            <text:p>1,076,199</text:p>
          </table:table-cell>
          <table:table-cell office:value-type="float" office:value="100" table:style-name="ce161">
            <text:p>100.00</text:p>
          </table:table-cell>
          <table:table-cell office:value-type="float" office:value="329307" table:style-name="ce160">
            <text:p>329,307</text:p>
          </table:table-cell>
          <table:table-cell office:value-type="float" office:value="171692" table:style-name="ce160">
            <text:p>171,692</text:p>
          </table:table-cell>
          <table:table-cell office:value-type="float" office:value="157615" table:style-name="ce160">
            <text:p>157,615</text:p>
          </table:table-cell>
          <table:table-cell office:value-type="float" office:value="15.33" table:style-name="ce161">
            <text:p>15.33</text:p>
          </table:table-cell>
          <table:table-cell office:value-type="float" office:value="1599031" table:style-name="ce160">
            <text:p>1,599,031</text:p>
          </table:table-cell>
          <table:table-cell office:value-type="float" office:value="796530" table:style-name="ce160">
            <text:p>796,530</text:p>
          </table:table-cell>
          <table:table-cell office:value-type="float" office:value="802501" table:style-name="ce160">
            <text:p>802,501</text:p>
          </table:table-cell>
          <table:table-cell office:value-type="float" office:value="74.45" table:style-name="ce161">
            <text:p>74.45</text:p>
          </table:table-cell>
          <table:table-cell office:value-type="float" office:value="219425" table:style-name="ce160">
            <text:p>219,425</text:p>
          </table:table-cell>
          <table:table-cell office:value-type="float" office:value="103342" table:style-name="ce160">
            <text:p>103,342</text:p>
          </table:table-cell>
          <table:table-cell office:value-type="float" office:value="116083" table:style-name="ce160">
            <text:p>116,083</text:p>
          </table:table-cell>
          <table:table-cell office:value-type="float" office:value="10.220000000000001" table:style-name="ce161">
            <text:p>10.22</text:p>
          </table:table-cell>
          <table:table-cell office:value-type="float" office:value="1019475" table:style-name="ce160">
            <text:p>1,019,475</text:p>
          </table:table-cell>
          <table:table-cell office:value-type="float" office:value="510481" table:style-name="ce160">
            <text:p>510,481</text:p>
          </table:table-cell>
          <table:table-cell office:value-type="float" office:value="508994" table:style-name="ce160">
            <text:p>508,994</text:p>
          </table:table-cell>
          <table:table-cell office:value-type="float" office:value="47.47" table:style-name="ce161">
            <text:p>47.47</text:p>
          </table:table-cell>
          <table:table-cell office:value-type="float" office:value="1673545" table:style-name="ce160">
            <text:p>1,673,545</text:p>
          </table:table-cell>
          <table:table-cell office:value-type="float" office:value="824320" table:style-name="ce160">
            <text:p>824,320</text:p>
          </table:table-cell>
          <table:table-cell office:value-type="float" office:value="849225" table:style-name="ce160">
            <text:p>849,225</text:p>
          </table:table-cell>
          <table:table-cell office:value-type="float" office:value="77.92" table:style-name="ce159">
            <text:p>77.92</text:p>
          </table:table-cell>
          <table:table-cell table:number-columns-repeated="16359" table:style-name="ce151"/>
        </table:table-row>
        <table:table-row table:style-name="ro14">
          <table:table-cell office:value-type="string" table:style-name="ce165">
            <text:p>臺 中 市</text:p>
          </table:table-cell>
          <table:table-cell office:value-type="float" office:value="2767239" table:style-name="ce166">
            <text:p>2,767,239</text:p>
          </table:table-cell>
          <table:table-cell office:value-type="float" office:value="1366312" table:style-name="ce160">
            <text:p>1,366,312</text:p>
          </table:table-cell>
          <table:table-cell office:value-type="float" office:value="1400927" table:style-name="ce160">
            <text:p>1,400,927</text:p>
          </table:table-cell>
          <table:table-cell office:value-type="float" office:value="100" table:style-name="ce161">
            <text:p>100.00</text:p>
          </table:table-cell>
          <table:table-cell office:value-type="float" office:value="409212" table:style-name="ce160">
            <text:p>409,212</text:p>
          </table:table-cell>
          <table:table-cell office:value-type="float" office:value="212572" table:style-name="ce160">
            <text:p>212,572</text:p>
          </table:table-cell>
          <table:table-cell office:value-type="float" office:value="196640" table:style-name="ce160">
            <text:p>196,640</text:p>
          </table:table-cell>
          <table:table-cell office:value-type="float" office:value="14.79" table:style-name="ce161">
            <text:p>14.79</text:p>
          </table:table-cell>
          <table:table-cell office:value-type="float" office:value="2056123" table:style-name="ce160">
            <text:p>2,056,123</text:p>
          </table:table-cell>
          <table:table-cell office:value-type="float" office:value="1014081" table:style-name="ce160">
            <text:p>1,014,081</text:p>
          </table:table-cell>
          <table:table-cell office:value-type="float" office:value="1042042" table:style-name="ce160">
            <text:p>1,042,042</text:p>
          </table:table-cell>
          <table:table-cell office:value-type="float" office:value="74.3" table:style-name="ce161">
            <text:p>74.30</text:p>
          </table:table-cell>
          <table:table-cell office:value-type="float" office:value="301904" table:style-name="ce160">
            <text:p>301,904</text:p>
          </table:table-cell>
          <table:table-cell office:value-type="float" office:value="139659" table:style-name="ce160">
            <text:p>139,659</text:p>
          </table:table-cell>
          <table:table-cell office:value-type="float" office:value="162245" table:style-name="ce160">
            <text:p>162,245</text:p>
          </table:table-cell>
          <table:table-cell office:value-type="float" office:value="10.91" table:style-name="ce161">
            <text:p>10.91</text:p>
          </table:table-cell>
          <table:table-cell office:value-type="float" office:value="1296819" table:style-name="ce160">
            <text:p>1,296,819</text:p>
          </table:table-cell>
          <table:table-cell office:value-type="float" office:value="642565" table:style-name="ce160">
            <text:p>642,565</text:p>
          </table:table-cell>
          <table:table-cell office:value-type="float" office:value="654254" table:style-name="ce160">
            <text:p>654,254</text:p>
          </table:table-cell>
          <table:table-cell office:value-type="float" office:value="46.86" table:style-name="ce161">
            <text:p>46.86</text:p>
          </table:table-cell>
          <table:table-cell office:value-type="float" office:value="2173998" table:style-name="ce160">
            <text:p>2,173,998</text:p>
          </table:table-cell>
          <table:table-cell office:value-type="float" office:value="1058076" table:style-name="ce160">
            <text:p>1,058,076</text:p>
          </table:table-cell>
          <table:table-cell office:value-type="float" office:value="1115922" table:style-name="ce160">
            <text:p>1,115,922</text:p>
          </table:table-cell>
          <table:table-cell office:value-type="float" office:value="78.56" table:style-name="ce159">
            <text:p>78.56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65">
            <text:p>臺 南 市</text:p>
          </table:table-cell>
          <table:table-cell office:value-type="float" office:value="1886033" table:style-name="ce166">
            <text:p>1,886,033</text:p>
          </table:table-cell>
          <table:table-cell office:value-type="float" office:value="943082" table:style-name="ce160">
            <text:p>943,082</text:p>
          </table:table-cell>
          <table:table-cell office:value-type="float" office:value="942951" table:style-name="ce160">
            <text:p>942,951</text:p>
          </table:table-cell>
          <table:table-cell office:value-type="float" office:value="100" table:style-name="ce161">
            <text:p>100.00</text:p>
          </table:table-cell>
          <table:table-cell office:value-type="float" office:value="236571" table:style-name="ce160">
            <text:p>236,571</text:p>
          </table:table-cell>
          <table:table-cell office:value-type="float" office:value="123131" table:style-name="ce160">
            <text:p>123,131</text:p>
          </table:table-cell>
          <table:table-cell office:value-type="float" office:value="113440" table:style-name="ce160">
            <text:p>113,440</text:p>
          </table:table-cell>
          <table:table-cell office:value-type="float" office:value="12.54" table:style-name="ce161">
            <text:p>12.54</text:p>
          </table:table-cell>
          <table:table-cell office:value-type="float" office:value="1389761" table:style-name="ce160">
            <text:p>1,389,761</text:p>
          </table:table-cell>
          <table:table-cell office:value-type="float" office:value="700932" table:style-name="ce160">
            <text:p>700,932</text:p>
          </table:table-cell>
          <table:table-cell office:value-type="float" office:value="688829" table:style-name="ce160">
            <text:p>688,829</text:p>
          </table:table-cell>
          <table:table-cell office:value-type="float" office:value="73.69" table:style-name="ce161">
            <text:p>73.69</text:p>
          </table:table-cell>
          <table:table-cell office:value-type="float" office:value="259701" table:style-name="ce160">
            <text:p>259,701</text:p>
          </table:table-cell>
          <table:table-cell office:value-type="float" office:value="119019" table:style-name="ce160">
            <text:p>119,019</text:p>
          </table:table-cell>
          <table:table-cell office:value-type="float" office:value="140682" table:style-name="ce160">
            <text:p>140,682</text:p>
          </table:table-cell>
          <table:table-cell office:value-type="float" office:value="13.77" table:style-name="ce161">
            <text:p>13.77</text:p>
          </table:table-cell>
          <table:table-cell office:value-type="float" office:value="850737" table:style-name="ce160">
            <text:p>850,737</text:p>
          </table:table-cell>
          <table:table-cell office:value-type="float" office:value="429070" table:style-name="ce160">
            <text:p>429,070</text:p>
          </table:table-cell>
          <table:table-cell office:value-type="float" office:value="421667" table:style-name="ce160">
            <text:p>421,667</text:p>
          </table:table-cell>
          <table:table-cell office:value-type="float" office:value="45.11" table:style-name="ce161">
            <text:p>45.11</text:p>
          </table:table-cell>
          <table:table-cell office:value-type="float" office:value="1539567" table:style-name="ce160">
            <text:p>1,539,567</text:p>
          </table:table-cell>
          <table:table-cell office:value-type="float" office:value="762524" table:style-name="ce160">
            <text:p>762,524</text:p>
          </table:table-cell>
          <table:table-cell office:value-type="float" office:value="777043" table:style-name="ce160">
            <text:p>777,043</text:p>
          </table:table-cell>
          <table:table-cell office:value-type="float" office:value="81.63" table:style-name="ce159">
            <text:p>81.63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65">
            <text:p>高 雄 市</text:p>
          </table:table-cell>
          <table:table-cell office:value-type="float" office:value="2779371" table:style-name="ce166">
            <text:p>2,779,371</text:p>
          </table:table-cell>
          <table:table-cell office:value-type="float" office:value="1379043" table:style-name="ce160">
            <text:p>1,379,043</text:p>
          </table:table-cell>
          <table:table-cell office:value-type="float" office:value="1400328" table:style-name="ce160">
            <text:p>1,400,328</text:p>
          </table:table-cell>
          <table:table-cell office:value-type="float" office:value="100" table:style-name="ce161">
            <text:p>100.00</text:p>
          </table:table-cell>
          <table:table-cell office:value-type="float" office:value="343793" table:style-name="ce160">
            <text:p>343,793</text:p>
          </table:table-cell>
          <table:table-cell office:value-type="float" office:value="178489" table:style-name="ce160">
            <text:p>178,489</text:p>
          </table:table-cell>
          <table:table-cell office:value-type="float" office:value="165304" table:style-name="ce160">
            <text:p>165,304</text:p>
          </table:table-cell>
          <table:table-cell office:value-type="float" office:value="12.37" table:style-name="ce161">
            <text:p>12.37</text:p>
          </table:table-cell>
          <table:table-cell office:value-type="float" office:value="2061974" table:style-name="ce160">
            <text:p>2,061,974</text:p>
          </table:table-cell>
          <table:table-cell office:value-type="float" office:value="1027475" table:style-name="ce160">
            <text:p>1,027,475</text:p>
          </table:table-cell>
          <table:table-cell office:value-type="float" office:value="1034499" table:style-name="ce160">
            <text:p>1,034,499</text:p>
          </table:table-cell>
          <table:table-cell office:value-type="float" office:value="74.19" table:style-name="ce161">
            <text:p>74.19</text:p>
          </table:table-cell>
          <table:table-cell office:value-type="float" office:value="373604" table:style-name="ce160">
            <text:p>373,604</text:p>
          </table:table-cell>
          <table:table-cell office:value-type="float" office:value="173079" table:style-name="ce160">
            <text:p>173,079</text:p>
          </table:table-cell>
          <table:table-cell office:value-type="float" office:value="200525" table:style-name="ce160">
            <text:p>200,525</text:p>
          </table:table-cell>
          <table:table-cell office:value-type="float" office:value="13.44" table:style-name="ce161">
            <text:p>13.44</text:p>
          </table:table-cell>
          <table:table-cell office:value-type="float" office:value="1268043" table:style-name="ce160">
            <text:p>1,268,043</text:p>
          </table:table-cell>
          <table:table-cell office:value-type="float" office:value="638196" table:style-name="ce160">
            <text:p>638,196</text:p>
          </table:table-cell>
          <table:table-cell office:value-type="float" office:value="629847" table:style-name="ce160">
            <text:p>629,847</text:p>
          </table:table-cell>
          <table:table-cell office:value-type="float" office:value="45.62" table:style-name="ce161">
            <text:p>45.62</text:p>
          </table:table-cell>
          <table:table-cell office:value-type="float" office:value="2270890" table:style-name="ce160">
            <text:p>2,270,890</text:p>
          </table:table-cell>
          <table:table-cell office:value-type="float" office:value="1115275" table:style-name="ce160">
            <text:p>1,115,275</text:p>
          </table:table-cell>
          <table:table-cell office:value-type="float" office:value="1155615" table:style-name="ce160">
            <text:p>1,155,615</text:p>
          </table:table-cell>
          <table:table-cell office:value-type="float" office:value="81.709999999999994" table:style-name="ce159">
            <text:p>81.71</text:p>
          </table:table-cell>
          <table:table-cell table:number-columns-repeated="16359" table:style-name="ce151"/>
        </table:table-row>
        <table:table-row table:style-name="ro36">
          <table:table-cell office:value-type="string" table:style-name="ce165">
            <text:p><text:s/>臺 灣 省<text:s/></text:p>
          </table:table-cell>
          <table:table-cell office:value-type="float" office:value="7136789" table:style-name="ce166">
            <text:p>7,136,789</text:p>
          </table:table-cell>
          <table:table-cell office:value-type="float" office:value="3642668" table:style-name="ce160">
            <text:p>3,642,668</text:p>
          </table:table-cell>
          <table:table-cell office:value-type="float" office:value="3494121" table:style-name="ce160">
            <text:p>3,494,121</text:p>
          </table:table-cell>
          <table:table-cell office:value-type="float" office:value="100" table:style-name="ce161">
            <text:p>100.00</text:p>
          </table:table-cell>
          <table:table-cell office:value-type="float" office:value="925179" table:style-name="ce160">
            <text:p>925,179</text:p>
          </table:table-cell>
          <table:table-cell office:value-type="float" office:value="483400" table:style-name="ce160">
            <text:p>483,400</text:p>
          </table:table-cell>
          <table:table-cell office:value-type="float" office:value="441779" table:style-name="ce160">
            <text:p>441,779</text:p>
          </table:table-cell>
          <table:table-cell office:value-type="float" office:value="12.96" table:style-name="ce161">
            <text:p>12.96</text:p>
          </table:table-cell>
          <table:table-cell office:value-type="float" office:value="5162234" table:style-name="ce160">
            <text:p>5,162,234</text:p>
          </table:table-cell>
          <table:table-cell office:value-type="float" office:value="2673701" table:style-name="ce160">
            <text:p>2,673,701</text:p>
          </table:table-cell>
          <table:table-cell office:value-type="float" office:value="2488533" table:style-name="ce160">
            <text:p>2,488,533</text:p>
          </table:table-cell>
          <table:table-cell office:value-type="float" office:value="72.33" table:style-name="ce161">
            <text:p>72.33</text:p>
          </table:table-cell>
          <table:table-cell office:value-type="float" office:value="1049376" table:style-name="ce160">
            <text:p>1,049,376</text:p>
          </table:table-cell>
          <table:table-cell office:value-type="float" office:value="485567" table:style-name="ce160">
            <text:p>485,567</text:p>
          </table:table-cell>
          <table:table-cell office:value-type="float" office:value="563809" table:style-name="ce160">
            <text:p>563,809</text:p>
          </table:table-cell>
          <table:table-cell office:value-type="float" office:value="14.7" table:style-name="ce161">
            <text:p>14.70</text:p>
          </table:table-cell>
          <table:table-cell office:value-type="float" office:value="3159486" table:style-name="ce160">
            <text:p>3,159,486</text:p>
          </table:table-cell>
          <table:table-cell office:value-type="float" office:value="1634429" table:style-name="ce160">
            <text:p>1,634,429</text:p>
          </table:table-cell>
          <table:table-cell office:value-type="float" office:value="1525057" table:style-name="ce160">
            <text:p>1,525,057</text:p>
          </table:table-cell>
          <table:table-cell office:value-type="float" office:value="44.27" table:style-name="ce161">
            <text:p>44.27</text:p>
          </table:table-cell>
          <table:table-cell office:value-type="float" office:value="5761950" table:style-name="ce160">
            <text:p>5,761,950</text:p>
          </table:table-cell>
          <table:table-cell office:value-type="float" office:value="2923945" table:style-name="ce160">
            <text:p>2,923,945</text:p>
          </table:table-cell>
          <table:table-cell office:value-type="float" office:value="2838005" table:style-name="ce160">
            <text:p>2,838,005</text:p>
          </table:table-cell>
          <table:table-cell office:value-type="float" office:value="80.739999999999995" table:style-name="ce159">
            <text:p>80.74</text:p>
          </table:table-cell>
          <table:table-cell table:number-columns-repeated="16359" table:style-name="ce151"/>
        </table:table-row>
        <table:table-row table:style-name="ro18">
          <table:table-cell office:value-type="string" table:style-name="ce158">
            <text:p>宜 蘭 縣</text:p>
          </table:table-cell>
          <table:table-cell office:value-type="float" office:value="457538" table:style-name="ce157">
            <text:p>457,538</text:p>
          </table:table-cell>
          <table:table-cell office:value-type="float" office:value="231722" table:style-name="ce156">
            <text:p>231,722</text:p>
          </table:table-cell>
          <table:table-cell office:value-type="float" office:value="225816" table:style-name="ce156">
            <text:p>225,816</text:p>
          </table:table-cell>
          <table:table-cell office:value-type="float" office:value="100" table:style-name="ce155">
            <text:p>100.00</text:p>
          </table:table-cell>
          <table:table-cell office:value-type="float" office:value="56836" table:style-name="ce153">
            <text:p>56,836</text:p>
          </table:table-cell>
          <table:table-cell office:value-type="float" office:value="29577" table:style-name="ce153">
            <text:p>29,577</text:p>
          </table:table-cell>
          <table:table-cell office:value-type="float" office:value="27259" table:style-name="ce153">
            <text:p>27,259</text:p>
          </table:table-cell>
          <table:table-cell office:value-type="float" office:value="12.42" table:style-name="ce154">
            <text:p>12.42</text:p>
          </table:table-cell>
          <table:table-cell office:value-type="float" office:value="332894" table:style-name="ce153">
            <text:p>332,894</text:p>
          </table:table-cell>
          <table:table-cell office:value-type="float" office:value="170541" table:style-name="ce153">
            <text:p>170,541</text:p>
          </table:table-cell>
          <table:table-cell office:value-type="float" office:value="162353" table:style-name="ce153">
            <text:p>162,353</text:p>
          </table:table-cell>
          <table:table-cell office:value-type="float" office:value="72.760000000000005" table:style-name="ce154">
            <text:p>72.76</text:p>
          </table:table-cell>
          <table:table-cell office:value-type="float" office:value="67808" table:style-name="ce153">
            <text:p>67,808</text:p>
          </table:table-cell>
          <table:table-cell office:value-type="float" office:value="31604" table:style-name="ce153">
            <text:p>31,604</text:p>
          </table:table-cell>
          <table:table-cell office:value-type="float" office:value="36204" table:style-name="ce153">
            <text:p>36,204</text:p>
          </table:table-cell>
          <table:table-cell office:value-type="float" office:value="14.82" table:style-name="ce154">
            <text:p>14.82</text:p>
          </table:table-cell>
          <table:table-cell office:value-type="float" office:value="202439" table:style-name="ce153">
            <text:p>202,439</text:p>
          </table:table-cell>
          <table:table-cell office:value-type="float" office:value="104064" table:style-name="ce153">
            <text:p>104,064</text:p>
          </table:table-cell>
          <table:table-cell office:value-type="float" office:value="98375" table:style-name="ce153">
            <text:p>98,375</text:p>
          </table:table-cell>
          <table:table-cell office:value-type="float" office:value="44.25" table:style-name="ce154">
            <text:p>44.25</text:p>
          </table:table-cell>
          <table:table-cell office:value-type="float" office:value="371987" table:style-name="ce153">
            <text:p>371,987</text:p>
          </table:table-cell>
          <table:table-cell office:value-type="float" office:value="187163" table:style-name="ce153">
            <text:p>187,163</text:p>
          </table:table-cell>
          <table:table-cell office:value-type="float" office:value="184824" table:style-name="ce153">
            <text:p>184,824</text:p>
          </table:table-cell>
          <table:table-cell office:value-type="float" office:value="81.3" table:style-name="ce152">
            <text:p>81.30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8">
            <text:p>新 竹 縣</text:p>
          </table:table-cell>
          <table:table-cell office:value-type="float" office:value="547481" table:style-name="ce157">
            <text:p>547,481</text:p>
          </table:table-cell>
          <table:table-cell office:value-type="float" office:value="280030" table:style-name="ce156">
            <text:p>280,030</text:p>
          </table:table-cell>
          <table:table-cell office:value-type="float" office:value="267451" table:style-name="ce156">
            <text:p>267,451</text:p>
          </table:table-cell>
          <table:table-cell office:value-type="float" office:value="100" table:style-name="ce155">
            <text:p>100.00</text:p>
          </table:table-cell>
          <table:table-cell office:value-type="float" office:value="91690" table:style-name="ce153">
            <text:p>91,690</text:p>
          </table:table-cell>
          <table:table-cell office:value-type="float" office:value="47844" table:style-name="ce153">
            <text:p>47,844</text:p>
          </table:table-cell>
          <table:table-cell office:value-type="float" office:value="43846" table:style-name="ce153">
            <text:p>43,846</text:p>
          </table:table-cell>
          <table:table-cell office:value-type="float" office:value="16.75" table:style-name="ce154">
            <text:p>16.75</text:p>
          </table:table-cell>
          <table:table-cell office:value-type="float" office:value="391751" table:style-name="ce153">
            <text:p>391,751</text:p>
          </table:table-cell>
          <table:table-cell office:value-type="float" office:value="201411" table:style-name="ce153">
            <text:p>201,411</text:p>
          </table:table-cell>
          <table:table-cell office:value-type="float" office:value="190340" table:style-name="ce153">
            <text:p>190,340</text:p>
          </table:table-cell>
          <table:table-cell office:value-type="float" office:value="71.56" table:style-name="ce154">
            <text:p>71.56</text:p>
          </table:table-cell>
          <table:table-cell office:value-type="float" office:value="64040" table:style-name="ce153">
            <text:p>64,040</text:p>
          </table:table-cell>
          <table:table-cell office:value-type="float" office:value="30775" table:style-name="ce153">
            <text:p>30,775</text:p>
          </table:table-cell>
          <table:table-cell office:value-type="float" office:value="33265" table:style-name="ce153">
            <text:p>33,265</text:p>
          </table:table-cell>
          <table:table-cell office:value-type="float" office:value="11.7" table:style-name="ce154">
            <text:p>11.70</text:p>
          </table:table-cell>
          <table:table-cell office:value-type="float" office:value="252903" table:style-name="ce153">
            <text:p>252,903</text:p>
          </table:table-cell>
          <table:table-cell office:value-type="float" office:value="128904" table:style-name="ce153">
            <text:p>128,904</text:p>
          </table:table-cell>
          <table:table-cell office:value-type="float" office:value="123999" table:style-name="ce153">
            <text:p>123,999</text:p>
          </table:table-cell>
          <table:table-cell office:value-type="float" office:value="46.19" table:style-name="ce154">
            <text:p>46.19</text:p>
          </table:table-cell>
          <table:table-cell office:value-type="float" office:value="419778" table:style-name="ce153">
            <text:p>419,778</text:p>
          </table:table-cell>
          <table:table-cell office:value-type="float" office:value="213267" table:style-name="ce153">
            <text:p>213,267</text:p>
          </table:table-cell>
          <table:table-cell office:value-type="float" office:value="206511" table:style-name="ce153">
            <text:p>206,511</text:p>
          </table:table-cell>
          <table:table-cell office:value-type="float" office:value="76.67" table:style-name="ce152">
            <text:p>76.67</text:p>
          </table:table-cell>
          <table:table-cell table:number-columns-repeated="16359" table:style-name="ce151"/>
        </table:table-row>
        <table:table-row table:style-name="ro37">
          <table:table-cell office:value-type="string" table:style-name="ce158">
            <text:p>苗 栗 縣</text:p>
          </table:table-cell>
          <table:table-cell office:value-type="float" office:value="559189" table:style-name="ce157">
            <text:p>559,189</text:p>
          </table:table-cell>
          <table:table-cell office:value-type="float" office:value="288469" table:style-name="ce156">
            <text:p>288,469</text:p>
          </table:table-cell>
          <table:table-cell office:value-type="float" office:value="270720" table:style-name="ce156">
            <text:p>270,720</text:p>
          </table:table-cell>
          <table:table-cell office:value-type="float" office:value="100" table:style-name="ce155">
            <text:p>100.00</text:p>
          </table:table-cell>
          <table:table-cell office:value-type="float" office:value="76178" table:style-name="ce153">
            <text:p>76,178</text:p>
          </table:table-cell>
          <table:table-cell office:value-type="float" office:value="40005" table:style-name="ce153">
            <text:p>40,005</text:p>
          </table:table-cell>
          <table:table-cell office:value-type="float" office:value="36173" table:style-name="ce153">
            <text:p>36,173</text:p>
          </table:table-cell>
          <table:table-cell office:value-type="float" office:value="13.62" table:style-name="ce154">
            <text:p>13.62</text:p>
          </table:table-cell>
          <table:table-cell office:value-type="float" office:value="400240" table:style-name="ce153">
            <text:p>400,240</text:p>
          </table:table-cell>
          <table:table-cell office:value-type="float" office:value="209119" table:style-name="ce153">
            <text:p>209,119</text:p>
          </table:table-cell>
          <table:table-cell office:value-type="float" office:value="191121" table:style-name="ce153">
            <text:p>191,121</text:p>
          </table:table-cell>
          <table:table-cell office:value-type="float" office:value="71.58" table:style-name="ce154">
            <text:p>71.58</text:p>
          </table:table-cell>
          <table:table-cell office:value-type="float" office:value="82771" table:style-name="ce153">
            <text:p>82,771</text:p>
          </table:table-cell>
          <table:table-cell office:value-type="float" office:value="39345" table:style-name="ce153">
            <text:p>39,345</text:p>
          </table:table-cell>
          <table:table-cell office:value-type="float" office:value="43426" table:style-name="ce153">
            <text:p>43,426</text:p>
          </table:table-cell>
          <table:table-cell office:value-type="float" office:value="14.8" table:style-name="ce154">
            <text:p>14.80</text:p>
          </table:table-cell>
          <table:table-cell office:value-type="float" office:value="247409" table:style-name="ce153">
            <text:p>247,409</text:p>
          </table:table-cell>
          <table:table-cell office:value-type="float" office:value="128847" table:style-name="ce153">
            <text:p>128,847</text:p>
          </table:table-cell>
          <table:table-cell office:value-type="float" office:value="118562" table:style-name="ce153">
            <text:p>118,562</text:p>
          </table:table-cell>
          <table:table-cell office:value-type="float" office:value="44.24" table:style-name="ce154">
            <text:p>44.24</text:p>
          </table:table-cell>
          <table:table-cell office:value-type="float" office:value="448923" table:style-name="ce153">
            <text:p>448,923</text:p>
          </table:table-cell>
          <table:table-cell office:value-type="float" office:value="230564" table:style-name="ce153">
            <text:p>230,564</text:p>
          </table:table-cell>
          <table:table-cell office:value-type="float" office:value="218359" table:style-name="ce153">
            <text:p>218,359</text:p>
          </table:table-cell>
          <table:table-cell office:value-type="float" office:value="80.28" table:style-name="ce152">
            <text:p>80.28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8">
            <text:p>彰 化 縣</text:p>
          </table:table-cell>
          <table:table-cell office:value-type="float" office:value="1287146" table:style-name="ce157">
            <text:p>1,287,146</text:p>
          </table:table-cell>
          <table:table-cell office:value-type="float" office:value="656749" table:style-name="ce156">
            <text:p>656,749</text:p>
          </table:table-cell>
          <table:table-cell office:value-type="float" office:value="630397" table:style-name="ce156">
            <text:p>630,397</text:p>
          </table:table-cell>
          <table:table-cell office:value-type="float" office:value="100" table:style-name="ce155">
            <text:p>100.00</text:p>
          </table:table-cell>
          <table:table-cell office:value-type="float" office:value="175423" table:style-name="ce153">
            <text:p>175,423</text:p>
          </table:table-cell>
          <table:table-cell office:value-type="float" office:value="91913" table:style-name="ce153">
            <text:p>91,913</text:p>
          </table:table-cell>
          <table:table-cell office:value-type="float" office:value="83510" table:style-name="ce153">
            <text:p>83,510</text:p>
          </table:table-cell>
          <table:table-cell office:value-type="float" office:value="13.63" table:style-name="ce154">
            <text:p>13.63</text:p>
          </table:table-cell>
          <table:table-cell office:value-type="float" office:value="928761" table:style-name="ce153">
            <text:p>928,761</text:p>
          </table:table-cell>
          <table:table-cell office:value-type="float" office:value="480716" table:style-name="ce153">
            <text:p>480,716</text:p>
          </table:table-cell>
          <table:table-cell office:value-type="float" office:value="448045" table:style-name="ce153">
            <text:p>448,045</text:p>
          </table:table-cell>
          <table:table-cell office:value-type="float" office:value="72.16" table:style-name="ce154">
            <text:p>72.16</text:p>
          </table:table-cell>
          <table:table-cell office:value-type="float" office:value="182962" table:style-name="ce153">
            <text:p>182,962</text:p>
          </table:table-cell>
          <table:table-cell office:value-type="float" office:value="84120" table:style-name="ce153">
            <text:p>84,120</text:p>
          </table:table-cell>
          <table:table-cell office:value-type="float" office:value="98842" table:style-name="ce153">
            <text:p>98,842</text:p>
          </table:table-cell>
          <table:table-cell office:value-type="float" office:value="14.21" table:style-name="ce154">
            <text:p>14.21</text:p>
          </table:table-cell>
          <table:table-cell office:value-type="float" office:value="577657" table:style-name="ce153">
            <text:p>577,657</text:p>
          </table:table-cell>
          <table:table-cell office:value-type="float" office:value="299177" table:style-name="ce153">
            <text:p>299,177</text:p>
          </table:table-cell>
          <table:table-cell office:value-type="float" office:value="278480" table:style-name="ce153">
            <text:p>278,480</text:p>
          </table:table-cell>
          <table:table-cell office:value-type="float" office:value="44.88" table:style-name="ce154">
            <text:p>44.88</text:p>
          </table:table-cell>
          <table:table-cell office:value-type="float" office:value="1028672" table:style-name="ce153">
            <text:p>1,028,672</text:p>
          </table:table-cell>
          <table:table-cell office:value-type="float" office:value="521416" table:style-name="ce153">
            <text:p>521,416</text:p>
          </table:table-cell>
          <table:table-cell office:value-type="float" office:value="507256" table:style-name="ce153">
            <text:p>507,256</text:p>
          </table:table-cell>
          <table:table-cell office:value-type="float" office:value="79.92" table:style-name="ce152">
            <text:p>79.92</text:p>
          </table:table-cell>
          <table:table-cell table:number-columns-repeated="16359" table:style-name="ce151"/>
        </table:table-row>
        <table:table-row table:style-name="ro14">
          <table:table-cell office:value-type="string" table:style-name="ce158">
            <text:p>南 投 縣</text:p>
          </table:table-cell>
          <table:table-cell office:value-type="float" office:value="505163" table:style-name="ce157">
            <text:p>505,163</text:p>
          </table:table-cell>
          <table:table-cell office:value-type="float" office:value="258990" table:style-name="ce156">
            <text:p>258,990</text:p>
          </table:table-cell>
          <table:table-cell office:value-type="float" office:value="246173" table:style-name="ce156">
            <text:p>246,173</text:p>
          </table:table-cell>
          <table:table-cell office:value-type="float" office:value="100" table:style-name="ce155">
            <text:p>100.00</text:p>
          </table:table-cell>
          <table:table-cell office:value-type="float" office:value="58294" table:style-name="ce153">
            <text:p>58,294</text:p>
          </table:table-cell>
          <table:table-cell office:value-type="float" office:value="30255" table:style-name="ce153">
            <text:p>30,255</text:p>
          </table:table-cell>
          <table:table-cell office:value-type="float" office:value="28039" table:style-name="ce153">
            <text:p>28,039</text:p>
          </table:table-cell>
          <table:table-cell office:value-type="float" office:value="11.54" table:style-name="ce154">
            <text:p>11.54</text:p>
          </table:table-cell>
          <table:table-cell office:value-type="float" office:value="366734" table:style-name="ce153">
            <text:p>366,734</text:p>
          </table:table-cell>
          <table:table-cell office:value-type="float" office:value="191292" table:style-name="ce153">
            <text:p>191,292</text:p>
          </table:table-cell>
          <table:table-cell office:value-type="float" office:value="175442" table:style-name="ce153">
            <text:p>175,442</text:p>
          </table:table-cell>
          <table:table-cell office:value-type="float" office:value="72.599999999999994" table:style-name="ce154">
            <text:p>72.60</text:p>
          </table:table-cell>
          <table:table-cell office:value-type="float" office:value="80135" table:style-name="ce153">
            <text:p>80,135</text:p>
          </table:table-cell>
          <table:table-cell office:value-type="float" office:value="37443" table:style-name="ce153">
            <text:p>37,443</text:p>
          </table:table-cell>
          <table:table-cell office:value-type="float" office:value="42692" table:style-name="ce153">
            <text:p>42,692</text:p>
          </table:table-cell>
          <table:table-cell office:value-type="float" office:value="15.86" table:style-name="ce154">
            <text:p>15.86</text:p>
          </table:table-cell>
          <table:table-cell office:value-type="float" office:value="217942" table:style-name="ce153">
            <text:p>217,942</text:p>
          </table:table-cell>
          <table:table-cell office:value-type="float" office:value="113963" table:style-name="ce153">
            <text:p>113,963</text:p>
          </table:table-cell>
          <table:table-cell office:value-type="float" office:value="103979" table:style-name="ce153">
            <text:p>103,979</text:p>
          </table:table-cell>
          <table:table-cell office:value-type="float" office:value="43.14" table:style-name="ce154">
            <text:p>43.14</text:p>
          </table:table-cell>
          <table:table-cell office:value-type="float" office:value="415166" table:style-name="ce153">
            <text:p>415,166</text:p>
          </table:table-cell>
          <table:table-cell office:value-type="float" office:value="212226" table:style-name="ce153">
            <text:p>212,226</text:p>
          </table:table-cell>
          <table:table-cell office:value-type="float" office:value="202940" table:style-name="ce153">
            <text:p>202,940</text:p>
          </table:table-cell>
          <table:table-cell office:value-type="float" office:value="82.18" table:style-name="ce152">
            <text:p>82.18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8">
            <text:p>雲 林 縣</text:p>
          </table:table-cell>
          <table:table-cell office:value-type="float" office:value="694873" table:style-name="ce157">
            <text:p>694,873</text:p>
          </table:table-cell>
          <table:table-cell office:value-type="float" office:value="360980" table:style-name="ce156">
            <text:p>360,980</text:p>
          </table:table-cell>
          <table:table-cell office:value-type="float" office:value="333893" table:style-name="ce156">
            <text:p>333,893</text:p>
          </table:table-cell>
          <table:table-cell office:value-type="float" office:value="100" table:style-name="ce155">
            <text:p>100.00</text:p>
          </table:table-cell>
          <table:table-cell office:value-type="float" office:value="84610" table:style-name="ce153">
            <text:p>84,610</text:p>
          </table:table-cell>
          <table:table-cell office:value-type="float" office:value="44222" table:style-name="ce153">
            <text:p>44,222</text:p>
          </table:table-cell>
          <table:table-cell office:value-type="float" office:value="40388" table:style-name="ce153">
            <text:p>40,388</text:p>
          </table:table-cell>
          <table:table-cell office:value-type="float" office:value="12.18" table:style-name="ce154">
            <text:p>12.18</text:p>
          </table:table-cell>
          <table:table-cell office:value-type="float" office:value="491499" table:style-name="ce153">
            <text:p>491,499</text:p>
          </table:table-cell>
          <table:table-cell office:value-type="float" office:value="262738" table:style-name="ce153">
            <text:p>262,738</text:p>
          </table:table-cell>
          <table:table-cell office:value-type="float" office:value="228761" table:style-name="ce153">
            <text:p>228,761</text:p>
          </table:table-cell>
          <table:table-cell office:value-type="float" office:value="70.73" table:style-name="ce154">
            <text:p>70.73</text:p>
          </table:table-cell>
          <table:table-cell office:value-type="float" office:value="118764" table:style-name="ce153">
            <text:p>118,764</text:p>
          </table:table-cell>
          <table:table-cell office:value-type="float" office:value="54020" table:style-name="ce153">
            <text:p>54,020</text:p>
          </table:table-cell>
          <table:table-cell office:value-type="float" office:value="64744" table:style-name="ce153">
            <text:p>64,744</text:p>
          </table:table-cell>
          <table:table-cell office:value-type="float" office:value="17.09" table:style-name="ce154">
            <text:p>17.09</text:p>
          </table:table-cell>
          <table:table-cell office:value-type="float" office:value="297946" table:style-name="ce153">
            <text:p>297,946</text:p>
          </table:table-cell>
          <table:table-cell office:value-type="float" office:value="157506" table:style-name="ce153">
            <text:p>157,506</text:p>
          </table:table-cell>
          <table:table-cell office:value-type="float" office:value="140440" table:style-name="ce153">
            <text:p>140,440</text:p>
          </table:table-cell>
          <table:table-cell office:value-type="float" office:value="42.88" table:style-name="ce154">
            <text:p>42.88</text:p>
          </table:table-cell>
          <table:table-cell office:value-type="float" office:value="566647" table:style-name="ce153">
            <text:p>566,647</text:p>
          </table:table-cell>
          <table:table-cell office:value-type="float" office:value="293714" table:style-name="ce153">
            <text:p>293,714</text:p>
          </table:table-cell>
          <table:table-cell office:value-type="float" office:value="272933" table:style-name="ce153">
            <text:p>272,933</text:p>
          </table:table-cell>
          <table:table-cell office:value-type="float" office:value="81.55" table:style-name="ce152">
            <text:p>81.55</text:p>
          </table:table-cell>
          <table:table-cell table:number-columns-repeated="16359" table:style-name="ce151"/>
        </table:table-row>
        <table:table-row table:style-name="ro37">
          <table:table-cell office:value-type="string" table:style-name="ce158">
            <text:p>嘉 義 縣</text:p>
          </table:table-cell>
          <table:table-cell office:value-type="float" office:value="515320" table:style-name="ce157">
            <text:p>515,320</text:p>
          </table:table-cell>
          <table:table-cell office:value-type="float" office:value="268109" table:style-name="ce156">
            <text:p>268,109</text:p>
          </table:table-cell>
          <table:table-cell office:value-type="float" office:value="247211" table:style-name="ce156">
            <text:p>247,211</text:p>
          </table:table-cell>
          <table:table-cell office:value-type="float" office:value="100" table:style-name="ce155">
            <text:p>100.00</text:p>
          </table:table-cell>
          <table:table-cell office:value-type="float" office:value="52919" table:style-name="ce153">
            <text:p>52,919</text:p>
          </table:table-cell>
          <table:table-cell office:value-type="float" office:value="27684" table:style-name="ce153">
            <text:p>27,684</text:p>
          </table:table-cell>
          <table:table-cell office:value-type="float" office:value="25235" table:style-name="ce153">
            <text:p>25,235</text:p>
          </table:table-cell>
          <table:table-cell office:value-type="float" office:value="10.27" table:style-name="ce154">
            <text:p>10.27</text:p>
          </table:table-cell>
          <table:table-cell office:value-type="float" office:value="370167" table:style-name="ce153">
            <text:p>370,167</text:p>
          </table:table-cell>
          <table:table-cell office:value-type="float" office:value="198423" table:style-name="ce153">
            <text:p>198,423</text:p>
          </table:table-cell>
          <table:table-cell office:value-type="float" office:value="171744" table:style-name="ce153">
            <text:p>171,744</text:p>
          </table:table-cell>
          <table:table-cell office:value-type="float" office:value="71.83" table:style-name="ce154">
            <text:p>71.83</text:p>
          </table:table-cell>
          <table:table-cell office:value-type="float" office:value="92234" table:style-name="ce153">
            <text:p>92,234</text:p>
          </table:table-cell>
          <table:table-cell office:value-type="float" office:value="42002" table:style-name="ce153">
            <text:p>42,002</text:p>
          </table:table-cell>
          <table:table-cell office:value-type="float" office:value="50232" table:style-name="ce153">
            <text:p>50,232</text:p>
          </table:table-cell>
          <table:table-cell office:value-type="float" office:value="17.899999999999999" table:style-name="ce154">
            <text:p>17.90</text:p>
          </table:table-cell>
          <table:table-cell office:value-type="float" office:value="218580" table:style-name="ce153">
            <text:p>218,580</text:p>
          </table:table-cell>
          <table:table-cell office:value-type="float" office:value="115805" table:style-name="ce153">
            <text:p>115,805</text:p>
          </table:table-cell>
          <table:table-cell office:value-type="float" office:value="102775" table:style-name="ce153">
            <text:p>102,775</text:p>
          </table:table-cell>
          <table:table-cell office:value-type="float" office:value="42.42" table:style-name="ce154">
            <text:p>42.42</text:p>
          </table:table-cell>
          <table:table-cell office:value-type="float" office:value="430927" table:style-name="ce153">
            <text:p>430,927</text:p>
          </table:table-cell>
          <table:table-cell office:value-type="float" office:value="223879" table:style-name="ce153">
            <text:p>223,879</text:p>
          </table:table-cell>
          <table:table-cell office:value-type="float" office:value="207048" table:style-name="ce153">
            <text:p>207,048</text:p>
          </table:table-cell>
          <table:table-cell office:value-type="float" office:value="83.62" table:style-name="ce152">
            <text:p>83.62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8">
            <text:p>屏 東 縣</text:p>
          </table:table-cell>
          <table:table-cell office:value-type="float" office:value="835792" table:style-name="ce157">
            <text:p>835,792</text:p>
          </table:table-cell>
          <table:table-cell office:value-type="float" office:value="427747" table:style-name="ce156">
            <text:p>427,747</text:p>
          </table:table-cell>
          <table:table-cell office:value-type="float" office:value="408045" table:style-name="ce156">
            <text:p>408,045</text:p>
          </table:table-cell>
          <table:table-cell office:value-type="float" office:value="100" table:style-name="ce155">
            <text:p>100.00</text:p>
          </table:table-cell>
          <table:table-cell office:value-type="float" office:value="93786" table:style-name="ce153">
            <text:p>93,786</text:p>
          </table:table-cell>
          <table:table-cell office:value-type="float" office:value="48998" table:style-name="ce153">
            <text:p>48,998</text:p>
          </table:table-cell>
          <table:table-cell office:value-type="float" office:value="44788" table:style-name="ce153">
            <text:p>44,788</text:p>
          </table:table-cell>
          <table:table-cell office:value-type="float" office:value="11.22" table:style-name="ce154">
            <text:p>11.22</text:p>
          </table:table-cell>
          <table:table-cell office:value-type="float" office:value="614990" table:style-name="ce153">
            <text:p>614,990</text:p>
          </table:table-cell>
          <table:table-cell office:value-type="float" office:value="318804" table:style-name="ce153">
            <text:p>318,804</text:p>
          </table:table-cell>
          <table:table-cell office:value-type="float" office:value="296186" table:style-name="ce153">
            <text:p>296,186</text:p>
          </table:table-cell>
          <table:table-cell office:value-type="float" office:value="73.58" table:style-name="ce154">
            <text:p>73.58</text:p>
          </table:table-cell>
          <table:table-cell office:value-type="float" office:value="127016" table:style-name="ce153">
            <text:p>127,016</text:p>
          </table:table-cell>
          <table:table-cell office:value-type="float" office:value="59945" table:style-name="ce153">
            <text:p>59,945</text:p>
          </table:table-cell>
          <table:table-cell office:value-type="float" office:value="67071" table:style-name="ce153">
            <text:p>67,071</text:p>
          </table:table-cell>
          <table:table-cell office:value-type="float" office:value="15.2" table:style-name="ce154">
            <text:p>15.20</text:p>
          </table:table-cell>
          <table:table-cell office:value-type="float" office:value="369449" table:style-name="ce153">
            <text:p>369,449</text:p>
          </table:table-cell>
          <table:table-cell office:value-type="float" office:value="192696" table:style-name="ce153">
            <text:p>192,696</text:p>
          </table:table-cell>
          <table:table-cell office:value-type="float" office:value="176753" table:style-name="ce153">
            <text:p>176,753</text:p>
          </table:table-cell>
          <table:table-cell office:value-type="float" office:value="44.2" table:style-name="ce154">
            <text:p>44.20</text:p>
          </table:table-cell>
          <table:table-cell office:value-type="float" office:value="691055" table:style-name="ce153">
            <text:p>691,055</text:p>
          </table:table-cell>
          <table:table-cell office:value-type="float" office:value="352086" table:style-name="ce153">
            <text:p>352,086</text:p>
          </table:table-cell>
          <table:table-cell office:value-type="float" office:value="338969" table:style-name="ce153">
            <text:p>338,969</text:p>
          </table:table-cell>
          <table:table-cell office:value-type="float" office:value="82.68" table:style-name="ce152">
            <text:p>82.68</text:p>
          </table:table-cell>
          <table:table-cell table:number-columns-repeated="16359" table:style-name="ce151"/>
        </table:table-row>
        <table:table-row table:style-name="ro14">
          <table:table-cell office:value-type="string" table:style-name="ce158">
            <text:p>臺 東 縣</text:p>
          </table:table-cell>
          <table:table-cell office:value-type="float" office:value="220802" table:style-name="ce157">
            <text:p>220,802</text:p>
          </table:table-cell>
          <table:table-cell office:value-type="float" office:value="114205" table:style-name="ce156">
            <text:p>114,205</text:p>
          </table:table-cell>
          <table:table-cell office:value-type="float" office:value="106597" table:style-name="ce156">
            <text:p>106,597</text:p>
          </table:table-cell>
          <table:table-cell office:value-type="float" office:value="100" table:style-name="ce155">
            <text:p>100.00</text:p>
          </table:table-cell>
          <table:table-cell office:value-type="float" office:value="27326" table:style-name="ce153">
            <text:p>27,326</text:p>
          </table:table-cell>
          <table:table-cell office:value-type="float" office:value="14299" table:style-name="ce153">
            <text:p>14,299</text:p>
          </table:table-cell>
          <table:table-cell office:value-type="float" office:value="13027" table:style-name="ce153">
            <text:p>13,027</text:p>
          </table:table-cell>
          <table:table-cell office:value-type="float" office:value="12.38" table:style-name="ce154">
            <text:p>12.38</text:p>
          </table:table-cell>
          <table:table-cell office:value-type="float" office:value="160416" table:style-name="ce153">
            <text:p>160,416</text:p>
          </table:table-cell>
          <table:table-cell office:value-type="float" office:value="84699" table:style-name="ce153">
            <text:p>84,699</text:p>
          </table:table-cell>
          <table:table-cell office:value-type="float" office:value="75717" table:style-name="ce153">
            <text:p>75,717</text:p>
          </table:table-cell>
          <table:table-cell office:value-type="float" office:value="72.650000000000006" table:style-name="ce154">
            <text:p>72.65</text:p>
          </table:table-cell>
          <table:table-cell office:value-type="float" office:value="33060" table:style-name="ce153">
            <text:p>33,060</text:p>
          </table:table-cell>
          <table:table-cell office:value-type="float" office:value="15207" table:style-name="ce153">
            <text:p>15,207</text:p>
          </table:table-cell>
          <table:table-cell office:value-type="float" office:value="17853" table:style-name="ce153">
            <text:p>17,853</text:p>
          </table:table-cell>
          <table:table-cell office:value-type="float" office:value="14.97" table:style-name="ce154">
            <text:p>14.97</text:p>
          </table:table-cell>
          <table:table-cell office:value-type="float" office:value="96216" table:style-name="ce153">
            <text:p>96,216</text:p>
          </table:table-cell>
          <table:table-cell office:value-type="float" office:value="51161" table:style-name="ce153">
            <text:p>51,161</text:p>
          </table:table-cell>
          <table:table-cell office:value-type="float" office:value="45055" table:style-name="ce153">
            <text:p>45,055</text:p>
          </table:table-cell>
          <table:table-cell office:value-type="float" office:value="43.58" table:style-name="ce154">
            <text:p>43.58</text:p>
          </table:table-cell>
          <table:table-cell office:value-type="float" office:value="179691" table:style-name="ce153">
            <text:p>179,691</text:p>
          </table:table-cell>
          <table:table-cell office:value-type="float" office:value="92744" table:style-name="ce153">
            <text:p>92,744</text:p>
          </table:table-cell>
          <table:table-cell office:value-type="float" office:value="86947" table:style-name="ce153">
            <text:p>86,947</text:p>
          </table:table-cell>
          <table:table-cell office:value-type="float" office:value="81.38" table:style-name="ce152">
            <text:p>81.38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8">
            <text:p>花 蓮 縣</text:p>
          </table:table-cell>
          <table:table-cell office:value-type="float" office:value="330911" table:style-name="ce157">
            <text:p>330,911</text:p>
          </table:table-cell>
          <table:table-cell office:value-type="float" office:value="168375" table:style-name="ce156">
            <text:p>168,375</text:p>
          </table:table-cell>
          <table:table-cell office:value-type="float" office:value="162536" table:style-name="ce156">
            <text:p>162,536</text:p>
          </table:table-cell>
          <table:table-cell office:value-type="float" office:value="100" table:style-name="ce155">
            <text:p>100.00</text:p>
          </table:table-cell>
          <table:table-cell office:value-type="float" office:value="41252" table:style-name="ce153">
            <text:p>41,252</text:p>
          </table:table-cell>
          <table:table-cell office:value-type="float" office:value="21583" table:style-name="ce153">
            <text:p>21,583</text:p>
          </table:table-cell>
          <table:table-cell office:value-type="float" office:value="19669" table:style-name="ce153">
            <text:p>19,669</text:p>
          </table:table-cell>
          <table:table-cell office:value-type="float" office:value="12.47" table:style-name="ce154">
            <text:p>12.47</text:p>
          </table:table-cell>
          <table:table-cell office:value-type="float" office:value="241010" table:style-name="ce153">
            <text:p>241,010</text:p>
          </table:table-cell>
          <table:table-cell office:value-type="float" office:value="124172" table:style-name="ce153">
            <text:p>124,172</text:p>
          </table:table-cell>
          <table:table-cell office:value-type="float" office:value="116838" table:style-name="ce153">
            <text:p>116,838</text:p>
          </table:table-cell>
          <table:table-cell office:value-type="float" office:value="72.83" table:style-name="ce154">
            <text:p>72.83</text:p>
          </table:table-cell>
          <table:table-cell office:value-type="float" office:value="48649" table:style-name="ce153">
            <text:p>48,649</text:p>
          </table:table-cell>
          <table:table-cell office:value-type="float" office:value="22620" table:style-name="ce153">
            <text:p>22,620</text:p>
          </table:table-cell>
          <table:table-cell office:value-type="float" office:value="26029" table:style-name="ce153">
            <text:p>26,029</text:p>
          </table:table-cell>
          <table:table-cell office:value-type="float" office:value="14.7" table:style-name="ce154">
            <text:p>14.70</text:p>
          </table:table-cell>
          <table:table-cell office:value-type="float" office:value="145026" table:style-name="ce153">
            <text:p>145,026</text:p>
          </table:table-cell>
          <table:table-cell office:value-type="float" office:value="75174" table:style-name="ce153">
            <text:p>75,174</text:p>
          </table:table-cell>
          <table:table-cell office:value-type="float" office:value="69852" table:style-name="ce153">
            <text:p>69,852</text:p>
          </table:table-cell>
          <table:table-cell office:value-type="float" office:value="43.83" table:style-name="ce154">
            <text:p>43.83</text:p>
          </table:table-cell>
          <table:table-cell office:value-type="float" office:value="269251" table:style-name="ce153">
            <text:p>269,251</text:p>
          </table:table-cell>
          <table:table-cell office:value-type="float" office:value="136125" table:style-name="ce153">
            <text:p>136,125</text:p>
          </table:table-cell>
          <table:table-cell office:value-type="float" office:value="133126" table:style-name="ce153">
            <text:p>133,126</text:p>
          </table:table-cell>
          <table:table-cell office:value-type="float" office:value="81.37" table:style-name="ce152">
            <text:p>81.37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8">
            <text:p>澎 湖 縣</text:p>
          </table:table-cell>
          <table:table-cell office:value-type="float" office:value="103263" table:style-name="ce157">
            <text:p>103,263</text:p>
          </table:table-cell>
          <table:table-cell office:value-type="float" office:value="53152" table:style-name="ce156">
            <text:p>53,152</text:p>
          </table:table-cell>
          <table:table-cell office:value-type="float" office:value="50111" table:style-name="ce156">
            <text:p>50,111</text:p>
          </table:table-cell>
          <table:table-cell office:value-type="float" office:value="100" table:style-name="ce155">
            <text:p>100.00</text:p>
          </table:table-cell>
          <table:table-cell office:value-type="float" office:value="11486" table:style-name="ce153">
            <text:p>11,486</text:p>
          </table:table-cell>
          <table:table-cell office:value-type="float" office:value="5993" table:style-name="ce153">
            <text:p>5,993</text:p>
          </table:table-cell>
          <table:table-cell office:value-type="float" office:value="5493" table:style-name="ce153">
            <text:p>5,493</text:p>
          </table:table-cell>
          <table:table-cell office:value-type="float" office:value="11.12" table:style-name="ce154">
            <text:p>11.12</text:p>
          </table:table-cell>
          <table:table-cell office:value-type="float" office:value="76198" table:style-name="ce153">
            <text:p>76,198</text:p>
          </table:table-cell>
          <table:table-cell office:value-type="float" office:value="39963" table:style-name="ce153">
            <text:p>39,963</text:p>
          </table:table-cell>
          <table:table-cell office:value-type="float" office:value="36235" table:style-name="ce153">
            <text:p>36,235</text:p>
          </table:table-cell>
          <table:table-cell office:value-type="float" office:value="73.790000000000006" table:style-name="ce154">
            <text:p>73.79</text:p>
          </table:table-cell>
          <table:table-cell office:value-type="float" office:value="15579" table:style-name="ce153">
            <text:p>15,579</text:p>
          </table:table-cell>
          <table:table-cell office:value-type="float" office:value="7196" table:style-name="ce153">
            <text:p>7,196</text:p>
          </table:table-cell>
          <table:table-cell office:value-type="float" office:value="8383" table:style-name="ce153">
            <text:p>8,383</text:p>
          </table:table-cell>
          <table:table-cell office:value-type="float" office:value="15.09" table:style-name="ce154">
            <text:p>15.09</text:p>
          </table:table-cell>
          <table:table-cell office:value-type="float" office:value="47827" table:style-name="ce153">
            <text:p>47,827</text:p>
          </table:table-cell>
          <table:table-cell office:value-type="float" office:value="24990" table:style-name="ce153">
            <text:p>24,990</text:p>
          </table:table-cell>
          <table:table-cell office:value-type="float" office:value="22837" table:style-name="ce153">
            <text:p>22,837</text:p>
          </table:table-cell>
          <table:table-cell office:value-type="float" office:value="46.32" table:style-name="ce154">
            <text:p>46.32</text:p>
          </table:table-cell>
          <table:table-cell office:value-type="float" office:value="85408" table:style-name="ce153">
            <text:p>85,408</text:p>
          </table:table-cell>
          <table:table-cell office:value-type="float" office:value="43799" table:style-name="ce153">
            <text:p>43,799</text:p>
          </table:table-cell>
          <table:table-cell office:value-type="float" office:value="41609" table:style-name="ce153">
            <text:p>41,609</text:p>
          </table:table-cell>
          <table:table-cell office:value-type="float" office:value="82.71" table:style-name="ce152">
            <text:p>82.71</text:p>
          </table:table-cell>
          <table:table-cell table:number-columns-repeated="16359" table:style-name="ce151"/>
        </table:table-row>
        <table:table-row table:style-name="ro23">
          <table:table-cell office:value-type="string" table:style-name="ce158">
            <text:p>基 隆 市</text:p>
          </table:table-cell>
          <table:table-cell office:value-type="float" office:value="372100" table:style-name="ce157">
            <text:p>372,100</text:p>
          </table:table-cell>
          <table:table-cell office:value-type="float" office:value="186524" table:style-name="ce156">
            <text:p>186,524</text:p>
          </table:table-cell>
          <table:table-cell office:value-type="float" office:value="185576" table:style-name="ce156">
            <text:p>185,576</text:p>
          </table:table-cell>
          <table:table-cell office:value-type="float" office:value="100" table:style-name="ce155">
            <text:p>100.00</text:p>
          </table:table-cell>
          <table:table-cell office:value-type="float" office:value="40508" table:style-name="ce153">
            <text:p>40,508</text:p>
          </table:table-cell>
          <table:table-cell office:value-type="float" office:value="21099" table:style-name="ce153">
            <text:p>21,099</text:p>
          </table:table-cell>
          <table:table-cell office:value-type="float" office:value="19409" table:style-name="ce153">
            <text:p>19,409</text:p>
          </table:table-cell>
          <table:table-cell office:value-type="float" office:value="10.89" table:style-name="ce154">
            <text:p>10.89</text:p>
          </table:table-cell>
          <table:table-cell office:value-type="float" office:value="279643" table:style-name="ce153">
            <text:p>279,643</text:p>
          </table:table-cell>
          <table:table-cell office:value-type="float" office:value="141721" table:style-name="ce153">
            <text:p>141,721</text:p>
          </table:table-cell>
          <table:table-cell office:value-type="float" office:value="137922" table:style-name="ce153">
            <text:p>137,922</text:p>
          </table:table-cell>
          <table:table-cell office:value-type="float" office:value="75.150000000000006" table:style-name="ce154">
            <text:p>75.15</text:p>
          </table:table-cell>
          <table:table-cell office:value-type="float" office:value="51949" table:style-name="ce153">
            <text:p>51,949</text:p>
          </table:table-cell>
          <table:table-cell office:value-type="float" office:value="23704" table:style-name="ce153">
            <text:p>23,704</text:p>
          </table:table-cell>
          <table:table-cell office:value-type="float" office:value="28245" table:style-name="ce153">
            <text:p>28,245</text:p>
          </table:table-cell>
          <table:table-cell office:value-type="float" office:value="13.96" table:style-name="ce154">
            <text:p>13.96</text:p>
          </table:table-cell>
          <table:table-cell office:value-type="float" office:value="165076" table:style-name="ce153">
            <text:p>165,076</text:p>
          </table:table-cell>
          <table:table-cell office:value-type="float" office:value="84518" table:style-name="ce153">
            <text:p>84,518</text:p>
          </table:table-cell>
          <table:table-cell office:value-type="float" office:value="80558" table:style-name="ce153">
            <text:p>80,558</text:p>
          </table:table-cell>
          <table:table-cell office:value-type="float" office:value="44.36" table:style-name="ce154">
            <text:p>44.36</text:p>
          </table:table-cell>
          <table:table-cell office:value-type="float" office:value="308953" table:style-name="ce153">
            <text:p>308,953</text:p>
          </table:table-cell>
          <table:table-cell office:value-type="float" office:value="153675" table:style-name="ce153">
            <text:p>153,675</text:p>
          </table:table-cell>
          <table:table-cell office:value-type="float" office:value="155278" table:style-name="ce153">
            <text:p>155,278</text:p>
          </table:table-cell>
          <table:table-cell office:value-type="float" office:value="83.03" table:style-name="ce152">
            <text:p>83.03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8">
            <text:p>新 竹 市</text:p>
          </table:table-cell>
          <table:table-cell office:value-type="float" office:value="437337" table:style-name="ce157">
            <text:p>437,337</text:p>
          </table:table-cell>
          <table:table-cell office:value-type="float" office:value="216206" table:style-name="ce156">
            <text:p>216,206</text:p>
          </table:table-cell>
          <table:table-cell office:value-type="float" office:value="221131" table:style-name="ce156">
            <text:p>221,131</text:p>
          </table:table-cell>
          <table:table-cell office:value-type="float" office:value="100" table:style-name="ce155">
            <text:p>100.00</text:p>
          </table:table-cell>
          <table:table-cell office:value-type="float" office:value="76283" table:style-name="ce153">
            <text:p>76,283</text:p>
          </table:table-cell>
          <table:table-cell office:value-type="float" office:value="39762" table:style-name="ce153">
            <text:p>39,762</text:p>
          </table:table-cell>
          <table:table-cell office:value-type="float" office:value="36521" table:style-name="ce153">
            <text:p>36,521</text:p>
          </table:table-cell>
          <table:table-cell office:value-type="float" office:value="17.440000000000001" table:style-name="ce154">
            <text:p>17.44</text:p>
          </table:table-cell>
          <table:table-cell office:value-type="float" office:value="312913" table:style-name="ce153">
            <text:p>312,913</text:p>
          </table:table-cell>
          <table:table-cell office:value-type="float" office:value="154874" table:style-name="ce153">
            <text:p>154,874</text:p>
          </table:table-cell>
          <table:table-cell office:value-type="float" office:value="158039" table:style-name="ce153">
            <text:p>158,039</text:p>
          </table:table-cell>
          <table:table-cell office:value-type="float" office:value="71.55" table:style-name="ce154">
            <text:p>71.55</text:p>
          </table:table-cell>
          <table:table-cell office:value-type="float" office:value="48141" table:style-name="ce153">
            <text:p>48,141</text:p>
          </table:table-cell>
          <table:table-cell office:value-type="float" office:value="21570" table:style-name="ce153">
            <text:p>21,570</text:p>
          </table:table-cell>
          <table:table-cell office:value-type="float" office:value="26571" table:style-name="ce153">
            <text:p>26,571</text:p>
          </table:table-cell>
          <table:table-cell office:value-type="float" office:value="11.01" table:style-name="ce154">
            <text:p>11.01</text:p>
          </table:table-cell>
          <table:table-cell office:value-type="float" office:value="202205" table:style-name="ce153">
            <text:p>202,205</text:p>
          </table:table-cell>
          <table:table-cell office:value-type="float" office:value="99880" table:style-name="ce153">
            <text:p>99,880</text:p>
          </table:table-cell>
          <table:table-cell office:value-type="float" office:value="102325" table:style-name="ce153">
            <text:p>102,325</text:p>
          </table:table-cell>
          <table:table-cell office:value-type="float" office:value="46.24" table:style-name="ce154">
            <text:p>46.24</text:p>
          </table:table-cell>
          <table:table-cell office:value-type="float" office:value="333213" table:style-name="ce153">
            <text:p>333,213</text:p>
          </table:table-cell>
          <table:table-cell office:value-type="float" office:value="161946" table:style-name="ce153">
            <text:p>161,946</text:p>
          </table:table-cell>
          <table:table-cell office:value-type="float" office:value="171267" table:style-name="ce153">
            <text:p>171,267</text:p>
          </table:table-cell>
          <table:table-cell office:value-type="float" office:value="76.19" table:style-name="ce152">
            <text:p>76.19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8">
            <text:p>嘉 義 市</text:p>
          </table:table-cell>
          <table:table-cell office:value-type="float" office:value="269874" table:style-name="ce157">
            <text:p>269,874</text:p>
          </table:table-cell>
          <table:table-cell office:value-type="float" office:value="131410" table:style-name="ce156">
            <text:p>131,410</text:p>
          </table:table-cell>
          <table:table-cell office:value-type="float" office:value="138464" table:style-name="ce156">
            <text:p>138,464</text:p>
          </table:table-cell>
          <table:table-cell office:value-type="float" office:value="100" table:style-name="ce155">
            <text:p>100.00</text:p>
          </table:table-cell>
          <table:table-cell office:value-type="float" office:value="38588" table:style-name="ce153">
            <text:p>38,588</text:p>
          </table:table-cell>
          <table:table-cell office:value-type="float" office:value="20166" table:style-name="ce153">
            <text:p>20,166</text:p>
          </table:table-cell>
          <table:table-cell office:value-type="float" office:value="18422" table:style-name="ce153">
            <text:p>18,422</text:p>
          </table:table-cell>
          <table:table-cell office:value-type="float" office:value="14.3" table:style-name="ce154">
            <text:p>14.30</text:p>
          </table:table-cell>
          <table:table-cell office:value-type="float" office:value="195018" table:style-name="ce153">
            <text:p>195,018</text:p>
          </table:table-cell>
          <table:table-cell office:value-type="float" office:value="95228" table:style-name="ce153">
            <text:p>95,228</text:p>
          </table:table-cell>
          <table:table-cell office:value-type="float" office:value="99790" table:style-name="ce153">
            <text:p>99,790</text:p>
          </table:table-cell>
          <table:table-cell office:value-type="float" office:value="72.260000000000005" table:style-name="ce154">
            <text:p>72.26</text:p>
          </table:table-cell>
          <table:table-cell office:value-type="float" office:value="36268" table:style-name="ce153">
            <text:p>36,268</text:p>
          </table:table-cell>
          <table:table-cell office:value-type="float" office:value="16016" table:style-name="ce153">
            <text:p>16,016</text:p>
          </table:table-cell>
          <table:table-cell office:value-type="float" office:value="20252" table:style-name="ce153">
            <text:p>20,252</text:p>
          </table:table-cell>
          <table:table-cell office:value-type="float" office:value="13.44" table:style-name="ce154">
            <text:p>13.44</text:p>
          </table:table-cell>
          <table:table-cell office:value-type="float" office:value="118811" table:style-name="ce153">
            <text:p>118,811</text:p>
          </table:table-cell>
          <table:table-cell office:value-type="float" office:value="57744" table:style-name="ce153">
            <text:p>57,744</text:p>
          </table:table-cell>
          <table:table-cell office:value-type="float" office:value="61067" table:style-name="ce153">
            <text:p>61,067</text:p>
          </table:table-cell>
          <table:table-cell office:value-type="float" office:value="44.02" table:style-name="ce154">
            <text:p>44.02</text:p>
          </table:table-cell>
          <table:table-cell office:value-type="float" office:value="212279" table:style-name="ce153">
            <text:p>212,279</text:p>
          </table:table-cell>
          <table:table-cell office:value-type="float" office:value="101341" table:style-name="ce153">
            <text:p>101,341</text:p>
          </table:table-cell>
          <table:table-cell office:value-type="float" office:value="110938" table:style-name="ce153">
            <text:p>110,938</text:p>
          </table:table-cell>
          <table:table-cell office:value-type="float" office:value="78.66" table:style-name="ce152">
            <text:p>78.66</text:p>
          </table:table-cell>
          <table:table-cell table:number-columns-repeated="16359" table:style-name="ce151"/>
        </table:table-row>
        <table:table-row table:style-name="ro38">
          <table:table-cell office:value-type="string" table:style-name="ce165">
            <text:p>福 建 省</text:p>
          </table:table-cell>
          <table:table-cell office:value-type="float" office:value="147709" table:style-name="ce164">
            <text:p>147,709</text:p>
          </table:table-cell>
          <table:table-cell office:value-type="float" office:value="74750" table:style-name="ce163">
            <text:p>74,750</text:p>
          </table:table-cell>
          <table:table-cell office:value-type="float" office:value="72959" table:style-name="ce163">
            <text:p>72,959</text:p>
          </table:table-cell>
          <table:table-cell office:value-type="float" office:value="100" table:style-name="ce162">
            <text:p>100.00</text:p>
          </table:table-cell>
          <table:table-cell office:value-type="float" office:value="15268" table:style-name="ce160">
            <text:p>15,268</text:p>
          </table:table-cell>
          <table:table-cell office:value-type="float" office:value="7987" table:style-name="ce160">
            <text:p>7,987</text:p>
          </table:table-cell>
          <table:table-cell office:value-type="float" office:value="7281" table:style-name="ce160">
            <text:p>7,281</text:p>
          </table:table-cell>
          <table:table-cell office:value-type="float" office:value="10.34" table:style-name="ce161">
            <text:p>10.34</text:p>
          </table:table-cell>
          <table:table-cell office:value-type="float" office:value="115385" table:style-name="ce160">
            <text:p>115,385</text:p>
          </table:table-cell>
          <table:table-cell office:value-type="float" office:value="58530" table:style-name="ce160">
            <text:p>58,530</text:p>
          </table:table-cell>
          <table:table-cell office:value-type="float" office:value="56855" table:style-name="ce160">
            <text:p>56,855</text:p>
          </table:table-cell>
          <table:table-cell office:value-type="float" office:value="78.12" table:style-name="ce161">
            <text:p>78.12</text:p>
          </table:table-cell>
          <table:table-cell office:value-type="float" office:value="17056" table:style-name="ce160">
            <text:p>17,056</text:p>
          </table:table-cell>
          <table:table-cell office:value-type="float" office:value="8233" table:style-name="ce160">
            <text:p>8,233</text:p>
          </table:table-cell>
          <table:table-cell office:value-type="float" office:value="8823" table:style-name="ce160">
            <text:p>8,823</text:p>
          </table:table-cell>
          <table:table-cell office:value-type="float" office:value="11.55" table:style-name="ce161">
            <text:p>11.55</text:p>
          </table:table-cell>
          <table:table-cell office:value-type="float" office:value="69502" table:style-name="ce160">
            <text:p>69,502</text:p>
          </table:table-cell>
          <table:table-cell office:value-type="float" office:value="34834" table:style-name="ce160">
            <text:p>34,834</text:p>
          </table:table-cell>
          <table:table-cell office:value-type="float" office:value="34668" table:style-name="ce160">
            <text:p>34,668</text:p>
          </table:table-cell>
          <table:table-cell office:value-type="float" office:value="47.05" table:style-name="ce161">
            <text:p>47.05</text:p>
          </table:table-cell>
          <table:table-cell office:value-type="float" office:value="124487" table:style-name="ce160">
            <text:p>124,487</text:p>
          </table:table-cell>
          <table:table-cell office:value-type="float" office:value="62719" table:style-name="ce160">
            <text:p>62,719</text:p>
          </table:table-cell>
          <table:table-cell office:value-type="float" office:value="61768" table:style-name="ce160">
            <text:p>61,768</text:p>
          </table:table-cell>
          <table:table-cell office:value-type="float" office:value="84.28" table:style-name="ce159">
            <text:p>84.28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8">
            <text:p>金 門 縣</text:p>
          </table:table-cell>
          <table:table-cell office:value-type="float" office:value="135114" table:style-name="ce157">
            <text:p>135,114</text:p>
          </table:table-cell>
          <table:table-cell office:value-type="float" office:value="67572" table:style-name="ce156">
            <text:p>67,572</text:p>
          </table:table-cell>
          <table:table-cell office:value-type="float" office:value="67542" table:style-name="ce156">
            <text:p>67,542</text:p>
          </table:table-cell>
          <table:table-cell office:value-type="float" office:value="100" table:style-name="ce155">
            <text:p>100.00</text:p>
          </table:table-cell>
          <table:table-cell office:value-type="float" office:value="13674" table:style-name="ce153">
            <text:p>13,674</text:p>
          </table:table-cell>
          <table:table-cell office:value-type="float" office:value="7145" table:style-name="ce153">
            <text:p>7,145</text:p>
          </table:table-cell>
          <table:table-cell office:value-type="float" office:value="6529" table:style-name="ce153">
            <text:p>6,529</text:p>
          </table:table-cell>
          <table:table-cell office:value-type="float" office:value="10.119999999999999" table:style-name="ce154">
            <text:p>10.12</text:p>
          </table:table-cell>
          <table:table-cell office:value-type="float" office:value="105671" table:style-name="ce153">
            <text:p>105,671</text:p>
          </table:table-cell>
          <table:table-cell office:value-type="float" office:value="52876" table:style-name="ce153">
            <text:p>52,876</text:p>
          </table:table-cell>
          <table:table-cell office:value-type="float" office:value="52795" table:style-name="ce153">
            <text:p>52,795</text:p>
          </table:table-cell>
          <table:table-cell office:value-type="float" office:value="78.209999999999994" table:style-name="ce154">
            <text:p>78.21</text:p>
          </table:table-cell>
          <table:table-cell office:value-type="float" office:value="15769" table:style-name="ce153">
            <text:p>15,769</text:p>
          </table:table-cell>
          <table:table-cell office:value-type="float" office:value="7551" table:style-name="ce153">
            <text:p>7,551</text:p>
          </table:table-cell>
          <table:table-cell office:value-type="float" office:value="8218" table:style-name="ce153">
            <text:p>8,218</text:p>
          </table:table-cell>
          <table:table-cell office:value-type="float" office:value="11.67" table:style-name="ce154">
            <text:p>11.67</text:p>
          </table:table-cell>
          <table:table-cell office:value-type="float" office:value="63606" table:style-name="ce153">
            <text:p>63,606</text:p>
          </table:table-cell>
          <table:table-cell office:value-type="float" office:value="31472" table:style-name="ce153">
            <text:p>31,472</text:p>
          </table:table-cell>
          <table:table-cell office:value-type="float" office:value="32134" table:style-name="ce153">
            <text:p>32,134</text:p>
          </table:table-cell>
          <table:table-cell office:value-type="float" office:value="47.08" table:style-name="ce154">
            <text:p>47.08</text:p>
          </table:table-cell>
          <table:table-cell office:value-type="float" office:value="114184" table:style-name="ce153">
            <text:p>114,184</text:p>
          </table:table-cell>
          <table:table-cell office:value-type="float" office:value="56773" table:style-name="ce153">
            <text:p>56,773</text:p>
          </table:table-cell>
          <table:table-cell office:value-type="float" office:value="57411" table:style-name="ce153">
            <text:p>57,411</text:p>
          </table:table-cell>
          <table:table-cell office:value-type="float" office:value="84.51" table:style-name="ce152">
            <text:p>84.51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8">
            <text:p>連 江 縣</text:p>
          </table:table-cell>
          <table:table-cell office:value-type="float" office:value="12595" table:style-name="ce157">
            <text:p>12,595</text:p>
          </table:table-cell>
          <table:table-cell office:value-type="float" office:value="7178" table:style-name="ce156">
            <text:p>7,178</text:p>
          </table:table-cell>
          <table:table-cell office:value-type="float" office:value="5417" table:style-name="ce156">
            <text:p>5,417</text:p>
          </table:table-cell>
          <table:table-cell office:value-type="float" office:value="100" table:style-name="ce155">
            <text:p>100.00</text:p>
          </table:table-cell>
          <table:table-cell office:value-type="float" office:value="1594" table:style-name="ce153">
            <text:p>1,594</text:p>
          </table:table-cell>
          <table:table-cell office:value-type="float" office:value="842" table:style-name="ce153">
            <text:p>842</text:p>
          </table:table-cell>
          <table:table-cell office:value-type="float" office:value="752" table:style-name="ce153">
            <text:p>752</text:p>
          </table:table-cell>
          <table:table-cell office:value-type="float" office:value="12.66" table:style-name="ce154">
            <text:p>12.66</text:p>
          </table:table-cell>
          <table:table-cell office:value-type="float" office:value="9714" table:style-name="ce153">
            <text:p>9,714</text:p>
          </table:table-cell>
          <table:table-cell office:value-type="float" office:value="5654" table:style-name="ce153">
            <text:p>5,654</text:p>
          </table:table-cell>
          <table:table-cell office:value-type="float" office:value="4060" table:style-name="ce153">
            <text:p>4,060</text:p>
          </table:table-cell>
          <table:table-cell office:value-type="float" office:value="77.13" table:style-name="ce154">
            <text:p>77.13</text:p>
          </table:table-cell>
          <table:table-cell office:value-type="float" office:value="1287" table:style-name="ce153">
            <text:p>1,287</text:p>
          </table:table-cell>
          <table:table-cell office:value-type="float" office:value="682" table:style-name="ce153">
            <text:p>682</text:p>
          </table:table-cell>
          <table:table-cell office:value-type="float" office:value="605" table:style-name="ce153">
            <text:p>605</text:p>
          </table:table-cell>
          <table:table-cell office:value-type="float" office:value="10.220000000000001" table:style-name="ce154">
            <text:p>10.22</text:p>
          </table:table-cell>
          <table:table-cell office:value-type="float" office:value="5896" table:style-name="ce153">
            <text:p>5,896</text:p>
          </table:table-cell>
          <table:table-cell office:value-type="float" office:value="3362" table:style-name="ce153">
            <text:p>3,362</text:p>
          </table:table-cell>
          <table:table-cell office:value-type="float" office:value="2534" table:style-name="ce153">
            <text:p>2,534</text:p>
          </table:table-cell>
          <table:table-cell office:value-type="float" office:value="46.81" table:style-name="ce154">
            <text:p>46.81</text:p>
          </table:table-cell>
          <table:table-cell office:value-type="float" office:value="10303" table:style-name="ce153">
            <text:p>10,303</text:p>
          </table:table-cell>
          <table:table-cell office:value-type="float" office:value="5946" table:style-name="ce153">
            <text:p>5,946</text:p>
          </table:table-cell>
          <table:table-cell office:value-type="float" office:value="4357" table:style-name="ce153">
            <text:p>4,357</text:p>
          </table:table-cell>
          <table:table-cell office:value-type="float" office:value="81.8" table:style-name="ce152">
            <text:p>81.80</text:p>
          </table:table-cell>
          <table:table-cell table:number-columns-repeated="16359" table:style-name="ce151"/>
        </table:table-row>
        <table:table-row table:style-name="ro39">
          <table:table-cell table:style-name="ce150"/>
          <table:table-cell table:style-name="ce149"/>
          <table:table-cell table:number-columns-repeated="6" table:style-name="ce148"/>
          <table:table-cell table:style-name="ce146"/>
          <table:table-cell table:number-columns-repeated="3" table:style-name="ce148"/>
          <table:table-cell table:style-name="ce146"/>
          <table:table-cell table:number-columns-repeated="3" table:style-name="ce148"/>
          <table:table-cell table:number-columns-repeated="3" table:style-name="ce146"/>
          <table:table-cell table:style-name="ce147"/>
          <table:table-cell table:style-name="ce146"/>
          <table:table-cell table:number-columns-repeated="3" table:style-name="ce145"/>
          <table:table-cell table:style-name="ce144"/>
          <table:table-cell table:number-columns-repeated="16359" table:style-name="ce142"/>
        </table:table-row>
        <table:table-row table:style-name="ro31">
          <table:table-cell table:style-name="ce143"/>
          <table:table-cell table:number-columns-repeated="23" table:style-name="ce142"/>
          <table:table-cell office:value-type="string" table:style-name="ce81">
            <text:p>內政部戶政司 民國106年1月4日編製</text:p>
          </table:table-cell>
          <table:table-cell table:number-columns-repeated="16359" table:style-name="ce142"/>
        </table:table-row>
        <table:table-row table:style-name="ro40">
          <table:table-cell table:style-name="ce141"/>
          <table:table-cell table:number-columns-repeated="16383" table:style-name="ce140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1">
          <table:table-cell table:style-name="ce1">
            <draw:frame draw:z-index="2" draw:id="id1" draw:style-name="a1" draw:name="Object 4" svg:x="0in" svg:y="0in" svg:width="6.675in" svg:height="9.65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2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2公式.xls'#速年月別" table:style-name="ta5">
        <table:table-source xlink:href="file:///D:/0662/01.速報/105年/速報-105.12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2公式.xls'#速縣市別" table:style-name="ta5">
        <table:table-source xlink:href="file:///D:/0662/01.速報/105年/速報-105.12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2公式.xls'#當月速報連結" table:style-name="ta5">
        <table:table-source xlink:href="file:///D:/0662/01.速報/105年/速報-105.12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2公式.xls'#縣市排序公式" table:style-name="ta5">
        <table:table-source xlink:href="file:///D:/0662/01.速報/105年/速報-105.12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2公式.xls'#06-人口增加&amp;生死結離" table:style-name="ta5">
        <table:table-source xlink:href="file:///D:/0662/01.速報/105年/速報-105.12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2公式.xls'#原始速報登打-公式" table:style-name="ta5">
        <table:table-source xlink:href="file:///D:/0662/01.速報/105年/速報-105.12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2公式.xls'#160" table:style-name="ta5">
        <table:table-source xlink:href="file:///D:/0662/01.速報/105年/速報-105.12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2公式.xls'#170" table:style-name="ta5">
        <table:table-source xlink:href="file:///D:/0662/01.速報/105年/速報-105.12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2公式.xls'#上月縣市別" table:style-name="ta5">
        <table:table-source xlink:href="file:///D:/0662/01.速報/105年/速報-105.12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2公式.xls'#本月-上月&gt;15%公式" table:style-name="ta5">
        <table:table-source xlink:href="file:///D:/0662/01.速報/105年/速報-105.12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03單一年齡-列印前2頁" table:style-name="ta5">
        <table:table-source xlink:href="file:///D:/0662/A.上網月報(含1科)/105年/10512/新表號04,05,速報3階段年齡-連結(公式)檔105.12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速報-年齡結構-新(列印版)" table:style-name="ta5">
        <table:table-source xlink:href="file:///D:/0662/A.上網月報(含1科)/105年/10512/新表號04,05,速報3階段年齡-連結(公式)檔105.12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04年齡結構-列印版" table:style-name="ta5">
        <table:table-source xlink:href="file:///D:/0662/A.上網月報(含1科)/105年/10512/新表號04,05,速報3階段年齡-連結(公式)檔105.12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04年齡結構-(貼值-上網版)" table:style-name="ta5">
        <table:table-source xlink:href="file:///D:/0662/A.上網月報(含1科)/105年/10512/新表號04,05,速報3階段年齡-連結(公式)檔105.12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上月速報年齡結構" table:style-name="ta5">
        <table:table-source xlink:href="file:///D:/0662/A.上網月報(含1科)/105年/10512/新表號04,05,速報3階段年齡-連結(公式)檔105.12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本月-上月速報年齡結構(增減)" table:style-name="ta5">
        <table:table-source xlink:href="file:///D:/0662/A.上網月報(含1科)/105年/10512/新表號04,05,速報3階段年齡-連結(公式)檔105.12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人口指標0-2,6" table:style-name="ta5">
        <table:table-source xlink:href="file:///D:/0662/A.上網月報(含1科)/105年/10512/新表號04,05,速報3階段年齡-連結(公式)檔105.12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年齡結構-另給司長-不用" table:style-name="ta5">
        <table:table-source xlink:href="file:///D:/0662/A.上網月報(含1科)/105年/10512/新表號04,05,速報3階段年齡-連結(公式)檔105.12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速報-3階段年齡結構-不用" table:style-name="ta5">
        <table:table-source xlink:href="file:///D:/0662/A.上網月報(含1科)/105年/10512/新表號04,05,速報3階段年齡-連結(公式)檔105.12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2" number:min-integer-digits="1" number:grouping="true"/>
    </number:number-style>
    <number:number-style style:name="N60P1">
      <number:text>－</number:text>
      <number:number number:decimal-places="2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 </number:text>
      <number:number number:decimal-places="2" number:min-integer-digits="1" number:grouping="true"/>
    </number:number-style>
    <number:number-style style:name="N62P1">
      <number:text>－   </number:text>
      <number:number number:decimal-places="2" number:min-integer-digits="1" number:grouping="true"/>
    </number:number-style>
    <number:text-style style:name="N62P2">
      <number:text>—</number:text>
    </number:text-style>
    <number:text-style style:name="N62"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</number:text>
      <number:number number:decimal-places="2" number:min-integer-digits="1" number:grouping="true"/>
      <number:text> </number:text>
    </number:number-style>
    <number:number-style style:name="N67P1">
      <number:text> (</number:text>
      <number:number number:decimal-places="2" number:min-integer-digits="1" number:grouping="true"/>
      <number:text>)</number:text>
    </number:number-style>
    <number:text-style style:name="N67P2">
      <number:text> - </number:text>
    </number:text-style>
    <number:text-style style:name="N67">
      <number:text> </number:text>
      <number:text-content/>
      <number:text> </number:text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">
      <number:number number:decimal-places="6" number:min-integer-digits="1"/>
      <number:text> </number:text>
    </number:number-style>
    <number:number-style style:name="N69P0">
      <number:number number:decimal-places="2" number:min-integer-digits="1" number:grouping="true"/>
    </number:number-style>
    <number:number-style style:name="N69P1">
      <number:text>–</number:text>
      <number:number number:decimal-places="2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number number:decimal-places="0" number:min-integer-digits="1" number:grouping="true"/>
    </number:number-style>
    <number:number-style style:name="N70P1">
      <number:text>-</number:text>
      <number:number number:decimal-places="0" number:min-integer-digits="1" number:grouping="true"/>
    </number:number-style>
    <number:text-style style:name="N70">
      <number:text>－</number:text>
      <style:map style:condition="value()&gt;0" style:apply-style-name="N70P0"/>
      <style:map style:condition="value()&lt;0" style:apply-style-name="N70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1-04T01:42:09Z</meta:creation-date>
    <dc:date>2017-01-05T01:48:12Z</dc:date>
    <meta:print-date>2017-01-04T01:52:26Z</meta:print-date>
  </office:meta>
</office:document-meta>
</file>